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15.403cm"/>
      <style:paragraph-properties style:writing-mode="lr-tb"/>
    </style:style>
    <style:style style:name="pr8" style:family="presentation" style:parent-style-name="Default-notes">
      <style:graphic-properties draw:fill-color="#ffffff" fo:min-height="11.01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14.166cm"/>
      <style:paragraph-properties style:writing-mode="lr-tb"/>
    </style:style>
    <style:style style:name="pr10" style:family="presentation" style:parent-style-name="Default-notes">
      <style:graphic-properties draw:fill-color="#ffffff" fo:min-height="6.297cm"/>
      <style:paragraph-properties style:writing-mode="lr-tb"/>
    </style:style>
    <style:style style:name="pr11" style:family="presentation" style:parent-style-name="Default-outline1">
      <style:graphic-properties draw:textarea-vertical-align="middle" draw:auto-grow-height="true" fo:min-height="14.433cm"/>
      <style:paragraph-properties style:writing-mode="lr-tb"/>
    </style:style>
    <style:style style:name="pr12" style:family="presentation" style:parent-style-name="Default-notes">
      <style:graphic-properties draw:fill-color="#ffffff" fo:min-height="14.167cm"/>
      <style:paragraph-properties style:writing-mode="lr-tb"/>
    </style:style>
    <style:style style:name="pr13" style:family="presentation" style:parent-style-name="Default-outline1">
      <style:graphic-properties draw:textarea-vertical-align="middle" fo:min-height="15.661cm"/>
      <style:paragraph-properties style:writing-mode="lr-tb"/>
    </style:style>
    <style:style style:name="pr14" style:family="presentation" style:parent-style-name="Default-notes">
      <style:graphic-properties draw:fill-color="#ffffff" fo:min-height="11.29cm"/>
      <style:paragraph-properties style:writing-mode="lr-tb"/>
    </style:style>
    <style:style style:name="pr15" style:family="presentation" style:parent-style-name="Default-notes">
      <style:graphic-properties draw:fill-color="#ffffff" fo:min-height="12.593cm"/>
      <style:paragraph-properties style:writing-mode="lr-tb"/>
    </style:style>
    <style:style style:name="pr16" style:family="presentation" style:parent-style-name="Default-outline1">
      <style:graphic-properties draw:textarea-vertical-align="middle" fo:min-height="12.18cm"/>
      <style:paragraph-properties style:writing-mode="lr-tb"/>
    </style:style>
    <style:style style:name="pr17" style:family="presentation" style:parent-style-name="Default-notes">
      <style:graphic-properties draw:fill-color="#ffffff" fo:min-height="8.658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Default-outline1">
      <style:graphic-properties draw:textarea-vertical-align="middle" fo:min-height="13.985cm"/>
      <style:paragraph-properties style:writing-mode="lr-tb"/>
    </style:style>
    <style:style style:name="pr20" style:family="presentation" style:parent-style-name="Default-outline1">
      <style:graphic-properties draw:textarea-vertical-align="middle" fo:min-height="13.875cm"/>
      <style:paragraph-properties style:writing-mode="lr-tb"/>
    </style:style>
    <style:style style:name="pr21" style:family="presentation" style:parent-style-name="Default-notes">
      <style:graphic-properties draw:fill-color="#ffffff" fo:min-height="3.149cm"/>
      <style:paragraph-properties style:writing-mode="lr-tb"/>
    </style:style>
    <style:style style:name="pr22" style:family="presentation" style:parent-style-name="Default-outline1">
      <style:graphic-properties draw:textarea-vertical-align="middle" fo:min-height="14.941cm"/>
      <style:paragraph-properties style:writing-mode="lr-tb"/>
    </style:style>
    <style:style style:name="pr23" style:family="presentation" style:parent-style-name="Default-notes">
      <style:graphic-properties draw:fill-color="#ffffff" fo:min-height="5.51cm"/>
      <style:paragraph-properties style:writing-mode="lr-tb"/>
    </style:style>
    <style:style style:name="pr24" style:family="presentation" style:parent-style-name="Default-outline1">
      <style:graphic-properties draw:textarea-vertical-align="middle" fo:min-height="13.989cm"/>
      <style:paragraph-properties style:writing-mode="lr-tb"/>
    </style:style>
    <style:style style:name="pr25" style:family="presentation" style:parent-style-name="Default-outline1">
      <style:graphic-properties draw:textarea-vertical-align="middle" fo:min-height="14.111cm"/>
      <style:paragraph-properties style:writing-mode="lr-tb"/>
    </style:style>
    <style:style style:name="pr26" style:family="presentation" style:parent-style-name="Default-outline1">
      <style:graphic-properties draw:textarea-vertical-align="middle" fo:min-height="15.771cm"/>
      <style:paragraph-properties style:writing-mode="lr-tb"/>
    </style:style>
    <style:style style:name="pr27" style:family="presentation" style:parent-style-name="Default-outline1">
      <style:graphic-properties draw:textarea-vertical-align="middle" fo:min-height="12.95cm"/>
      <style:paragraph-properties style:writing-mode="lr-tb"/>
    </style:style>
    <style:style style:name="pr28" style:family="presentation" style:parent-style-name="Default-notes">
      <style:graphic-properties draw:fill-color="#ffffff" fo:min-height="13.38cm"/>
      <style:paragraph-properties style:writing-mode="lr-tb"/>
    </style:style>
    <style:style style:name="pr29" style:family="presentation" style:parent-style-name="Default-outline1">
      <style:graphic-properties fo:min-height="12.387cm"/>
      <style:paragraph-properties style:writing-mode="lr-tb"/>
    </style:style>
    <style:style style:name="pr30" style:family="presentation" style:parent-style-name="Default-outline1">
      <style:graphic-properties fo:min-height="14.111cm"/>
      <style:paragraph-properties style:writing-mode="lr-tb"/>
    </style:style>
    <style:style style:name="pr31" style:family="presentation" style:parent-style-name="Default-outline1">
      <style:graphic-properties draw:textarea-vertical-align="middle" fo:min-height="15.256cm"/>
      <style:paragraph-properties style:writing-mode="lr-tb"/>
    </style:style>
    <style:style style:name="pr32" style:family="presentation" style:parent-style-name="Default-outline1">
      <style:graphic-properties draw:textarea-vertical-align="middle" fo:min-height="14.531cm"/>
      <style:paragraph-properties style:writing-mode="lr-tb"/>
    </style:style>
    <style:style style:name="pr33" style:family="presentation" style:parent-style-name="Default-notes">
      <style:graphic-properties draw:fill-color="#ffffff" fo:min-height="0.788cm"/>
      <style:paragraph-properties style:writing-mode="lr-tb"/>
    </style:style>
    <style:style style:name="pr34" style:family="presentation" style:parent-style-name="Default-outline1">
      <style:graphic-properties draw:textarea-vertical-align="middle" fo:min-height="14.216cm"/>
      <style:paragraph-properties style:writing-mode="lr-tb"/>
    </style:style>
    <style:style style:name="pr35" style:family="presentation" style:parent-style-name="Default-outline1">
      <style:graphic-properties fo:min-height="13.859cm"/>
      <style:paragraph-properties style:writing-mode="lr-tb"/>
    </style:style>
    <style:style style:name="pr36" style:family="presentation" style:parent-style-name="Default-outline1">
      <style:graphic-properties draw:textarea-vertical-align="middle" fo:min-height="13.537cm"/>
      <style:paragraph-properties style:writing-mode="lr-tb"/>
    </style:style>
    <style:style style:name="pr37" style:family="presentation" style:parent-style-name="Default-outline1">
      <style:graphic-properties draw:textarea-vertical-align="middle" fo:min-height="15.046cm"/>
      <style:paragraph-properties style:writing-mode="lr-tb"/>
    </style:style>
    <style:style style:name="pr38" style:family="presentation" style:parent-style-name="Default-outline1">
      <style:graphic-properties draw:textarea-vertical-align="middle" fo:min-height="13.434cm"/>
      <style:paragraph-properties style:writing-mode="lr-tb"/>
    </style:style>
    <style:style style:name="pr39" style:family="presentation" style:parent-style-name="Default-outline1">
      <style:graphic-properties draw:textarea-vertical-align="middle" fo:min-height="14.901cm"/>
      <style:paragraph-properties style:writing-mode="lr-tb"/>
    </style:style>
    <style:style style:name="pr40" style:family="presentation" style:parent-style-name="Default-outline1">
      <style:graphic-properties fo:min-height="14.156cm"/>
      <style:paragraph-properties style:writing-mode="lr-tb"/>
    </style:style>
    <style:style style:name="pr41" style:family="presentation" style:parent-style-name="Default-notes">
      <style:graphic-properties draw:fill-color="#ffffff" fo:min-height="7.084cm"/>
      <style:paragraph-properties style:writing-mode="lr-tb"/>
    </style:style>
    <style:style style:name="pr42" style:family="presentation" style:parent-style-name="Default-notes">
      <style:graphic-properties draw:fill-color="#ffffff" fo:min-height="3.936cm"/>
      <style:paragraph-properties style:writing-mode="lr-tb"/>
    </style:style>
    <style:style style:name="pr43" style:family="presentation" style:parent-style-name="Default-notes">
      <style:graphic-properties draw:fill-color="#ffffff" fo:min-height="11.806cm"/>
      <style:paragraph-properties style:writing-mode="lr-tb"/>
    </style:style>
    <style:style style:name="pr44" style:family="presentation" style:parent-style-name="Default-outline1">
      <style:graphic-properties fo:min-height="12.247cm"/>
      <style:paragraph-properties style:writing-mode="lr-tb"/>
    </style:style>
    <style:style style:name="pr45" style:family="presentation" style:parent-style-name="Default-outline1">
      <style:graphic-properties draw:textarea-vertical-align="middle" fo:min-height="12.268cm"/>
      <style:paragraph-properties style:writing-mode="lr-tb"/>
    </style:style>
    <style:style style:name="pr46" style:family="presentation" style:parent-style-name="Default-outline1">
      <style:graphic-properties draw:textarea-vertical-align="middle" fo:min-height="12.691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style:font-name="Consolas" fo:font-size="16pt" style:font-name-asian="Consolas" style:font-size-asian="16pt" style:font-name-complex="Consolas" style:font-size-complex="16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top="0cm" fo:margin-bottom="0cm" style:text-autospace="none"/>
      <style:text-properties style:font-name="Consolas5" fo:font-size="20pt" style:font-name-asian="Consolas5" style:font-size-asian="20pt" style:font-name-complex="Consolas5" style:font-size-complex="20pt"/>
    </style:style>
    <style:style style:name="P15" style:family="paragraph">
      <style:paragraph-properties fo:margin-top="0cm" fo:margin-bottom="0cm" style:text-autospace="none"/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P16" style:family="paragraph">
      <style:paragraph-properties fo:margin-top="0cm" fo:margin-bottom="0cm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top="0cm" fo:margin-bottom="0cm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cm" fo:margin-bottom="0cm"/>
      <style:text-properties fo:font-size="26pt" style:font-size-asian="26pt" style:font-size-complex="26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style:font-name="Consolas6" fo:font-size="16pt" style:font-size-asian="16pt" style:font-size-complex="16pt"/>
    </style:style>
    <style:style style:name="P23" style:family="paragraph">
      <style:paragraph-properties fo:margin-top="0cm" fo:margin-bottom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4" style:family="paragraph">
      <style:paragraph-properties fo:margin-left="0cm" fo:margin-right="0cm" fo:margin-top="0cm" fo:margin-bottom="0cm" fo:text-indent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5" style:family="paragraph">
      <style:paragraph-properties fo:margin-top="0cm" fo:margin-bottom="0cm"/>
      <style:text-properties fo:font-size="12pt" style:font-size-asian="12pt" style:font-size-complex="12pt"/>
    </style:style>
    <style:style style:name="P26" style:family="paragraph">
      <style:paragraph-properties fo:margin-top="0cm" fo:margin-bottom="0cm"/>
      <style:text-properties fo:font-size="22pt" style:font-size-asian="22pt" style:font-size-complex="22pt"/>
    </style:style>
    <style:style style:name="P27" style:family="paragraph">
      <style:paragraph-properties fo:margin-top="0cm" fo:margin-bottom="0cm"/>
      <style:text-properties fo:font-size="18pt" style:font-size-asian="18pt" style:font-size-complex="18pt"/>
    </style:style>
    <style:style style:name="P28" style:family="paragraph">
      <style:paragraph-properties fo:margin-top="0cm" fo:margin-bottom="0cm" style:text-autospace="none"/>
      <style:text-properties style:font-name="Consolas3" fo:font-size="16pt" style:font-name-asian="Consolas5" style:font-size-asian="16pt" style:font-name-complex="Consolas5" style:font-size-complex="16pt"/>
    </style:style>
    <style:style style:name="P29" style:family="paragraph">
      <style:paragraph-properties fo:margin-top="0cm" fo:margin-bottom="0cm" style:text-autospace="none"/>
      <style:text-properties fo:color="#000000" loext:opacity="100%" style:font-name="Consolas3" fo:font-size="16pt" style:font-name-asian="Consolas5" style:font-size-asian="16pt" style:font-name-complex="Consolas5" style:font-size-complex="16pt"/>
    </style:style>
    <style:style style:name="P30" style:family="paragraph">
      <style:paragraph-properties fo:margin-top="0cm" fo:margin-bottom="0cm"/>
      <style:text-properties style:font-name="Consolas3" fo:font-size="16pt" style:font-size-asian="16pt" style:font-size-complex="16pt"/>
    </style:style>
    <style:style style:name="P31" style:family="paragraph">
      <style:paragraph-properties fo:margin-top="0cm" fo:margin-bottom="0cm" style:text-autospace="none"/>
      <style:text-properties style:font-name="Consolas5" fo:font-size="14pt" style:font-name-asian="Consolas5" style:font-size-asian="14pt" style:font-name-complex="Consolas5" style:font-size-complex="14pt"/>
    </style:style>
    <style:style style:name="P32" style:family="paragraph">
      <style:paragraph-properties fo:margin-top="0cm" fo:margin-bottom="0cm" style:text-autospace="none"/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P33" style:family="paragraph">
      <style:paragraph-properties fo:margin-left="0.6cm" fo:margin-right="0cm" fo:margin-top="0cm" fo:margin-bottom="0.499cm" fo:text-indent="-0.6cm"/>
    </style:style>
    <style:style style:name="P34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35" style:family="paragraph">
      <style:paragraph-properties fo:margin-left="0cm" fo:margin-right="0cm" fo:margin-top="0cm" fo:margin-bottom="0.4cm" fo:text-indent="0cm"/>
    </style:style>
    <style:style style:name="P36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37" style:family="paragraph">
      <style:paragraph-properties fo:margin-top="0cm" fo:margin-bottom="0cm"/>
      <style:text-properties style:font-name="Consolas3" fo:font-size="20pt" style:font-size-asian="20pt" style:font-size-complex="20pt"/>
    </style:style>
    <style:style style:name="P38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text-properties fo:font-size="26pt" style:font-size-asian="26pt" style:font-size-complex="26pt"/>
    </style:style>
    <style:style style:name="P41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P42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008080" loext:opacity="100%" style:font-name="Consolas" fo:font-size="16pt" style:font-name-asian="Consolas" style:font-size-asian="16pt" style:font-name-complex="Consolas" style:font-size-complex="16pt"/>
    </style:style>
    <style:style style:name="T4" style:family="text">
      <style:text-properties fo:color="#3f7f7f" loext:opacity="100%" style:font-name="Consolas" fo:font-size="16pt" style:font-name-asian="Consolas" style:font-size-asian="16pt" style:font-name-complex="Consolas" style:font-size-complex="16pt"/>
    </style:style>
    <style:style style:name="T5" style:family="text">
      <style:text-properties style:font-name="Consolas" fo:font-size="16pt" style:font-name-asian="Consolas" style:font-size-asian="16pt" style:font-name-complex="Consolas" style:font-size-complex="16pt"/>
    </style:style>
    <style:style style:name="T6" style:family="text">
      <style:text-properties fo:color="#7f007f" loext:opacity="100%" style:font-name="Consolas" fo:font-size="16pt" style:font-name-asian="Consolas" style:font-size-asian="16pt" style:font-name-complex="Consolas" style:font-size-complex="16pt"/>
    </style:style>
    <style:style style:name="T7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8" style:family="text">
      <style:text-properties fo:color="#2a00ff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9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10" style:family="text">
      <style:text-properties fo:color="#008080" loext:opacity="100%" style:font-name="Consolas5" fo:font-size="16pt" style:font-name-asian="Consolas5" style:font-size-asian="16pt" style:font-name-complex="Consolas5" style:font-size-complex="16pt"/>
    </style:style>
    <style:style style:name="T11" style:family="text">
      <style:text-properties fo:color="#3f7f7f" loext:opacity="100%" style:font-name="Consolas5" fo:font-size="16pt" style:font-name-asian="Consolas5" style:font-size-asian="16pt" style:font-name-complex="Consolas5" style:font-size-complex="16pt"/>
    </style:style>
    <style:style style:name="T12" style:family="text">
      <style:text-properties fo:color="#7f007f" loext:opacity="100%" style:font-name="Consolas5" fo:font-size="16pt" style:font-name-asian="Consolas5" style:font-size-asian="16pt" style:font-name-complex="Consolas5" style:font-size-complex="16pt"/>
    </style:style>
    <style:style style:name="T13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14" style:family="text">
      <style:text-properties fo:color="#2a00ff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" style:family="text">
      <style:text-properties fo:color="#7f0055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6" style:family="text">
      <style:text-properties fo:color="#000000" loext:opacity="100%" style:font-name="Consolas" fo:font-size="14pt" style:font-name-asian="Consolas" style:font-size-asian="14pt" style:font-name-complex="Consolas" style:font-size-complex="14pt"/>
    </style:style>
    <style:style style:name="T17" style:family="text">
      <style:text-properties fo:color="#000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8" style:family="text">
      <style:text-properties style:font-name="Consolas" fo:font-size="14pt" style:font-name-asian="Consolas" style:font-size-asian="14pt" style:font-name-complex="Consolas" style:font-size-complex="14pt"/>
    </style:style>
    <style:style style:name="T19" style:family="text">
      <style:text-properties fo:color="#000080" loext:opacity="100%" style:font-name="Consolas" fo:font-size="14pt" style:font-name-asian="Consolas" style:font-size-asian="14pt" style:font-name-complex="Consolas" style:font-size-complex="14pt"/>
    </style:style>
    <style:style style:name="T20" style:family="text">
      <style:text-properties fo:color="#000000" loext:opacity="100%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21" style:family="text">
      <style:text-properties fo:color="#008000" loext:opacity="100%" style:font-name="Consolas" fo:font-size="14pt" style:font-name-asian="Consolas" style:font-size-asian="14pt" style:font-name-complex="Consolas" style:font-size-complex="14pt"/>
    </style:style>
    <style:style style:name="T22" style:family="text">
      <style:text-properties fo:color="#000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6" style:family="text">
      <style:text-properties fo:color="#6a3e3e" loext:opacity="100%" style:font-name="Consolas" fo:font-size="14pt" style:font-name-asian="Consolas" style:font-size-asian="14pt" style:font-name-complex="Consolas" style:font-size-complex="14pt"/>
    </style:style>
    <style:style style:name="T27" style:family="text">
      <style:text-properties fo:color="#808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8" style:family="text">
      <style:text-properties fo:color="#8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9" style:family="text">
      <style:text-properties fo:color="#00808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0" style:family="text">
      <style:text-properties fo:color="#00000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1" style:family="text">
      <style:text-properties fo:color="#0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32" style:family="text">
      <style:text-properties fo:color="#7f0055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33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34" style:family="text">
      <style:text-properties fo:color="#000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0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37" style:family="text">
      <style:text-properties fo:color="#000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38" style:family="text">
      <style:text-properties fo:color="#000000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39" style:family="text">
      <style:text-properties fo:color="#7f0055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0" style:family="text">
      <style:text-properties fo:color="#00000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1" style:family="text">
      <style:text-properties fo:color="#00008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2" style:family="text">
      <style:text-properties fo:color="#6a3e3e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3" style:family="text">
      <style:text-properties fo:color="#000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44" style:family="text">
      <style:text-properties fo:color="#00000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45" style:family="text">
      <style:text-properties fo:color="#008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46" style:family="text">
      <style:text-properties fo:color="#6a3e3e" loext:opacity="100%" style:font-name="Consolas" fo:font-size="16pt" style:font-name-asian="Consolas" style:font-size-asian="16pt" style:font-name-complex="Consolas" style:font-size-complex="16pt"/>
    </style:style>
    <style:style style:name="T47" style:family="text">
      <style:text-properties fo:color="#000000" loext:opacity="100%" style:text-outline="false" style:text-line-through-style="none" style:text-line-through-type="none" style:font-name="Consolas" fo:font-size="16pt" fo:text-shadow="none" style:text-underline-style="none" style:letter-kerning="true" style:font-name-asian="Consolas" style:font-size-asian="16pt" style:font-name-complex="Consolas" style:font-size-complex="16pt" style:text-emphasize="none" style:font-relief="none" style:text-overline-style="none" style:text-overline-color="font-color"/>
    </style:style>
    <style:style style:name="T48" style:family="text">
      <style:text-properties fo:color="#00808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bold" style:font-name-complex="Consolas" style:font-size-complex="16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bold" style:font-name-complex="Consolas" style:font-size-complex="16pt" style:font-weight-complex="bold" style:text-emphasize="none" style:font-relief="none" style:text-overline-style="none" style:text-overline-color="font-color"/>
    </style:style>
    <style:style style:name="T51" style:family="text">
      <style:text-properties fo:color="#6a3e3e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bold" style:font-name-complex="Consolas" style:font-size-complex="16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Consolas" fo:font-size="16pt" fo:text-shadow="none" style:text-underline-style="none" fo:font-weight="normal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6a3e3e" loext:opacity="100%" style:text-outline="false" style:text-line-through-style="none" style:text-line-through-type="none" style:font-name="Consolas" fo:font-size="16pt" fo:text-shadow="none" style:text-underline-style="none" fo:font-weight="normal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onsolas" fo:font-size="16pt" fo:font-style="italic" fo:text-shadow="none" style:text-underline-style="none" fo:font-weight="normal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7f0055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6" style:family="text">
      <style:text-properties fo:color="#000000" loext:opacity="100%" style:font-name="Consolas" fo:font-size="24pt" style:font-name-asian="Consolas" style:font-size-asian="24pt" style:font-name-complex="Consolas" style:font-size-complex="24pt"/>
    </style:style>
    <style:style style:name="T57" style:family="text">
      <style:text-properties fo:color="#000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8" style:family="text">
      <style:text-properties style:font-name="Consolas" fo:font-size="24pt" style:font-name-asian="Consolas" style:font-size-asian="24pt" style:font-name-complex="Consolas" style:font-size-complex="24pt"/>
    </style:style>
    <style:style style:name="T59" style:family="text">
      <style:text-properties fo:color="#00000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60" style:family="text">
      <style:text-properties fo:color="#008000" loext:opacity="100%" style:font-name="Consolas" fo:font-size="24pt" style:font-name-asian="Consolas" style:font-size-asian="24pt" style:font-name-complex="Consolas" style:font-size-complex="24pt"/>
    </style:style>
    <style:style style:name="T61" style:family="text">
      <style:text-properties fo:color="#000080" loext:opacity="100%" style:font-name="Consolas" fo:font-size="24pt" style:font-name-asian="Consolas" style:font-size-asian="24pt" style:font-name-complex="Consolas" style:font-size-complex="24pt"/>
    </style:style>
    <style:style style:name="T62" style:family="text">
      <style:text-properties fo:color="#6a3e3e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63" style:family="text">
      <style:text-properties fo:color="#6a3e3e" loext:opacity="100%" style:font-name="Consolas" fo:font-size="24pt" style:font-name-asian="Consolas" style:font-size-asian="24pt" style:font-name-complex="Consolas" style:font-size-complex="24pt"/>
    </style:style>
    <style:style style:name="T64" style:family="text">
      <style:text-properties fo:color="#808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65" style:family="text">
      <style:text-properties fo:color="#7f0055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6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67" style:family="text">
      <style:text-properties fo:color="#000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8" style:family="text">
      <style:text-properties style:font-name="Consolas" fo:font-size="26pt" style:font-name-asian="Consolas" style:font-size-asian="26pt" style:font-name-complex="Consolas" style:font-size-complex="26pt"/>
    </style:style>
    <style:style style:name="T69" style:family="text">
      <style:text-properties fo:color="#000080" loext:opacity="100%" style:font-name="Consolas" fo:font-size="26pt" style:font-name-asian="Consolas" style:font-size-asian="26pt" style:font-name-complex="Consolas" style:font-size-complex="26pt"/>
    </style:style>
    <style:style style:name="T70" style:family="text">
      <style:text-properties fo:color="#808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71" style:family="text">
      <style:text-properties fo:color="#00000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72" style:family="text">
      <style:text-properties fo:color="#6a3e3e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73" style:family="text">
      <style:text-properties fo:color="#6a3e3e" loext:opacity="100%" style:font-name="Consolas" fo:font-size="26pt" style:font-name-asian="Consolas" style:font-size-asian="26pt" style:font-name-complex="Consolas" style:font-size-complex="26pt"/>
    </style:style>
    <style:style style:name="T74" style:family="text">
      <style:text-properties fo:color="#000000" loext:opacity="100%" style:font-name="Consolas" fo:font-size="26pt" fo:font-style="italic" style:font-name-asian="Consolas" style:font-size-asian="26pt" style:font-style-asian="italic" style:font-name-complex="Consolas" style:font-size-complex="26pt" style:font-style-complex="italic"/>
    </style:style>
    <style:style style:name="T75" style:family="text">
      <style:text-properties fo:color="#808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6" style:family="text">
      <style:text-properties fo:color="#7f0055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7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78" style:family="text">
      <style:text-properties fo:color="#000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9" style:family="text">
      <style:text-properties style:font-name="Consolas" fo:font-size="20pt" style:font-name-asian="Consolas" style:font-size-asian="20pt" style:font-name-complex="Consolas" style:font-size-complex="20pt"/>
    </style:style>
    <style:style style:name="T80" style:family="text">
      <style:text-properties fo:color="#000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81" style:family="text">
      <style:text-properties fo:color="#0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82" style:family="text">
      <style:text-properties fo:color="#000080" loext:opacity="100%" style:font-name="Consolas" fo:font-size="20pt" style:font-name-asian="Consolas" style:font-size-asian="20pt" style:font-name-complex="Consolas" style:font-size-complex="20pt"/>
    </style:style>
    <style:style style:name="T83" style:family="text">
      <style:text-properties fo:color="#808000" loext:opacity="100%" style:font-name="Consolas" fo:font-size="20pt" style:font-name-asian="Consolas" style:font-size-asian="20pt" style:font-name-complex="Consolas" style:font-size-complex="20pt"/>
    </style:style>
    <style:style style:name="T84" style:family="text">
      <style:text-properties fo:color="#008000" loext:opacity="100%" style:font-name="Consolas" fo:font-size="20pt" style:font-name-asian="Consolas" style:font-size-asian="20pt" style:font-name-complex="Consolas" style:font-size-complex="20pt"/>
    </style:style>
    <style:style style:name="T85" style:family="text">
      <style:text-properties fo:color="#000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86" style:family="text">
      <style:text-properties fo:color="#008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87" style:family="text">
      <style:text-properties fo:color="#0066cc" loext:opacity="100%" style:font-name="Consolas6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88" style:family="text">
      <style:text-properties fo:color="#ff0000" loext:opacity="100%" style:font-name="Consolas6" fo:font-size="16pt" style:font-name-asian="Consolas" style:font-size-asian="16pt" style:font-name-complex="Consolas" style:font-size-complex="16pt"/>
    </style:style>
    <style:style style:name="T89" style:family="text">
      <style:text-properties fo:color="#000000" loext:opacity="100%" style:font-name="Consolas6" fo:font-size="16pt" style:font-name-asian="Consolas" style:font-size-asian="16pt" style:font-name-complex="Consolas" style:font-size-complex="16pt"/>
    </style:style>
    <style:style style:name="T90" style:family="text">
      <style:text-properties style:font-name="Consolas6" fo:font-size="16pt" style:font-name-asian="Consolas" style:font-size-asian="16pt" style:font-name-complex="Consolas" style:font-size-complex="16pt"/>
    </style:style>
    <style:style style:name="T91" style:family="text">
      <style:text-properties fo:color="#808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92" style:family="text"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3" style:family="text">
      <style:text-properties fo:color="#808000" loext:opacity="100%" style:font-name="Consolas5" fo:font-size="20pt" style:font-name-asian="Consolas5" style:font-size-asian="20pt" style:font-name-complex="Consolas5" style:font-size-complex="20pt"/>
    </style:style>
    <style:style style:name="T94" style:family="text">
      <style:text-properties fo:color="#8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5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style:letter-kerning="true" style:font-name-asian="Consolas5" style:font-size-asian="20pt" style:font-style-asian="normal" style:font-name-complex="Consolas5" style:font-size-complex="20pt" style:font-style-complex="normal" style:text-emphasize="none" style:font-relief="none" style:text-overline-style="none" style:text-overline-color="font-color"/>
    </style:style>
    <style:style style:name="T96" style:family="text">
      <style:text-properties fo:color="#000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7f0055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8000" loext:opacity="100%" style:font-name="Consolas5" fo:font-size="20pt" style:font-name-asian="Consolas5" style:font-size-asian="20pt" style:font-name-complex="Consolas5" style:font-size-complex="20pt"/>
    </style:style>
    <style:style style:name="T102" style:family="text">
      <style:text-properties fo:color="#0066cc" loext:opacity="100%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103" style:family="text">
      <style:text-properties fo:color="#ff0000" loext:opacity="100%" style:font-name="Consolas" fo:font-size="12pt" style:font-name-asian="Consolas" style:font-size-asian="12pt" style:font-name-complex="Consolas" style:font-size-complex="12pt"/>
    </style:style>
    <style:style style:name="T104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10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06" style:family="text">
      <style:text-properties fo:color="#7f0055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7" style:family="text">
      <style:text-properties fo:color="#000000" loext:opacity="100%" style:font-name="Consolas5" fo:font-size="22pt" style:font-name-asian="Consolas5" style:font-size-asian="22pt" style:font-name-complex="Consolas5" style:font-size-complex="22pt"/>
    </style:style>
    <style:style style:name="T108" style:family="text">
      <style:text-properties fo:color="#000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9" style:family="text">
      <style:text-properties style:font-name="Consolas5" fo:font-size="22pt" style:font-name-asian="Consolas5" style:font-size-asian="22pt" style:font-name-complex="Consolas5" style:font-size-complex="22pt"/>
    </style:style>
    <style:style style:name="T110" style:family="text">
      <style:text-properties fo:color="#808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1" style:family="text">
      <style:text-properties fo:color="#008080" loext:opacity="100%" style:font-name="Consolas5" fo:font-size="22pt" fo:font-style="italic" fo:font-weight="bold" style:font-name-asian="Consolas5" style:font-size-asian="22pt" style:font-style-asian="italic" style:font-weight-asian="bold" style:font-name-complex="Consolas5" style:font-size-complex="22pt" style:font-style-complex="italic" style:font-weight-complex="bold"/>
    </style:style>
    <style:style style:name="T112" style:family="text">
      <style:text-properties fo:color="#000080" loext:opacity="100%" style:font-name="Consolas5" fo:font-size="22pt" style:font-name-asian="Consolas5" style:font-size-asian="22pt" style:font-name-complex="Consolas5" style:font-size-complex="22pt"/>
    </style:style>
    <style:style style:name="T113" style:family="text">
      <style:text-properties fo:color="#00000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4" style:family="text">
      <style:text-properties fo:color="#6a3e3e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5" style:family="text">
      <style:text-properties fo:color="#000000" loext:opacity="100%" style:font-name="Consolas5" fo:font-size="22pt" fo:font-style="italic" style:font-name-asian="Consolas5" style:font-size-asian="22pt" style:font-style-asian="italic" style:font-name-complex="Consolas5" style:font-size-complex="22pt" style:font-style-complex="italic"/>
    </style:style>
    <style:style style:name="T116" style:family="text">
      <style:text-properties fo:color="#6a3e3e" loext:opacity="100%" style:font-name="Consolas5" fo:font-size="22pt" style:font-name-asian="Consolas5" style:font-size-asian="22pt" style:font-name-complex="Consolas5" style:font-size-complex="22pt"/>
    </style:style>
    <style:style style:name="T117" style:family="text">
      <style:text-properties fo:color="#7f0055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8" style:family="text">
      <style:text-properties fo:color="#000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9" style:family="text">
      <style:text-properties style:font-name="Consolas5" fo:font-size="16pt" style:font-name-asian="Consolas5" style:font-size-asian="16pt" style:font-name-complex="Consolas5" style:font-size-complex="16pt"/>
    </style:style>
    <style:style style:name="T120" style:family="text">
      <style:text-properties fo:color="#808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1" style:family="text">
      <style:text-properties fo:color="#008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22" style:family="text">
      <style:text-properties fo:color="#000080" loext:opacity="100%" style:font-name="Consolas5" fo:font-size="16pt" style:font-name-asian="Consolas5" style:font-size-asian="16pt" style:font-name-complex="Consolas5" style:font-size-complex="16pt"/>
    </style:style>
    <style:style style:name="T123" style:family="text">
      <style:text-properties fo:color="#000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4" style:family="text">
      <style:text-properties fo:color="#008000" loext:opacity="100%" style:font-name="Consolas5" fo:font-size="16pt" style:font-name-asian="Consolas5" style:font-size-asian="16pt" style:font-name-complex="Consolas5" style:font-size-complex="16pt"/>
    </style:style>
    <style:style style:name="T125" style:family="text">
      <style:text-properties fo:color="#6a3e3e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6" style:family="text">
      <style:text-properties fo:color="#6a3e3e" loext:opacity="100%" style:font-name="Consolas5" fo:font-size="16pt" style:font-name-asian="Consolas5" style:font-size-asian="16pt" style:font-name-complex="Consolas5" style:font-size-complex="16pt"/>
    </style:style>
    <style:style style:name="T127" style:family="text">
      <style:text-properties fo:color="#00000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28" style:family="text">
      <style:text-properties fo:color="#7f0055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9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30" style:family="text">
      <style:text-properties fo:color="#000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1" style:family="text">
      <style:text-properties style:font-name="Consolas" fo:font-size="18pt" style:font-name-asian="Consolas" style:font-size-asian="18pt" style:font-name-complex="Consolas" style:font-size-complex="18pt"/>
    </style:style>
    <style:style style:name="T132" style:family="text">
      <style:text-properties fo:color="#808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3" style:family="text">
      <style:text-properties fo:color="#008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34" style:family="text">
      <style:text-properties fo:color="#000080" loext:opacity="100%" style:font-name="Consolas" fo:font-size="18pt" style:font-name-asian="Consolas" style:font-size-asian="18pt" style:font-name-complex="Consolas" style:font-size-complex="18pt"/>
    </style:style>
    <style:style style:name="T135" style:family="text">
      <style:text-properties fo:color="#0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6" style:family="text">
      <style:text-properties fo:color="#6a3e3e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7" style:family="text">
      <style:text-properties fo:color="#000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38" style:family="text">
      <style:text-properties fo:color="#000000" loext:opacity="100%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39" style:family="text">
      <style:text-properties fo:color="#6a3e3e" loext:opacity="100%" style:font-name="Consolas" fo:font-size="18pt" style:font-name-asian="Consolas" style:font-size-asian="18pt" style:font-name-complex="Consolas" style:font-size-complex="18pt"/>
    </style:style>
    <style:style style:name="T140" style:family="text">
      <style:text-properties fo:color="#808000" loext:opacity="100%" style:font-name="Consolas5" fo:font-size="16pt" style:font-name-asian="Consolas5" style:font-size-asian="16pt" style:font-name-complex="Consolas5" style:font-size-complex="16pt"/>
    </style:style>
    <style:style style:name="T141" style:family="text">
      <style:text-properties fo:color="#7f0055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42" style:family="text">
      <style:text-properties fo:color="#000000" loext:opacity="100%" style:font-name="Consolas3" fo:font-size="16pt" style:font-name-asian="Consolas5" style:font-size-asian="16pt" style:font-name-complex="Consolas5" style:font-size-complex="16pt"/>
    </style:style>
    <style:style style:name="T143" style:family="text">
      <style:text-properties fo:color="#000080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44" style:family="text">
      <style:text-properties style:font-name="Consolas3" fo:font-size="16pt" style:font-size-asian="16pt" style:font-size-complex="16pt"/>
    </style:style>
    <style:style style:name="T145" style:family="text">
      <style:text-properties fo:color="#000000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46" style:family="text">
      <style:text-properties fo:color="#000080" loext:opacity="100%" style:font-name="Consolas3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47" style:family="text">
      <style:text-properties fo:color="#000000" loext:opacity="100%" style:font-name="Consolas3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48" style:family="text">
      <style:text-properties fo:color="#008080" loext:opacity="100%" style:font-name="Consolas3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49" style:family="text">
      <style:text-properties fo:color="#808080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50" style:family="text">
      <style:text-properties fo:color="#7f0055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1" style:family="text"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T152" style:family="text">
      <style:text-properties fo:color="#000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3" style:family="text">
      <style:text-properties style:font-name="Consolas5" fo:font-size="14pt" style:font-name-asian="Consolas5" style:font-size-asian="14pt" style:font-name-complex="Consolas5" style:font-size-complex="14pt"/>
    </style:style>
    <style:style style:name="T154" style:family="text">
      <style:text-properties fo:color="#00000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5" style:family="text">
      <style:text-properties fo:color="#6a3e3e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6" style:family="text">
      <style:text-properties fo:color="#000080" loext:opacity="100%" style:font-name="Consolas5" fo:font-size="14pt" fo:font-style="italic" fo:font-weight="bold" style:font-name-asian="Consolas5" style:font-size-asian="14pt" style:font-style-asian="italic" style:font-weight-asian="bold" style:font-name-complex="Consolas5" style:font-size-complex="14pt" style:font-style-complex="italic" style:font-weight-complex="bold"/>
    </style:style>
    <style:style style:name="T157" style:family="text">
      <style:text-properties fo:color="#000000" loext:opacity="100%" style:font-name="Consolas5" fo:font-size="14pt" fo:font-style="italic" style:font-name-asian="Consolas5" style:font-size-asian="14pt" style:font-style-asian="italic" style:font-name-complex="Consolas5" style:font-size-complex="14pt" style:font-style-complex="italic"/>
    </style:style>
    <style:style style:name="T158" style:family="text">
      <style:text-properties fo:color="#008080" loext:opacity="100%" style:font-name="Consolas5" fo:font-size="14pt" fo:font-style="italic" fo:font-weight="bold" style:font-name-asian="Consolas5" style:font-size-asian="14pt" style:font-style-asian="italic" style:font-weight-asian="bold" style:font-name-complex="Consolas5" style:font-size-complex="14pt" style:font-style-complex="italic" style:font-weight-complex="bold"/>
    </style:style>
    <style:style style:name="T159" style:family="text">
      <style:text-properties fo:color="#6a3e3e" loext:opacity="100%" style:font-name="Consolas5" fo:font-size="14pt" style:font-name-asian="Consolas5" style:font-size-asian="14pt" style:font-name-complex="Consolas5" style:font-size-complex="14pt"/>
    </style:style>
    <style:style style:name="T160" style:family="text">
      <style:text-properties fo:color="#808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6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63" style:family="text">
      <style:text-properties fo:color="#0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64" style:family="text">
      <style:text-properties fo:color="#6a3e3e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65" style:family="text">
      <style:text-properties fo:color="#6a3e3e" loext:opacity="100%" style:font-name="Consolas" fo:font-size="20pt" style:font-name-asian="Consolas" style:font-size-asian="20pt" style:font-name-complex="Consolas" style:font-size-complex="20pt"/>
    </style:style>
    <style:style style:name="T166" style:family="text">
      <style:text-properties fo:color="#000000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167" style:family="text">
      <style:text-properties fo:color="#c0c0c0" loext:opacity="100%" style:font-name="Consolas5" fo:font-size="20pt" style:font-name-asian="Consolas5" style:font-size-asian="20pt" style:font-name-complex="Consolas5" style:font-size-complex="20pt"/>
    </style:style>
    <style:style style:name="T168" style:family="text">
      <style:text-properties fo:color="#008000" loext:opacity="100%" style:font-name="Consolas5" fo:font-size="14pt" style:font-name-asian="Consolas5" style:font-size-asian="14pt" style:font-name-complex="Consolas5" style:font-size-complex="14pt"/>
    </style:style>
    <style:style style:name="T169" style:family="text">
      <style:text-properties style:font-name="Consolas5" fo:font-size="20pt" style:font-name-asian="Consolas5" style:font-size-asian="20pt" style:font-name-complex="Consolas5" style:font-size-complex="20pt"/>
    </style:style>
    <style:style style:name="T170" style:family="text">
      <style:text-properties fo:color="#6a3e3e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71" style:family="text">
      <style:text-properties fo:color="#6a3e3e" loext:opacity="100%" style:font-name="Consolas5" fo:font-size="20pt" style:font-name-asian="Consolas5" style:font-size-asian="20pt" style:font-name-complex="Consolas5" style:font-size-complex="20pt"/>
    </style:style>
    <style:style style:name="T172" style:family="text">
      <style:text-properties fo:color="#000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73" style:family="text">
      <style:text-properties fo:color="#c0c0c0" loext:opacity="100%" style:font-name="Consolas5" fo:font-size="16pt" style:font-name-asian="Consolas5" style:font-size-asian="16pt" style:font-name-complex="Consolas5" style:font-size-complex="16pt"/>
    </style:style>
    <style:style style:name="T174" style:family="text">
      <style:text-properties fo:color="#008080" loext:opacity="100%" style:font-name="Consolas3" fo:font-size="16pt" style:font-name-asian="Consolas5" style:font-size-asian="16pt" style:font-name-complex="Consolas5" style:font-size-complex="16pt"/>
    </style:style>
    <style:style style:name="T175" style:family="text">
      <style:text-properties fo:color="#3f7f7f" loext:opacity="100%" style:font-name="Consolas3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176" style:family="text">
      <style:text-properties style:font-name="Consolas3" fo:font-size="16pt" style:font-name-asian="Consolas5" style:font-size-asian="16pt" style:font-name-complex="Consolas5" style:font-size-complex="16pt"/>
    </style:style>
    <style:style style:name="T177" style:family="text">
      <style:text-properties fo:color="#7f007f" loext:opacity="100%" style:font-name="Consolas3" fo:font-size="16pt" style:font-name-asian="Consolas5" style:font-size-asian="16pt" style:font-name-complex="Consolas5" style:font-size-complex="16pt"/>
    </style:style>
    <style:style style:name="T178" style:family="text">
      <style:text-properties fo:color="#2a00ff" loext:opacity="100%" style:font-name="Consolas3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79" style:family="text">
      <style:text-properties fo:color="#3f7f7f" loext:opacity="100%" style:font-name="Consolas3" fo:font-size="16pt" style:font-name-asian="Consolas5" style:font-size-asian="16pt" style:font-name-complex="Consolas5" style:font-size-complex="16pt"/>
    </style:style>
    <style:style style:name="T180" style:family="text">
      <style:text-properties fo:color="#7f0055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182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808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7f0055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7" style:family="text"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T188" style:family="text">
      <style:text-properties fo:color="#000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9" style:family="text">
      <style:text-properties fo:color="#008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90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91" style:family="text">
      <style:text-properties fo:color="#00000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92" style:family="text">
      <style:text-properties fo:color="#000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93" style:family="text">
      <style:text-properties fo:color="#808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94" style:family="text">
      <style:text-properties fo:color="#c0c0c0" loext:opacity="100%" style:font-name="Consolas5" fo:font-size="12pt" style:font-name-asian="Consolas5" style:font-size-asian="12pt" style:font-name-complex="Consolas5" style:font-size-complex="12pt"/>
    </style:style>
    <style:style style:name="T195" style:family="text">
      <style:text-properties fo:color="#c0c0c0" loext:opacity="100%" style:font-name="Consolas5" fo:font-size="12pt" style:text-underline-style="solid" style:text-underline-width="auto" style:text-underline-color="font-color" style:font-name-asian="Consolas5" style:font-size-asian="12pt" style:font-name-complex="Consolas5" style:font-size-complex="12pt"/>
    </style:style>
    <style:style style:name="T196" style:family="text">
      <style:text-properties fo:color="#6a3e3e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97" style:family="text">
      <style:text-properties fo:color="#6a3e3e" loext:opacity="100%" style:font-name="Consolas5" fo:font-size="12pt" style:font-name-asian="Consolas5" style:font-size-asian="12pt" style:font-name-complex="Consolas5" style:font-size-complex="12pt"/>
    </style:style>
    <style:style style:name="T198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cc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ff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color="#7f0055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06" style:family="text">
      <style:text-properties fo:color="#000000" loext:opacity="100%" style:font-name="Consolas6" fo:font-size="20pt" style:font-name-asian="Consolas" style:font-size-asian="20pt" style:font-name-complex="Consolas" style:font-size-complex="20pt"/>
    </style:style>
    <style:style style:name="T207" style:family="text">
      <style:text-properties fo:color="#000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08" style:family="text">
      <style:text-properties style:font-name="Consolas6" fo:font-size="20pt" style:font-name-asian="Consolas" style:font-size-asian="20pt" style:font-name-complex="Consolas" style:font-size-complex="20pt"/>
    </style:style>
    <style:style style:name="T209" style:family="text">
      <style:text-properties fo:color="#808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0" style:family="text">
      <style:text-properties fo:color="#000080" loext:opacity="100%" style:font-name="Consolas6" fo:font-size="20pt" style:font-name-asian="Consolas" style:font-size-asian="20pt" style:font-name-complex="Consolas" style:font-size-complex="20pt"/>
    </style:style>
    <style:style style:name="T211" style:family="text">
      <style:text-properties fo:color="#00000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2" style:family="text">
      <style:text-properties fo:color="#7f0055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214" style:family="text">
      <style:text-properties fo:color="#000080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c0c0c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8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218" style:family="text">
      <style:text-properties fo:color="#000080" loext:opacity="100%" style:font-name="Consolas5" fo:font-size="20pt" style:font-name-asian="Consolas5" style:font-size-asian="20pt" style:font-name-complex="Consolas5" style:font-size-complex="20pt"/>
    </style:style>
    <style:style style:name="T219" style:family="text">
      <style:text-properties fo:color="#7f0055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0" style:family="text">
      <style:text-properties fo:color="#000000" loext:opacity="100%" style:font-name="Consolas3" fo:font-size="20pt" style:font-name-asian="Consolas5" style:font-size-asian="20pt" style:font-name-complex="Consolas5" style:font-size-complex="20pt"/>
    </style:style>
    <style:style style:name="T221" style:family="text">
      <style:text-properties fo:color="#000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2" style:family="text">
      <style:text-properties style:font-name="Consolas3" fo:font-size="20pt" style:font-name-asian="Consolas5" style:font-size-asian="20pt" style:font-name-complex="Consolas5" style:font-size-complex="20pt"/>
    </style:style>
    <style:style style:name="T223" style:family="text">
      <style:text-properties fo:color="#00000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4" style:family="text">
      <style:text-properties fo:color="#808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5" style:family="text">
      <style:text-properties fo:color="#6a3e3e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6" style:family="text">
      <style:text-properties fo:color="#808000" loext:opacity="100%" style:font-name="Consolas3" fo:font-size="20pt" style:font-name-asian="Consolas5" style:font-size-asian="20pt" style:font-name-complex="Consolas5" style:font-size-complex="20pt"/>
    </style:style>
    <style:style style:name="T227" style:family="text">
      <style:text-properties fo:color="#008000" loext:opacity="100%" style:font-name="Consolas3" fo:font-size="20pt" style:font-name-asian="Consolas5" style:font-size-asian="20pt" style:font-name-complex="Consolas5" style:font-size-complex="20pt"/>
    </style:style>
    <style:style style:name="T228" style:family="text">
      <style:text-properties fo:color="#6a3e3e" loext:opacity="100%" style:font-name="Consolas3" fo:font-size="20pt" style:font-name-asian="Consolas5" style:font-size-asian="20pt" style:font-name-complex="Consolas5" style:font-size-complex="20pt"/>
    </style:style>
    <style:style style:name="T229" style:family="text">
      <style:text-properties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30" style:family="text">
      <style:text-properties fo:color="#00808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color="#8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32" style:family="text">
      <style:text-properties fo:color="#00000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33" style:family="text">
      <style:text-properties fo:color="#7f0055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34" style:family="text">
      <style:text-properties fo:color="#808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color="#8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8080" loext:opacity="100%" style:font-name="Consolas5" fo:font-size="20pt" style:font-name-asian="Consolas5" style:font-size-asian="20pt" style:font-name-complex="Consolas5" style:font-size-complex="20pt"/>
    </style:style>
    <style:style style:name="T238" style:family="text">
      <style:text-properties fo:color="#3f7f7f" loext:opacity="100%" style:font-name="Consolas5" fo:font-size="20pt" style:font-name-asian="Consolas5" style:font-size-asian="20pt" style:font-name-complex="Consolas5" style:font-size-complex="20pt"/>
    </style:style>
    <style:style style:name="T239" style:family="text">
      <style:text-properties fo:color="#7f007f" loext:opacity="100%" style:font-name="Consolas5" fo:font-size="20pt" style:font-name-asian="Consolas5" style:font-size-asian="20pt" style:font-name-complex="Consolas5" style:font-size-complex="20pt"/>
    </style:style>
    <style:style style:name="T240" style:family="text">
      <style:text-properties fo:color="#2a00ff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41" style:family="text">
      <style:text-properties fo:color="#808000" loext:opacity="100%" style:font-name="Consolas" fo:font-size="18pt" style:font-name-asian="Consolas" style:font-size-asian="18pt" style:font-name-complex="Consolas" style:font-size-complex="18pt"/>
    </style:style>
    <style:style style:name="T242" style:family="text">
      <style:text-properties fo:color="#008000" loext:opacity="100%" style:font-name="Consolas" fo:font-size="18pt" style:font-name-asian="Consolas" style:font-size-asian="18pt" style:font-name-complex="Consolas" style:font-size-complex="18pt"/>
    </style:style>
    <style:style style:name="T243" style:family="text">
      <style:text-properties fo:color="#808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244" style:family="text">
      <style:text-properties fo:font-size="26pt" style:font-size-asian="26pt" style:font-size-complex="26pt"/>
    </style:style>
    <style:style style:name="T245" style:family="text">
      <style:text-properties fo:color="#000080" loext:opacity="100%" style:font-name="Consolas5" fo:font-size="12pt" style:font-name-asian="Consolas5" style:font-size-asian="12pt" style:font-name-complex="Consolas5" style:font-size-complex="12pt"/>
    </style:style>
    <style:style style:name="T246" style:family="text">
      <style:text-properties fo:color="#008000" loext:opacity="100%" style:font-name="Consolas5" fo:font-size="12pt" style:font-name-asian="Consolas5" style:font-size-asian="12pt" style:font-name-complex="Consolas5" style:font-size-complex="12pt"/>
    </style:style>
    <style:style style:name="T247" style:family="text">
      <style:text-properties fo:color="#00000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T248" style:family="text">
      <style:text-properties fo:color="#000000" loext:opacity="100%" style:text-line-through-style="solid" style:text-line-through-type="single" style:font-name="Consolas5" fo:font-size="12pt" style:font-name-asian="Consolas5" style:font-size-asian="12pt" style:font-name-complex="Consolas5" style:font-size-complex="12pt"/>
    </style:style>
    <style:style style:name="T24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 xlink:type="simple">https://github.com/FrigoCoder/</text:a></text:span></text:p>
            <text:p><text:span text:style-name="T1"><text:a xlink:href="mailto:frigocoder@gmail.com" xlink:type="simple">frigocoder@gmail.com</text:a></text:span></text:p>
            <text:p><text:span text:style-name="T1"><text:a xlink:href="mailto:sandor.orosz@icellmobilsoft.hu" xlink:type="simple">sandor.orosz@icellmobilsoft.hu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 text:style-name="P2">Last time I have presented this was 2 years ago.</text:p>
              <text:p text:style-name="P2">I have not used CDI since, so my skills are a bit rusty.</text:p>
              <text:p text:style-name="P2">I have changed many slides from the original presentation, this made things a bit complicated.</text:p>
              <text:p text:style-name="P2">I want to explain how CDI works before explaining features, so that you will have a better understanding how it implements any particular featu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a xlink:href="http://www.cdi-spec.org/" xlink:type="simple">http://www.cdi-spec.org/</text:a></text:p>
              </text:list-item>
              <text:list-item>
                <text:p><text:a xlink:href="https://jakarta.ee/specifications/cdi/" xlink:type="simple">https://jakarta.ee/specifications/cdi/</text:a></text:p>
              </text:list-item>
              <text:list-item>
                <text:p>Java EE 6+ standard and central feature</text:p>
              </text:list-item>
              <text:list-item>
                <text:p>Created to unify and integrate other Java EE technologies: EJB, JSF, EL, JSP, Servlets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pecification can be found in HTML and PDF formats.</text:p>
              <text:p>Central feature of Java EE 6 and onwards.</text:p>
              <text:p>..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09-10: @Inject JSR-330 (Java EE 6)</text:p>
                <text:list>
                  <text:list-item>
                    <text:p>Dependency Injection for Java</text:p>
                  </text:list-item>
                  <text:list-item>
                    <text:p>Informally known as AtInject</text:p>
                  </text:list-item>
                  <text:list-item>
                    <text:p>Result of Guice and Spring standardization</text:p>
                  </text:list-item>
                </text:list>
              </text:list-item>
              <text:list-item>
                <text:p>2009-12: CDI 1.0 JSR-299 (Java EE 6)</text:p>
                <text:list>
                  <text:list-item>
                    <text:p>Contexts and Dependency Injection for the Java EE Platform, formerly known as Web Beans</text:p>
                  </text:list-item>
                  <text:list-item>
                    <text:p>Result of EJB and JSF standardization</text:p>
                  </text:list-item>
                  <text:list-item>
                    <text:p>CDI implements the @Inject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Guice and Spring communities had started to specify the basics of injection as “JSR-330: Dependency Injection for Java” nicknamed <text:s/>“AtInject”.</text:span></text:p>
              <text:p><text:span text:style-name="T2">At the same time under the name of “Web Beans” the CDI specification was created to fill the gaps between EJB at backend and JSF at the view layer.</text:span></text:p>
              <text:p><text:span text:style-name="T2">Collaboration resulted in the AtInject and CDI expert groups working closely together to ensure a common solution across dependency injection frameworks.</text:span></text:p>
              <text:p><text:span text:style-name="T2">As a result CDI fully implements the AtInject specification, just like Guice and Spring.</text:span></text:p>
              <text:p><text:span text:style-name="T2">CDI and AtInject are both included in Java EE 6, and thus an integral part of almost all Java EE server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  <text:list-item>
                <text:p>2019-09: CDI 2.0 (Jakarta EE 8)</text:p>
              </text:list-item>
              <text:list-item>
                <text:p>2020-07: CDI 3.0 (Jakarta EE 9)</text:p>
              </text:list-item>
              <text:list-item>
                <text:p>2022-04: CDI 4.0 (Jakarta EE 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then underwent some additional revisions, adding new features in the process.</text:span></text:p>
              <text:p><text:span text:style-name="T2">The specifications and the changelogs detail precisely what changed in each revision.</text:span></text:p>
              <text:p><text:span text:style-name="T2">CDI 1.1 introduced lot of new features, like half of them</text:span></text:p>
              <text:p><text:span text:style-name="T2">CDI 1.2 contains clarifications and corrections</text:span></text:p>
              <text:p><text:span text:style-name="T2">CDI 2.0 also introduced new features like support for Java Standard Edition</text:span></text:p>
              <text:p><text:span text:style-name="T2">CDI 3.0 saw the move to Jakarta EE namespaces</text:span></text:p>
              <text:p><text:span text:style-name="T2">CDI 4.0 introduced CDI Lite and Full and module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</text:p>
          </draw:text-box>
        </draw:frame>
        <draw:frame presentation:style-name="pr7" draw:layer="layout" svg:width="25.199cm" svg:height="15.403cm" svg:x="1.4cm" svg:y="4.9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Java EE technologies are APIs, it is up to third party vendors to provide implementations, which are then certified by Oracle.</text:p>
              <text:p>JBoss Weld is the reference implementation, it is tested to death and the best implementation so far. I highly recommend you use JBoss Weld instead of other implementations.</text:p>
              <text:p>WebSphere Liberty prior to a certain version used Apache OpenWebBeans or maybe its own implementation, I can not remember at the moment, after that certain revision they started using JBoss Weld instead.</text:p>
              <text:p text:style-name="P5">I have never heard of Resin so I can not comment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layer="layout" svg:width="25.199cm" svg:height="14.166cm" svg:x="1.4cm" svg:y="4.77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SE application (since CDI 2.0)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api/core/core-impl/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6.297cm" svg:x="2.159cm" svg:y="13.271cm" presentation:class="notes" presentation:user-transformed="true">
            <draw:text-box>
              <text:p>You need to do some minimal configuration.</text:p>
              <text:p>You need a Java EE application server, or you have to bootstrap CDI from your Java SE application.</text:p>
              <text:p>You have to import a Maven dependency, either the Java EE or the CDI API, or one of the Weld deps.</text:p>
              <text:p>Beans.xml is no longer necessary, but it is preferred to set bean-discovery-mode to ALL for best experience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14.433cm" svg:x="1.4cm" svg:y="4.627cm" presentation:class="outline" presentation:user-transformed="true">
          <draw:text-box>
            <text:p text:style-name="P6"><text:span text:style-name="T3">&lt;</text:span><text:span text:style-name="T4">project</text:span><text:span text:style-name="T5"> </text:span><text:span text:style-name="T6">xmlns</text:span><text:span text:style-name="T7">=</text:span><text:span text:style-name="T8">"http://maven.apache.org/POM/4.0.0"</text:span><text:span text:style-name="T5"> </text:span></text:p>
            <text:p text:style-name="P6"><text:span text:style-name="T5"><text:s text:c="4"/></text:span><text:span text:style-name="T6">xmlns:xsi</text:span><text:span text:style-name="T7">=</text:span><text:span text:style-name="T8">"http://www.w3.org/2001/XMLSchema-instance"</text:span><text:span text:style-name="T5"> </text:span><text:span text:style-name="T6">xsi:schemaLocation</text:span><text:span text:style-name="T7">=</text:span><text:span text:style-name="T8">"http://maven.apache.org/POM/4.0.0 http://maven.apache.org/maven-v4_0_0.xsd"</text:span><text:span text:style-name="T3">&gt;</text:span></text:p>
            <text:p text:style-name="P6"><text:span text:style-name="T7"><text:s text:c="4"/></text:span><text:span text:style-name="T3">&lt;</text:span><text:span text:style-name="T4">modelVersion</text:span><text:span text:style-name="T3">&gt;</text:span><text:span text:style-name="T7">4.0.0</text:span><text:span text:style-name="T3">&lt;/</text:span><text:span text:style-name="T4">modelVersion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groupId</text:span><text:span text:style-name="T3">&gt;</text:span><text:span text:style-name="T9">frigo</text:span><text:span text:style-name="T3">&lt;/</text:span><text:span text:style-name="T4">groupId</text:span><text:span text:style-name="T3">&gt;</text:span></text:p>
            <text:p text:style-name="P6"><text:span text:style-name="T7"><text:s text:c="4"/></text:span><text:span text:style-name="T3">&lt;</text:span><text:span text:style-name="T4">artifactId</text:span><text:span text:style-name="T3">&gt;</text:span><text:span text:style-name="T9">cdi</text:span><text:span text:style-name="T3">&lt;/</text:span><text:span text:style-name="T4">artifactId</text:span><text:span text:style-name="T3">&gt;</text:span></text:p>
            <text:p text:style-name="P6"><text:span text:style-name="T7"><text:s text:c="4"/></text:span><text:span text:style-name="T3">&lt;</text:span><text:span text:style-name="T4">version</text:span><text:span text:style-name="T3">&gt;</text:span><text:span text:style-name="T7">1.0.0-SNAPSHOT</text:span><text:span text:style-name="T3">&lt;/</text:span><text:span text:style-name="T4">version</text:span><text:span text:style-name="T3">&gt;</text:span></text:p>
            <text:p text:style-name="P6"><text:span text:style-name="T7"><text:s text:c="4"/></text:span><text:span text:style-name="T3">&lt;</text:span><text:span text:style-name="T4">packaging</text:span><text:span text:style-name="T3">&gt;</text:span><text:span text:style-name="T7">war</text:span><text:span text:style-name="T3">&lt;/</text:span><text:span text:style-name="T4">packaging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7"><text:s text:c="8"/></text:span><text:span text:style-name="T3">&lt;</text:span><text:span text:style-name="T4">dependency</text:span><text:span text:style-name="T3">&gt;</text:span></text:p>
            <text:p text:style-name="P6"><text:span text:style-name="T7"><text:s text:c="12"/></text:span><text:span text:style-name="T3">&lt;</text:span><text:span text:style-name="T4">groupId</text:span><text:span text:style-name="T3">&gt;</text:span><text:span text:style-name="T9">javax</text:span><text:span text:style-name="T3">&lt;/</text:span><text:span text:style-name="T4">groupId</text:span><text:span text:style-name="T3">&gt;</text:span></text:p>
            <text:p text:style-name="P6"><text:span text:style-name="T7"><text:s text:c="12"/></text:span><text:span text:style-name="T3">&lt;</text:span><text:span text:style-name="T4">artifactId</text:span><text:span text:style-name="T3">&gt;</text:span><text:span text:style-name="T9">javaee</text:span><text:span text:style-name="T7">-</text:span><text:span text:style-name="T9">api</text:span><text:span text:style-name="T3">&lt;/</text:span><text:span text:style-name="T4">artifactId</text:span><text:span text:style-name="T3">&gt;</text:span></text:p>
            <text:p text:style-name="P6"><text:span text:style-name="T7"><text:s text:c="12"/></text:span><text:span text:style-name="T3">&lt;</text:span><text:span text:style-name="T4">version</text:span><text:span text:style-name="T3">&gt;</text:span><text:span text:style-name="T7">8.0.1</text:span><text:span text:style-name="T3">&lt;/</text:span><text:span text:style-name="T4">version</text:span><text:span text:style-name="T3">&gt;</text:span></text:p>
            <text:p text:style-name="P6"><text:span text:style-name="T7"><text:s text:c="8"/></text:span><text:span text:style-name="T3">&lt;/</text:span><text:span text:style-name="T4">dependency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/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3">&lt;/</text:span><text:span text:style-name="T4">project</text:span><text:span text:style-name="T3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s.xml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5"> </text:span><text:span text:style-name="T12">xmlns</text:span><text:span text:style-name="T13">=</text:span><text:span text:style-name="T14">"https://jakarta.ee/xml/ns/jakartaee"</text:span></text:p>
            <text:p text:style-name="P8"><text:span text:style-name="T5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5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5"><text:s text:c="4"/></text:span><text:span text:style-name="T12">version</text:span><text:span text:style-name="T13">=</text:span><text:span text:style-name="T14">"4.0"</text:span><text:span text:style-name="T5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4" draw:layer="layout" svg:width="17.271cm" svg:height="14.167cm" svg:x="2.159cm" svg:y="13.271cm" presentation:class="notes" presentation:user-transformed="true">
            <draw:text-box>
              <text:p><text:span text:style-name="T2">Dependency Injection is a basic feature, if you annotate a field with @Inject CDI will try its best to inject that particular dependency by some rules.</text:span></text:p>
              <text:p><text:span text:style-name="T2">CDI also manages contextes and life cycles, for example it is responsible for creating and tearing down request scoped beans.</text:span></text:p>
              <text:p><text:span text:style-name="T2">Aspect Oriented Programming makes it possible to add logic around constructors and methods in the form of delegates and interceptors.</text:span></text:p>
              <text:p><text:span text:style-name="T2">With event bus you can send and receive messages, without coupling your beans together, it is extensively used in CDI itself.</text:span></text:p>
              <text:p><text:span text:style-name="T2">With portable extensions you can create frameworks or extensions that run on any CDI compliant container.</text:span></text:p>
              <text:p><text:span text:style-name="T2">CDI injects by type first and foremost and not names, unlike some other dependency injection frameworks you can not create a runtime type error.</text:span></text:p>
              <text:p><text:span text:style-name="T2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out CDI</text:p>
          </draw:text-box>
        </draw:frame>
        <draw:frame presentation:style-name="pr13" draw:text-style-name="P10" draw:layer="layout" svg:width="25.199cm" svg:height="15.661cm" svg:x="1.4cm" svg:y="4.017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6"><text:span text:style-name="T23"><text:s text:c="12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5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6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6">e</text:span><text:span text:style-name="T16">;</text:span></text:p>
            <text:p text:style-name="P8"><text:span text:style-name="T16"><text:s text:c="8"/></text:span><text:span text:style-name="T16">}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Let’s start with an example, first without CDI.</text:p>
              <text:p>Here is how a database replicator class looks like.</text:p>
              <text:p>This class is wrong because it does like 5 things:</text:p>
              <text:p>Creates a logger and handles logging.</text:p>
              <text:p>Reads properties from a hardcoded property file.</text:p>
              <text:p>Creates source and target database abstractions.</text:p>
              <text:p>Does the actual business logic of database replication</text:p>
              <text:p>And finally handles exceptions, although very poorly.</text:p>
              <text:p>Business logic is mixed in with unnecessary side logic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 CDI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Cdi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Source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Target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Log</text:span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6"><text:span text:style-name="T23"><text:s text:c="8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CDI simplifies the database replicator into this.</text:p>
              <text:p>We inject the source and target databases.</text:p>
              <text:p>We use annotations to handle logging and exceptions.</text:p>
              <text:p>And we just do the business logic for replication.</text:p>
              <text:p>Side logic were moved out of this class,</text:p>
              <text:p>into producers, interceptors and other classes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Source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Source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sourceBase(), </text:span><text:span text:style-name="T19">config</text:span><text:span text:style-name="T16">.sourceUser(), </text:span><text:span text:style-name="T19">config</text:span><text:span text:style-name="T16">.source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Here we have the source database producer.</text:p>
              <text:p>Whenever we request a database that is annotated with @Source, like within our replication class, CDI will look up this producer, it will recognize that this producer method creates such a database, and it will call that to create such a source database</text:p>
              <text:p>And we have also moved the configuration outside, so we inject the configuration class, where we read the properties of the source database, like URL, username, and password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Target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Target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targetBase(), </text:span><text:span text:style-name="T19">config</text:span><text:span text:style-name="T16">.targetUser(), </text:span><text:span text:style-name="T19">config</text:span><text:span text:style-name="T16">.target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Likewise for target database it is the exact same thing.</text:span></text:p>
              <text:p><text:span text:style-name="T2">We have a target database producer, which works from a configuration, and again it creates a new database, with target URL, username, and password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27">@Interceptor</text:span><text:span text:style-name="T27"><text:line-break/></text:span><text:span text:style-name="T27">@Log</text:span><text:span text:style-name="T27"><text:line-break/></text:span><text:span text:style-name="T27">@Priority</text:span><text:span text:style-name="T22">(</text:span><text:span text:style-name="T27">Interceptor</text:span><text:span text:style-name="T22">.</text:span><text:span text:style-name="T17">Priority</text:span><text:span text:style-name="T22">.</text:span><text:span text:style-name="T28">APPLICATION</text:span><text:span text:style-name="T22">)</text:span><text:span text:style-name="T22"><text:line-break/></text:span><text:span text:style-name="T15">public</text:span><text:span text:style-name="T22"> </text:span><text:span text:style-name="T15">class</text:span><text:span text:style-name="T22"> </text:span><text:span text:style-name="T17">LogInterceptor</text:span><text:span text:style-name="T22"> {</text:span><text:span text:style-name="T22"><text:line-break/></text:span><text:span text:style-name="T22"><text:line-break/></text:span><text:span text:style-name="T22"> <text:s text:c="3"/></text:span><text:span text:style-name="T27">@AroundInvoke</text:span><text:span text:style-name="T27"><text:line-break/></text:span><text:span text:style-name="T22"> <text:s text:c="3"/></text:span><text:span text:style-name="T15">public</text:span><text:span text:style-name="T22"> </text:span><text:span text:style-name="T17">Object</text:span><text:span text:style-name="T22"> log(</text:span><text:span text:style-name="T29">InvocationContext</text:span><text:span text:style-name="T22"> </text:span><text:span text:style-name="T25">ic</text:span><text:span text:style-name="T22">) </text:span><text:span text:style-name="T15">throws</text:span><text:span text:style-name="T22"> </text:span><text:span text:style-name="T17">Throwable</text:span><text:span text:style-name="T22"> {</text:span><text:span text:style-name="T22"><text:line-break/></text:span><text:span text:style-name="T22"> <text:s text:c="7"/></text:span><text:span text:style-name="T17">Class</text:span><text:span text:style-name="T22">&lt;?&gt; </text:span><text:span text:style-name="T25">clazz</text:span><text:span text:style-name="T22"> = </text:span><text:span text:style-name="T25">ic</text:span><text:span text:style-name="T22">.</text:span><text:span text:style-name="T30">getTarget</text:span><text:span text:style-name="T22">().getClass();</text:span><text:span text:style-name="T22"><text:line-break/></text:span><text:span text:style-name="T22"> <text:s text:c="7"/></text:span><text:span text:style-name="T17">Logger</text:span><text:span text:style-name="T22"> </text:span><text:span text:style-name="T25">logger</text:span><text:span text:style-name="T22"> = </text:span><text:span text:style-name="T17">Logger</text:span><text:span text:style-name="T22">.</text:span><text:span text:style-name="T30">getLogger</text:span><text:span text:style-name="T22">(</text:span><text:span text:style-name="T25">clazz</text:span><text:span text:style-name="T22">.getName());</text:span><text:span text:style-name="T22"><text:line-break/></text:span><text:span text:style-name="T22"> <text:s text:c="7"/></text:span><text:span text:style-name="T17">String</text:span><text:span text:style-name="T22"> </text:span><text:span text:style-name="T25">method</text:span><text:span text:style-name="T22"> = </text:span><text:span text:style-name="T25">ic</text:span><text:span text:style-name="T22">.</text:span><text:span text:style-name="T30">getMethod</text:span><text:span text:style-name="T22">().getName();</text:span><text:span text:style-name="T22"><text:line-break/></text:span><text:span text:style-name="T22"> <text:s text:c="7"/></text:span><text:span text:style-name="T15">try</text:span><text:span text:style-name="T22">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Start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7">Object</text:span><text:span text:style-name="T22"> </text:span><text:span text:style-name="T25">result</text:span><text:span text:style-name="T22"> = </text:span><text:span text:style-name="T25">ic</text:span><text:span text:style-name="T22">.</text:span><text:span text:style-name="T30">proceed</text:span><text:span text:style-name="T22">();</text:span><text:span text:style-name="T22"><text:line-break/></text:span><text:span text:style-name="T22"> <text:s text:c="11"/></text:span><text:span text:style-name="T25">logger</text:span><text:span text:style-name="T22">.info(</text:span><text:span text:style-name="T31">"End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5">return</text:span><text:span text:style-name="T22"> </text:span><text:span text:style-name="T25">result</text:span><text:span text:style-name="T22">;</text:span><text:span text:style-name="T22"><text:line-break/></text:span><text:span text:style-name="T22"> <text:s text:c="7"/>} </text:span><text:span text:style-name="T15">catch</text:span><text:span text:style-name="T22"> (</text:span><text:span text:style-name="T17">Exception</text:span><text:span text:style-name="T22"> </text:span><text:span text:style-name="T25">e</text:span><text:span text:style-name="T22">)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Exception "</text:span><text:span text:style-name="T22"> + </text:span><text:span text:style-name="T25">e</text:span><text:span text:style-name="T22">);</text:span><text:span text:style-name="T22"><text:line-break/></text:span><text:span text:style-name="T22"> <text:s text:c="11"/></text:span><text:span text:style-name="T15">throw</text:span><text:span text:style-name="T22"> </text:span><text:span text:style-name="T25">e</text:span><text:span text:style-name="T22">;</text:span><text:span text:style-name="T22"><text:line-break/></text:span><text:span text:style-name="T27"> <text:s text:c="7"/>}</text:span><text:span text:style-name="T27"><text:line-break/></text:span><text:span text:style-name="T27"> <text:s text:c="3"/>}</text:span><text:span text:style-name="T27"><text:line-break/>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1.29cm" svg:x="2.159cm" svg:y="13.271cm" presentation:class="notes" presentation:user-transformed="true">
            <draw:text-box>
              <text:p>And we have a log interceptor, which is scary at first, but do not be afraid, it won’t hurt you very much.</text:p>
              <text:p>Interceptors can wrap around methods or constructors, and they can insert additional logic around them.</text:p>
              <text:p>We are going to talk about them in detail, for the moment this particular interceptor logs the start and end of the method, any any exception that is thrown.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nvironment in which applications execute</text:p>
              </text:list-item>
              <text:list-item>
                <text:p>Bootstraps your application</text:p>
              </text:list-item>
              <text:list-item>
                <text:p>Provides all CDI features</text:p>
              </text:list-item>
              <text:list-item>
                <text:p>Manages beans and bean resolution</text:p>
              </text:list-item>
              <text:list-item>
                <text:p>Manages contexts and bean lifecycle</text:p>
              </text:list-item>
              <text:list-item>
                <text:p>Manages decoration and interception</text:p>
              </text:list-item>
              <text:list-item>
                <text:p>Manages events and callb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All CDI implementations have to provide a container.</text:p>
              <text:p>This is the framework which constructs and executes your application.</text:p>
              <text:p>This container is responsible for implementing all features of CDI.</text:p>
              <text:p>The container creates the bean graph of your application, and wedges itself into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 in Java EE</text:p>
          </draw:text-box>
        </draw:frame>
        <draw:frame presentation:style-name="pr16" draw:text-style-name="P16" draw:layer="layout" svg:width="25.199cm" svg:height="12.18cm" svg:x="1.4cm" svg:y="4.914cm" presentation:class="outline">
          <draw:text-box>
            <text:p text:style-name="P14"><text:span text:style-name="T32">public</text:span><text:span text:style-name="T33"> </text:span><text:span text:style-name="T32">class</text:span><text:span text:style-name="T33"> </text:span><text:span text:style-name="T34">ContainerExample</text:span><text:span text:style-name="T33"> {</text:span></text:p>
            <text:p text:style-name="P14"><text:span text:style-name="T35"/></text:p>
            <text:p text:style-name="P14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example</text:span><text:span text:style-name="T33">() {</text:span></text:p>
            <text:p text:style-name="P14"><text:span text:style-name="T33"><text:s text:c="8"/></text:span><text:span text:style-name="T37">CDI</text:span><text:span text:style-name="T33">.</text:span><text:span text:style-name="T38">current</text:span><text:span text:style-name="T33">().</text:span><text:span text:style-name="T38">select</text:span><text:span text:style-name="T33">(</text:span><text:span text:style-name="T34">GreeterClient</text:span><text:span text:style-name="T33">.</text:span><text:span text:style-name="T32">class</text:span><text:span text:style-name="T33">).</text:span><text:span text:style-name="T38">get</text:span><text:span text:style-name="T33">().greet();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 in Java SE<text:line-break/></text:p>
          </draw:text-box>
        </draw:frame>
        <draw:frame presentation:style-name="pr5" draw:text-style-name="P9" draw:layer="layout" svg:width="25.199cm" svg:height="13.859cm" svg:x="1.4cm" svg:y="6.124cm" presentation:class="outline" presentation:user-transformed="true">
          <draw:text-box>
            <text:p text:style-name="P8"><text:span text:style-name="T39">public</text:span><text:span text:style-name="T7"> </text:span><text:span text:style-name="T39">static</text:span><text:span text:style-name="T7"> </text:span><text:span text:style-name="T39">void</text:span><text:span text:style-name="T7"> </text:span><text:span text:style-name="T40">main</text:span><text:span text:style-name="T7"> (</text:span><text:span text:style-name="T41">String</text:span><text:span text:style-name="T7">[] </text:span><text:span text:style-name="T42">args</text:span><text:span text:style-name="T7">) {</text:span></text:p>
            <text:p text:style-name="P8"><text:span text:style-name="T7"/></text:p>
            <text:p text:style-name="P8"><text:span text:style-name="T7"><text:s text:c="4"/></text:span><text:span text:style-name="T43">SeContainerInitializer</text:span><text:span text:style-name="T7"> </text:span><text:span text:style-name="T42">initializer</text:span><text:span text:style-name="T7"> = </text:span><text:span text:style-name="T43">SeContainerInitializer</text:span><text:span text:style-name="T7">.</text:span><text:span text:style-name="T44">newInstance</text:span><text:span text:style-name="T7">();</text:span></text:p>
            <text:p text:style-name="P8"><text:span text:style-name="T7"><text:s text:c="4"/></text:span><text:span text:style-name="T39">try</text:span><text:span text:style-name="T7">( </text:span><text:span text:style-name="T45">SeContainer</text:span><text:span text:style-name="T7"> </text:span><text:span text:style-name="T42">container</text:span><text:span text:style-name="T7"> = </text:span><text:span text:style-name="T46">initializer</text:span><text:span text:style-name="T7">.</text:span><text:span text:style-name="T44">initialize</text:span><text:span text:style-name="T7">() ){</text:span></text:p>
            <text:p text:style-name="P8"><text:span text:style-name="T7"><text:s text:c="8"/></text:span><text:span text:style-name="T46">container</text:span><text:span text:style-name="T7">.</text:span><text:span text:style-name="T44">select</text:span><text:span text:style-name="T7">(</text:span><text:span text:style-name="T41">GreeterApplication</text:span><text:span text:style-name="T7">.</text:span><text:span text:style-name="T39">class</text:span><text:span text:style-name="T7">).</text:span><text:span text:style-name="T44">get</text:span><text:span text:style-name="T7">().greet();</text:span></text:p>
            <text:p text:style-name="P8"><text:span text:style-name="T7"><text:s text:c="4"/></text:span><text:span text:style-name="T7">}</text:span></text:p>
            <text:p text:style-name="P8"><text:span text:style-name="T5"/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CDI 2.0 allows us to use CDI in Java SE applications.</text:p>
              <text:p>This is how we create a CDI container, and bootstrap our application with it.</text:p>
              <text:p>Once we select our GreeterApplication and run it, it is entirely under CDI control.</text:p>
              <text:p>SeContainer implements the Instance interface.</text:p>
              <text:p>The select method selects the appropriate bean, there are multiple select methods that accept annotations, classes, or typeliterals.</text:p>
              <text:p>The get method returns the bean if there is one and only one bean that satisfies the selection.</text:p>
              <text:p>The greet method is the application’s own method.</text:p>
              <text:p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stom deployment in Java SE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43">SeContainerInitializer</text:span><text:span text:style-name="T7"> </text:span><text:span text:style-name="T42">initializer</text:span><text:span text:style-name="T7"> = </text:span><text:span text:style-name="T43">SeContainerInitializer</text:span><text:span text:style-name="T7">.</text:span><text:span text:style-name="T44">newInstance</text:span><text:span text:style-name="T7">();</text:span></text:p>
            <text:p text:style-name="P8"><text:span text:style-name="T46">initializer</text:span><text:span text:style-name="T7">.</text:span><text:span text:style-name="T44">disableDiscovery</text:span><text:span text:style-name="T7">();</text:span></text:p>
            <text:p text:style-name="P8"><text:span text:style-name="T46">initializer</text:span><text:span text:style-name="T7">.</text:span><text:span text:style-name="T44">addBeanClasses</text:span><text:span text:style-name="T7">(</text:span><text:span text:style-name="T41">GreeterClient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addBeanClasses</text:span><text:span text:style-name="T7">(</text:span><text:span text:style-name="T41">User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addBeanClasses</text:span><text:span text:style-name="T7">(</text:span><text:span text:style-name="T41">EnglishHelloService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enableDecorators</text:span><text:span text:style-name="T7">(</text:span><text:span text:style-name="T41">HelloDecorator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enableInterceptors</text:span><text:span text:style-name="T7">(</text:span><text:span text:style-name="T41">LogInterceptor</text:span><text:span text:style-name="T7">.</text:span><text:span text:style-name="T39">class</text:span><text:span text:style-name="T7">);</text:span></text:p>
            <text:p text:style-name="P8"><text:span text:style-name="T5"/></text:p>
            <text:p text:style-name="P8"><text:span text:style-name="T39">try</text:span><text:span text:style-name="T7">( </text:span><text:span text:style-name="T45">SeContainer</text:span><text:span text:style-name="T7"> </text:span><text:span text:style-name="T42">container</text:span><text:span text:style-name="T7"> = </text:span><text:span text:style-name="T46">initializer</text:span><text:span text:style-name="T7">.</text:span><text:span text:style-name="T44">initialize</text:span><text:span text:style-name="T7">() ){</text:span></text:p>
            <text:p text:style-name="P8"><text:span text:style-name="T47"><text:s text:c="4"/></text:span><text:span text:style-name="T48">Instance</text:span><text:span text:style-name="T49">&lt;</text:span><text:span text:style-name="T50">GreeterClient</text:span><text:span text:style-name="T47">&gt; </text:span><text:span text:style-name="T51">instance</text:span><text:span text:style-name="T52"> = </text:span><text:span text:style-name="T53">container</text:span><text:span text:style-name="T52">.</text:span><text:span text:style-name="T54">select</text:span><text:span text:style-name="T49">(</text:span><text:span text:style-name="T41">GreeterClient</text:span><text:span text:style-name="T7">.</text:span><text:span text:style-name="T39">class</text:span><text:span text:style-name="T7">);</text:span></text:p>
            <text:p text:style-name="P8"><text:span text:style-name="T49"><text:s text:c="4"/></text:span><text:span text:style-name="T41">GreeterClient</text:span><text:span text:style-name="T7"> </text:span><text:span text:style-name="T42">greeter</text:span><text:span text:style-name="T7"> = </text:span><text:span text:style-name="T46">instance</text:span><text:span text:style-name="T7">.</text:span><text:span text:style-name="T44">get</text:span><text:span text:style-name="T7">();</text:span></text:p>
            <text:p text:style-name="P8"><text:span text:style-name="T7"><text:s text:c="4"/></text:span><text:span text:style-name="T46">greeter</text:span><text:span text:style-name="T7">.greet();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7" draw:text-style-name="P3" draw:layer="layout" svg:width="17.271cm" svg:height="8.658cm" svg:x="2.159cm" svg:y="13.271cm" presentation:class="notes" presentation:user-transformed="true">
            <draw:text-box>
              <text:p>This is another Java Standard Edition example.</text:p>
              <text:p>Here we disable the default bean discovery, and we add bean classes, decorators, interceptors manually.</text:p>
              <text:p>If you have a huge application, you might not want CDI to scan and instantiate every single class you have.</text:p>
              <text:p>Maybe you just want to test a very small feature, and you do not want CDI to create the entire application.</text:p>
              <text:p>You only want a select few dependencies and a select few classes and do some tests on them.</text:p>
              <text:p>This is how CDI testing frameworks also operate, I will show them at later slides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lying mechanism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ntainer constructs entire bean graphs</text:p>
              </text:list-item>
              <text:list-item>
                <text:p>Selects beans based on type and other rules</text:p>
              </text:list-item>
              <text:list-item>
                <text:p>This bean selection is used for all features</text:p>
              </text:list-item>
              <text:list-item>
                <text:p text:style-name="P17">Container inserts itself into each method call</text:p>
              </text:list-item>
              <text:list-item>
                <text:p>Beans are wired together through proxies</text:p>
              </text:list-item>
              <text:list-item>
                <text:p>Proxies delegate method calls to the contain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I have already used the word “bean” but what are beans or more properly managed beans?</text:p>
              <text:p>Beans are classes the CDI container can instantiate, proxy, and do certain operations with it.</text:p>
              <text:p>In order to do that, it has some technical restrictions.</text:p>
              <text:p>It needs to have a constructor that CDI can call, either a no-args constructor or one annotated with @Inject.</text:p>
              <text:p>It can not be an inner class, an abstract class (unless it is a @Decorator), and it is highly recommended to avoid final classes and final methods.</text:p>
              <text:p>It can not be a CDI extension.</text:p>
              <text:p>It can not be @Vetoed.</text:p>
              <text:p>Most classes fulfill these criteria and are beans.</text:p>
              <text:p>The most different classes are data classes.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55">public</text:span><text:span text:style-name="T56"> </text:span><text:span text:style-name="T55">class</text:span><text:span text:style-name="T56"> </text:span><text:span text:style-name="T57">HelloService</text:span><text:span text:style-name="T56"> {</text:span></text:p>
            <text:p text:style-name="P8"><text:span text:style-name="T58"/></text:p>
            <text:p text:style-name="P8"><text:span text:style-name="T56"><text:s text:c="4"/></text:span><text:span text:style-name="T55">public</text:span><text:span text:style-name="T56"> </text:span><text:span text:style-name="T57">String</text:span><text:span text:style-name="T56"> </text:span><text:span text:style-name="T59">hello</text:span><text:span text:style-name="T56"> () {</text:span></text:p>
            <text:p text:style-name="P8"><text:span text:style-name="T56"><text:s text:c="8"/></text:span><text:span text:style-name="T55">return</text:span><text:span text:style-name="T56"> </text:span><text:span text:style-name="T60">"Hello World!"</text:span><text:span text:style-name="T56">;</text:span></text:p>
            <text:p text:style-name="P8"><text:span text:style-name="T56"><text:s text:c="4"/></text:span><text:span text:style-name="T56">}</text:span></text:p>
            <text:p text:style-name="P8"><text:span text:style-name="T58"/></text:p>
            <text:p text:style-name="P8"><text:span text:style-name="T5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a bean</text:p>
          </draw:text-box>
        </draw:frame>
        <draw:frame presentation:style-name="pr19" draw:text-style-name="P19" draw:layer="layout" svg:width="25.199cm" svg:height="13.985cm" svg:x="1.4cm" svg:y="4.851cm" presentation:class="outline" presentation:user-transformed="true">
          <draw:text-box>
            <text:p text:style-name="P12"><text:span text:style-name="T55">public</text:span><text:span text:style-name="T56"> </text:span><text:span text:style-name="T55">class</text:span><text:span text:style-name="T56"> </text:span><text:span text:style-name="T57">HelloService</text:span><text:span text:style-name="T56"> {</text:span><text:span text:style-name="T56"><text:line-break/></text:span><text:span text:style-name="T56"><text:line-break/></text:span><text:span text:style-name="T56"> <text:s text:c="3"/></text:span><text:span text:style-name="T55">private</text:span><text:span text:style-name="T56"> </text:span><text:span text:style-name="T55">final</text:span><text:span text:style-name="T56"> </text:span><text:span text:style-name="T57">String</text:span><text:span text:style-name="T56"> </text:span><text:span text:style-name="T61">greeting</text:span><text:span text:style-name="T56">;</text:span><text:span text:style-name="T56"><text:line-break/></text:span><text:span text:style-name="T56"><text:line-break/></text:span><text:span text:style-name="T56"> <text:s text:c="3"/></text:span><text:span text:style-name="T55">public</text:span><text:span text:style-name="T56"> </text:span><text:span text:style-name="T59">HelloService</text:span><text:span text:style-name="T56">(</text:span><text:span text:style-name="T57">String</text:span><text:span text:style-name="T56"> </text:span><text:span text:style-name="T62">greeting</text:span><text:span text:style-name="T56">) {</text:span><text:span text:style-name="T56"><text:line-break/></text:span><text:span text:style-name="T56"> <text:s text:c="7"/></text:span><text:span text:style-name="T55">this</text:span><text:span text:style-name="T56">.</text:span><text:span text:style-name="T61">greeting</text:span><text:span text:style-name="T56"> = </text:span><text:span text:style-name="T63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6"> <text:s text:c="3"/></text:span><text:span text:style-name="T55">public</text:span><text:span text:style-name="T56"> </text:span><text:span text:style-name="T57">String</text:span><text:span text:style-name="T56"> </text:span><text:span text:style-name="T59">hello</text:span><text:span text:style-name="T56">() {</text:span><text:span text:style-name="T56"><text:line-break/></text:span><text:span text:style-name="T56"> <text:s text:c="7"/></text:span><text:span text:style-name="T55">return</text:span><text:span text:style-name="T56"> </text:span><text:span text:style-name="T61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not a bean because the constructor has a parameter and is not annotated with @Inject.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so a bean</text:p>
          </draw:text-box>
        </draw:frame>
        <draw:frame presentation:style-name="pr20" draw:text-style-name="P19" draw:layer="layout" svg:width="25.199cm" svg:height="13.875cm" svg:x="1.4cm" svg:y="4.904cm" presentation:class="outline" presentation:user-transformed="true">
          <draw:text-box>
            <text:p text:style-name="P12"><text:span text:style-name="T55">public</text:span><text:span text:style-name="T56"> </text:span><text:span text:style-name="T55">class</text:span><text:span text:style-name="T56"> </text:span><text:span text:style-name="T57">HelloService</text:span><text:span text:style-name="T56"> {</text:span><text:span text:style-name="T56"><text:line-break/></text:span><text:span text:style-name="T56"><text:line-break/></text:span><text:span text:style-name="T56"> <text:s text:c="3"/></text:span><text:span text:style-name="T55">private</text:span><text:span text:style-name="T56"> </text:span><text:span text:style-name="T55">final</text:span><text:span text:style-name="T56"> </text:span><text:span text:style-name="T57">String</text:span><text:span text:style-name="T56"> </text:span><text:span text:style-name="T61">greeting</text:span><text:span text:style-name="T56">;</text:span><text:span text:style-name="T56"><text:line-break/></text:span><text:span text:style-name="T56"><text:line-break/></text:span><text:span text:style-name="T56"> <text:s text:c="3"/></text:span><text:span text:style-name="T64">@Inject</text:span><text:span text:style-name="T64"><text:line-break/></text:span><text:span text:style-name="T56"> <text:s text:c="3"/></text:span><text:span text:style-name="T55">public</text:span><text:span text:style-name="T56"> </text:span><text:span text:style-name="T59">HelloService</text:span><text:span text:style-name="T56">(</text:span><text:span text:style-name="T64">@Greeting</text:span><text:span text:style-name="T56"> </text:span><text:span text:style-name="T57">String</text:span><text:span text:style-name="T56"> </text:span><text:span text:style-name="T62">greeting</text:span><text:span text:style-name="T56">) {</text:span><text:span text:style-name="T56"><text:line-break/></text:span><text:span text:style-name="T56"> <text:s text:c="7"/></text:span><text:span text:style-name="T55">this</text:span><text:span text:style-name="T56">.</text:span><text:span text:style-name="T61">greeting</text:span><text:span text:style-name="T56"> = </text:span><text:span text:style-name="T63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6"> <text:s text:c="3"/></text:span><text:span text:style-name="T55">public</text:span><text:span text:style-name="T56"> </text:span><text:span text:style-name="T57">String</text:span><text:span text:style-name="T56"> </text:span><text:span text:style-name="T59">hello</text:span><text:span text:style-name="T56">() {</text:span><text:span text:style-name="T56"><text:line-break/></text:span><text:span text:style-name="T56"> <text:s text:c="7"/></text:span><text:span text:style-name="T55">return</text:span><text:span text:style-name="T56"> </text:span><text:span text:style-name="T61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lso a bean because the constructor is annotated with @Inject, and we also have a CDI qualifier on its parameter. I will talk about qualifiers later.</text:p>
              <text:p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Since some of you have some Spring experience, you should already know some dependency injection.</text:p>
              <text:p>Inversion of control means we request dependencies from the container, instead of creating them by hand.</text:p>
              <text:p>We separate the construction and use of objects, we construct objects outside, and we use them inside.</text:p>
              <text:p>Why is this good? Because we decouple the dependency creation from the usage. This makes it more flexible, replacable, testable, readable.</text:p>
              <text:p>We do not use hardcoded objects, rather we request from some outside configuration that can change.</text:p>
              <text:p>For example if we are testing we need a different configuration with different dependencies, as opposed to when we a running on a live system.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</text:p>
              </text:list-item>
              <text:list-item>
                <text:p>Spring</text:p>
              </text:list-item>
              <text:list-item>
                <text:p>Guice</text:p>
              </text:list-item>
              <text:list-item>
                <text:p>Dagger</text:p>
              </text:list-item>
              <text:list-item>
                <text:p>PicoContainer</text:p>
              </text:list-item>
              <text:list-item>
                <text:p>Play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have already mentioned CDI, Spring, and Guice.</text:p>
              <text:p>I apologize but I have no experience with the others.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65">private</text:span><text:span text:style-name="T66"> </text:span><text:span text:style-name="T67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ublic</text:span><text:span text:style-name="T66"> </text:span><text:span text:style-name="T71">GreeterClient</text:span><text:span text:style-name="T66"> (</text:span><text:span text:style-name="T67">HelloService</text:span><text:span text:style-name="T66"> </text:span><text:span text:style-name="T72">hello</text:span><text:span text:style-name="T66">) {</text:span></text:p>
            <text:p text:style-name="P8"><text:span text:style-name="T66"><text:s text:c="8"/></text:span><text:span text:style-name="T65">this</text:span><text:span text:style-name="T66">.hello = </text:span><text:span text:style-name="T73">hello</text:span><text:span text:style-name="T66">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are three types of dependency injection within CDI: Constructor, field, and method injection.</text:p>
              <text:p>Constructor injection can accept dependencies as constructor parameters.</text:p>
              <text:p>This allows final fields, as well as logic within the constructor. However it has one significant drawback, it does not support circular dependencies.</text:p>
              <text:p>For other types of dependency injection we can use the @PostConstruct annotation on methods to allow initialization logic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65">private</text:span><text:span text:style-name="T66"> </text:span><text:span text:style-name="T67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setService</text:span><text:span text:style-name="T66"> (</text:span><text:span text:style-name="T67">HelloService</text:span><text:span text:style-name="T66"> </text:span><text:span text:style-name="T72">hello</text:span><text:span text:style-name="T66">) {</text:span></text:p>
            <text:p text:style-name="P8"><text:span text:style-name="T66"><text:s text:c="8"/></text:span><text:span text:style-name="T65">this</text:span><text:span text:style-name="T66">.</text:span><text:span text:style-name="T69">hello</text:span><text:span text:style-name="T66"> = </text:span><text:span text:style-name="T73">hello</text:span><text:span text:style-name="T66">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is also the setter injection, or method injection if you like that better.</text:p>
              <text:p>CDI can detect these setters, and use these setters to inject your fields, your dependencies.</text:p>
              <text:p>This approach is mainly used to maintain compatibility with older technologies that rely on setters.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displayHello</text:span><text:span text:style-name="T66"> () {</text:span></text:p>
            <text:p text:style-name="P8"><text:span text:style-name="T66"><text:s text:c="8"/></text:span><text:span text:style-name="T74">display</text:span><text:span text:style-name="T66">(</text:span><text:span text:style-name="T69">hello</text:span><text:span text:style-name="T66">.hello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1" draw:text-style-name="P3" draw:layer="layout" svg:width="17.271cm" svg:height="3.149cm" svg:x="2.159cm" svg:y="12.941cm" presentation:class="notes" presentation:user-transformed="true">
            <draw:text-box>
              <text:p>And finally there is also field injection.</text:p>
              <text:p>Personally I like field injection the best, I think that’s the most straightforward.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an lifecycle callbacks</text:p>
          </draw:text-box>
        </draw:frame>
        <draw:frame presentation:style-name="pr22" draw:text-style-name="P21" draw:layer="layout" svg:width="25.199cm" svg:height="14.941cm" svg:x="1.4cm" svg:y="4.914cm" presentation:class="outline" presentation:user-transformed="true">
          <draw:text-box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text:span text:style-name="T80"> 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80">GreeterClient</text:span><text:span text:style-name="T77"> (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Constructor "</text:span><text:span text:style-name="T77"> + </text:span><text:span text:style-name="T82">hello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<text:s text:c="4"/></text:span><text:span text:style-name="T75">@PostConstruct</text:span><text:span text:style-name="T80"> </text:span><text:span text:style-name="T76">public</text:span><text:span text:style-name="T77"> </text:span><text:span text:style-name="T76">void</text:span><text:span text:style-name="T77"> </text:span><text:span text:style-name="T80">init</text:span><text:span text:style-name="T77"> (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@PostConstruct "</text:span><text:span text:style-name="T77"> + </text:span><text:span text:style-name="T82">hello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<text:s text:c="4"/></text:span><text:span text:style-name="T75">@PreDestroy</text:span><text:span text:style-name="T80"> </text:span><text:span text:style-name="T76">public</text:span><text:span text:style-name="T77"> </text:span><text:span text:style-name="T76">void</text:span><text:span text:style-name="T77"> </text:span><text:span text:style-name="T80">teardown</text:span><text:span text:style-name="T77"> (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@PreDestroy "</text:span><text:span text:style-name="T77"> + </text:span><text:span text:style-name="T82">hello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3" draw:text-style-name="P3" draw:layer="layout" svg:width="17.271cm" svg:height="5.51cm" svg:x="2.159cm" svg:y="13.271cm" presentation:class="notes" presentation:user-transformed="true">
            <draw:text-box>
              <text:p>When we use field or setter injection, we can not access dependencies within constructors.</text:p>
              <text:p>@PostConstruct offers an alternative mechanism to do initialization logic after dependencies are injected.</text:p>
              <text:p>@PreDestroy allows some teardown logic before the bean is destroyed.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safety</text:p>
          </draw:text-box>
        </draw:frame>
        <draw:frame presentation:style-name="pr24" draw:text-style-name="P20" draw:layer="layout" svg:width="25.199cm" svg:height="13.989cm" svg:x="1.4cm" svg:y="4.849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5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EmailService</text:span><text:span text:style-name="T66"> </text:span><text:span text:style-name="T69">email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sendHello</text:span><text:span text:style-name="T66"> () {</text:span></text:p>
            <text:p text:style-name="P8"><text:span text:style-name="T66"><text:s text:c="8"/></text:span><text:span text:style-name="T69">email</text:span><text:span text:style-name="T66">.</text:span><text:span text:style-name="T74">send</text:span><text:span text:style-name="T66">(</text:span><text:span text:style-name="T69">hello</text:span><text:span text:style-name="T66">.</text:span><text:span text:style-name="T74">hello</text:span><text:span text:style-name="T66">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has compile time type safety.</text:span></text:p>
              <text:p text:style-name="P5"><text:span text:style-name="T2">In this example we have a GreeterClient, which depends on a HelloService and an EmailService, and it sends an email with a hello text.</text:span></text:p>
              <text:p><text:span text:style-name="T2">Injection points have types, and CDI will only inject beans that conform to this particular type.</text:span></text:p>
              <text:p><text:span text:style-name="T2">By default it injects by type, not by name, or extensive external configurations.</text:span></text:p>
              <text:p><text:span text:style-name="T2">This simplifies development a lot, but you have to be aware of some drawbacks.</text:span></text:p>
              <text:p><text:span text:style-name="T2">If you have multiple implementations, CDI will need additional hints to decide which to inject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 type erasure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Service</text:span><text:span text:style-name="T66">&lt;</text:span><text:span text:style-name="T67">Hello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Service</text:span><text:span text:style-name="T66">&lt;</text:span><text:span text:style-name="T67">Email</text:span><text:span text:style-name="T66">&gt; </text:span><text:span text:style-name="T69">email</text:span><text:span text:style-name="T66">;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Generics are only checked at compile time, their type is removed in a process called type erasure. During runtime the virtual machine has no type information.</text:p>
              <text:p>CDI manages to circumvent this, I believe it uses some type metadata from class files.</text:p>
              <text:p>So you can inject a Service&lt;Hello&gt; and a Service&lt;Email&gt;, and CDI will be able to handle it.</text:p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interface</text:span><text:span text:style-name="T66"> </text:span><text:span text:style-name="T86">HelloService</text:span><text:span text:style-name="T66"> {</text:span></text:p>
            <text:p text:style-name="P8"><text:span text:style-name="T66"/></text:p>
            <text:p text:style-name="P8"><text:span text:style-name="T66"><text:s text:c="4"/></text:span><text:span text:style-name="T65">public</text:span><text:span text:style-name="T66"> </text:span><text:span text:style-name="T67">String</text:span><text:span text:style-name="T66"> </text:span><text:span text:style-name="T71">hello</text:span><text:span text:style-name="T66"> ();</text:span></text:p>
            <text:p text:style-name="P8"><text:span text:style-name="T66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terfaces can be injected too.</text:span></text:p>
              <text:p><text:span text:style-name="T2">CDI will look up the implementations of the interface, and injection proceeds with the implementations.</text:span></text:p>
              <text:p><text:span text:style-name="T2">CDI can still inject only one type, so additional hints are needed to pick an implementation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p text:style-name="P8"><text:span text:style-name="T87">org.jboss.weld.exceptions.DeploymentException</text:span><text:span text:style-name="T88">: WELD-001408: Unsatisfied dependencies for type HelloService with qualifiers @Default</text:span></text:p>
            <text:p text:style-name="P8"><text:span text:style-name="T89"><text:s text:c="2"/></text:span><text:span text:style-name="T89">at injection point [BackedAnnotatedField] @Inject private GreeterClient.hello</text:span></text:p>
            <text:p text:style-name="P8"><text:span text:style-name="T89"><text:s text:c="2"/></text:span><text:span text:style-name="T89">at GreeterClient.hello(</text:span><text:span text:style-name="T87">GreeterClient.java:0</text:span><text:span text:style-name="T89">)</text:span></text:p>
            <text:p text:style-name="P8"><text:span text:style-name="T9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r interface is not implemented CDI will not start your application, and it will complain with a generic error message “Unsatisfied dependencies”.</text:p>
              <text:p>CDI only sees the interface, it cannot inject anything, because there is no implementation.</text:p>
              <text:p/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25" draw:text-style-name="P16" draw:layer="layout" svg:width="25.199cm" svg:height="14.111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o World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Hungarian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ó Világ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mbiguous dependencie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p text:style-name="P8"><text:span text:style-name="T87">org.jboss.weld.exceptions.DeploymentException</text:span><text:span text:style-name="T88">: WELD-001409: Ambiguous dependencies for type HelloService with qualifiers @Default</text:span></text:p>
            <text:p text:style-name="P8"><text:span text:style-name="T89"><text:s text:c="2"/></text:span><text:span text:style-name="T89">at injection point [BackedAnnotatedField] @Inject private GreeterClient.hello</text:span></text:p>
            <text:p text:style-name="P8"><text:span text:style-name="T89"><text:s text:c="2"/></text:span><text:span text:style-name="T89">at GreeterClient.hello(</text:span><text:span text:style-name="T87">GreeterClient.java:0</text:span><text:span text:style-name="T89">)</text:span></text:p>
            <text:p text:style-name="P8"><text:span text:style-name="T89"><text:s text:c="2"/></text:span><text:span text:style-name="T89">Possible dependencies: </text:span></text:p>
            <text:p text:style-name="P8"><text:span text:style-name="T89"><text:s text:c="2"/></text:span><text:span text:style-name="T89">- Managed Bean [class HungarianHelloService] with qualifiers [@Any @Default],</text:span></text:p>
            <text:p text:style-name="P8"><text:span text:style-name="T89"><text:s text:c="2"/></text:span><text:span text:style-name="T89">- Managed Bean [class EnglishHelloService] with qualifiers [@Any @Default]</text:span></text:p>
            <text:p text:style-name="P8"><text:span text:style-name="T9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If you have more than one implementations, like an English and a Hungarian HelloService, then CDI will also refuse to start, and complain with the “Ambiguous dependencies” error message.</text:p>
              <text:p text:style-name="P5"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notations that help container pick a bean</text:p>
              </text:list-item>
            </text:list>
            <text:p text:style-name="P8"><text:span text:style-name="T70"/></text:p>
            <text:p text:style-name="P8"><text:span text:style-name="T75">@Qualifier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5">@Target</text:span><text:span text:style-name="T77">({</text:span><text:span text:style-name="T83">FIELD</text:span><text:span text:style-name="T77">, </text:span><text:span text:style-name="T83">TYPE</text:span><text:span text:style-name="T77">, </text:span><text:span text:style-name="T83">METHOD</text:span><text:span text:style-name="T77">, </text:span><text:span text:style-name="T83">PARAMETER</text:span><text:span text:style-name="T77">}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English</text:span><text:span text:style-name="T77"> {</text:span></text:p>
            <text:p text:style-name="P8"><text:span text:style-name="T77">}</text:span></text:p>
            <text:p text:style-name="P8"><text:span text:style-name="T77"/></text:p>
            <text:p text:style-name="P8"><text:span text:style-name="T75">@Qualifier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5">@Target</text:span><text:span text:style-name="T77">({</text:span><text:span text:style-name="T83">FIELD</text:span><text:span text:style-name="T77">, </text:span><text:span text:style-name="T83">TYPE</text:span><text:span text:style-name="T77">, </text:span><text:span text:style-name="T83">METHOD</text:span><text:span text:style-name="T77">, </text:span><text:span text:style-name="T83">PARAMETER</text:span><text:span text:style-name="T77">}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Hungarian</text:span><text:span text:style-name="T77"> {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Qualifiers are one tool to help pick an implementation.</text:p>
              <text:p text:style-name="P5">We have already seen the @Source and @Target annotations when we produced databases.</text:p>
              <text:p text:style-name="P5">Likewise in this example we have @English and @Hungarian qualifiers.</text:p>
              <text:p text:style-name="P5"/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beans</text:p>
          </draw:text-box>
        </draw:frame>
        <draw:frame presentation:style-name="pr26" draw:text-style-name="P16" draw:layer="layout" svg:width="25.199cm" svg:height="15.771cm" svg:x="1.4cm" svg:y="3.958cm" presentation:class="outline" presentation:user-transformed="true">
          <draw:text-box>
            <text:p text:style-name="P8"><text:span text:style-name="T75">@English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Override</text:span></text:p>
            <text:p text:style-name="P8"><text:span text:style-name="T75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o World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7"/></text:p>
            <text:p text:style-name="P8"><text:span text:style-name="T79">}</text:span></text:p>
            <text:p text:style-name="P8"><text:span text:style-name="T77"/></text:p>
            <text:p text:style-name="P8"><text:span text:style-name="T75">@Hungarian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Hungarian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ó Világ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7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Here we annotate our beans with the qualifiers.</text:p>
              <text:p text:style-name="P5"/>
              <text:p text:style-name="P5"/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injection point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English</text:span></text:p>
            <text:p text:style-name="P8"><text:span text:style-name="T75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7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Hungarian</text:span></text:p>
            <text:p text:style-name="P8"><text:span text:style-name="T75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We also annotate injection points with the qualifiers.</text:p>
              <text:p text:style-name="P5">This tells CDI we expect a particular implementation.</text:p>
              <text:p text:style-name="P5"/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 can have membe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Qualifier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5">@Target</text:span><text:span text:style-name="T77">({</text:span><text:span text:style-name="T83">FIELD</text:span><text:span text:style-name="T77">, </text:span><text:span text:style-name="T83">TYPE</text:span><text:span text:style-name="T77">, </text:span><text:span text:style-name="T83">METHOD</text:span><text:span text:style-name="T77">, </text:span><text:span text:style-name="T83">PARAMETER</text:span><text:span text:style-name="T77">}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Languag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91">Languages</text:span><text:span text:style-name="T77"> </text:span><text:span text:style-name="T80">value</text:span><text:span text:style-name="T77"> ()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enum</text:span><text:span text:style-name="T77"> </text:span><text:span text:style-name="T91">Languages</text:span><text:span text:style-name="T77"> {</text:span></text:p>
            <text:p text:style-name="P8"><text:span text:style-name="T79"/></text:p>
            <text:p text:style-name="P8"><text:span text:style-name="T77"><text:s text:c="8"/></text:span><text:span text:style-name="T83">ENGLISH</text:span><text:span text:style-name="T77">,</text:span></text:p>
            <text:p text:style-name="P8"><text:span text:style-name="T77"><text:s text:c="8"/></text:span><text:span text:style-name="T83">HUNGARIAN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Qualifiers can have members.</text:p>
              <text:p>In this example we have a Language qualifier that can take an enum with ENGLISH or HUNGARIAN value.</text:p>
              <text:p/>
              <text:p/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beans</text:p>
          </draw:text-box>
        </draw:frame>
        <draw:frame presentation:style-name="pr26" draw:text-style-name="P16" draw:layer="layout" svg:width="25.199cm" svg:height="15.771cm" svg:x="1.4cm" svg:y="3.95cm" presentation:class="outline" presentation:user-transformed="true">
          <draw:text-box>
            <text:p text:style-name="P8"><text:span text:style-name="T75">@Language</text:span><text:span text:style-name="T77">(</text:span><text:span text:style-name="T83">ENGLISH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o World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5">@Language</text:span><text:span text:style-name="T77">(</text:span><text:span text:style-name="T83">HUNGARIAN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Hungarian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ó Világ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eans can be annotated with these qualifier members.</text:span></text:p>
              <text:p><text:span text:style-name="T2"/></text:p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injections</text:p>
          </draw:text-box>
        </draw:frame>
        <draw:frame presentation:style-name="pr5" draw:text-style-name="P16" draw:layer="layout" svg:width="25.199cm" svg:height="13.859cm" svg:x="1.4cm" svg:y="5.455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Language</text:span><text:span text:style-name="T77">(</text:span><text:span text:style-name="T83">ENGLISH</text:span><text:span text:style-name="T77">)</text:span></text:p>
            <text:p text:style-name="P8"><text:span text:style-name="T80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Language</text:span><text:span text:style-name="T77">(</text:span><text:span text:style-name="T83">HUNGARIAN</text:span><text:span text:style-name="T77">)</text:span></text:p>
            <text:p text:style-name="P8"><text:span text:style-name="T80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jection points can be annotated as well.</text:span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nbinding members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23"><text:span text:style-name="T35">@Qualifier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92">@Target</text:span><text:span text:style-name="T33">({</text:span><text:span text:style-name="T93">FIELD</text:span><text:span text:style-name="T33">, </text:span><text:span text:style-name="T93">TYPE</text:span><text:span text:style-name="T33">, </text:span><text:span text:style-name="T93">METHOD</text:span><text:span text:style-name="T33">, </text:span><text:span text:style-name="T93">PARAMETER</text:span><text:span text:style-name="T33">}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Language</text:span><text:span text:style-name="T33"> {</text:span></text:p>
            <text:p text:style-name="P14"><text:span text:style-name="T35"/></text:p>
            <text:p text:style-name="P14"><text:span text:style-name="T33"><text:s text:c="4"/></text:span><text:span text:style-name="T92">@Nonbinding</text:span></text:p>
            <text:p text:style-name="P14"><text:span text:style-name="T33"><text:s text:c="4"/></text:span><text:span text:style-name="T94">Languages</text:span><text:span text:style-name="T33"> </text:span><text:span text:style-name="T36">value</text:span><text:span text:style-name="T33"> ();</text:span></text:p>
            <text:p text:style-name="P14"><text:span text:style-name="T35"/></text:p>
            <text:p text:style-name="P14"><text:span text:style-name="T33"><text:s text:c="4"/></text:span><text:span text:style-name="T32">public</text:span><text:span text:style-name="T33"> </text:span><text:span text:style-name="T32">enum</text:span><text:span text:style-name="T33"> </text:span><text:span text:style-name="T94">Languages</text:span><text:span text:style-name="T33"> {</text:span></text:p>
            <text:p text:style-name="P14"><text:span text:style-name="T35"/></text:p>
            <text:p text:style-name="P14"><text:span text:style-name="T33"><text:s text:c="8"/></text:span><text:span text:style-name="T93">ENGLISH</text:span><text:span text:style-name="T33">,</text:span></text:p>
            <text:p text:style-name="P14"><text:span text:style-name="T33"><text:s text:c="8"/></text:span><text:span text:style-name="T93">HUNGARIAN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ing qualifiers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14"><text:span text:style-name="T92">@Target</text:span><text:span text:style-name="T33">({</text:span><text:span text:style-name="T93">TYPE</text:span><text:span text:style-name="T33">, </text:span><text:span text:style-name="T93">FIELD</text:span><text:span text:style-name="T33">, </text:span><text:span text:style-name="T93">METHOD</text:span><text:span text:style-name="T33">})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92">@Repeatable</text:span><text:span text:style-name="T33">(</text:span><text:span text:style-name="T92">Resources</text:span><text:span text:style-name="T33">.</text:span><text:span text:style-name="T32">class</text:span><text:span text:style-name="T33">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Resource</text:span><text:span text:style-name="T33"> {</text:span></text:p>
            <text:p text:style-name="P14"><text:span text:style-name="T33"/></text:p>
            <text:p text:style-name="P14"><text:span text:style-name="T95"><text:s text:c="4"/></text:span><text:span text:style-name="T96">String</text:span><text:span text:style-name="T95"> </text:span><text:span text:style-name="T97">name</text:span><text:span text:style-name="T95">() </text:span><text:span text:style-name="T98">default</text:span><text:span text:style-name="T99"> </text:span><text:span text:style-name="T100">""</text:span><text:span text:style-name="T99">;</text:span></text:p>
            <text:p text:style-name="P14"><text:span text:style-name="T99"/></text:p>
            <text:p text:style-name="P14"><text:span text:style-name="T35">}</text:span></text:p>
            <text:p text:style-name="P15"><text:span text:style-name="T35"/></text:p>
            <text:p text:style-name="P24"><text:span text:style-name="T92">@Documented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92">@Target</text:span><text:span text:style-name="T33">(</text:span><text:span text:style-name="T93">TYPE</text:span><text:span text:style-name="T33">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Resources</text:span><text:span text:style-name="T33"> {</text:span></text:p>
            <text:p text:style-name="P14"><text:span text:style-name="T33"/></text:p>
            <text:p text:style-name="P14"><text:span text:style-name="T33"><text:s text:c="3"/></text:span><text:span text:style-name="T92">Resource</text:span><text:span text:style-name="T33">[] </text:span><text:span text:style-name="T36">value</text:span><text:span text:style-name="T33">();</text:span></text:p>
            <text:p text:style-name="P14"><text:span text:style-name="T33"/></text:p>
            <text:p text:style-name="P15"><text:span text:style-name="T3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ing qualified 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14"><text:span text:style-name="T92">@Resource</text:span><text:span text:style-name="T33">(name=</text:span><text:span text:style-name="T101">"mock"</text:span><text:span text:style-name="T33">)</text:span></text:p>
            <text:p text:style-name="P14"><text:span text:style-name="T92">@Resource</text:span><text:span text:style-name="T33">(name=</text:span><text:span text:style-name="T101">"smtp"</text:span><text:span text:style-name="T33">)</text:span></text:p>
            <text:p text:style-name="P14"><text:span text:style-name="T32">public</text:span><text:span text:style-name="T33"> </text:span><text:span text:style-name="T32">class</text:span><text:span text:style-name="T33"> </text:span><text:span text:style-name="T34">MockSmtpEmailService</text:span><text:span text:style-name="T33"> {</text:span></text:p>
            <text:p text:style-name="P14"><text:span text:style-name="T33"><text:s text:c="4"/></text:span><text:span text:style-name="T33">...</text:span></text:p>
            <text:p text:style-name="P14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</text:p>
          </draw:text-box>
        </draw:frame>
        <draw:frame presentation:style-name="pr5" draw:text-style-name="P16" draw:layer="layout" svg:width="25.199cm" svg:height="13.859cm" svg:x="1.4cm" svg:y="4.908cm" presentation:class="outline" presentation:user-transformed="true">
          <draw:text-box>
            <text:p text:style-name="P8"><text:span text:style-name="T75">@English</text:span></text:p>
            <text:p text:style-name="P8"><text:span text:style-name="T75">@Console</text:span></text:p>
            <text:p text:style-name="P8"><text:span text:style-name="T75">@Secur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5">@English</text:span></text:p>
            <text:p text:style-name="P8"><text:span text:style-name="T77"><text:s text:c="4"/></text:span><text:span text:style-name="T75">@Console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Multiple qualifiers are possible, when you have a lot of implementations, and you want a very specific one.</text:p>
              <text:p>In this example we have an @English @Console @Secured HelloService, which fulfills the required @English @Console HelloService.</text:p>
              <text:p>The @Secured implementation is present on the bean, but this is still acceptable for the injection point.</text:p>
              <text:p/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 mismatch</text:p>
          </draw:text-box>
        </draw:frame>
        <draw:frame presentation:style-name="pr5" draw:text-style-name="P16" draw:layer="layout" svg:width="25.199cm" svg:height="13.859cm" svg:x="1.4cm" svg:y="4.908cm" presentation:class="outline" presentation:user-transformed="true">
          <draw:text-box>
            <text:p text:style-name="P8"><text:span text:style-name="T75">@English</text:span></text:p>
            <text:p text:style-name="P8"><text:span text:style-name="T75">@Secur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5">@English</text:span></text:p>
            <text:p text:style-name="P8"><text:span text:style-name="T77"><text:s text:c="4"/></text:span><text:span text:style-name="T75">@Console</text:span></text:p>
            <text:p text:style-name="P8"><text:span text:style-name="T77"><text:s text:c="4"/></text:span><text:span text:style-name="T75">@Secured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However it does not work the other way around.</text:span></text:p>
              <text:p><text:span text:style-name="T2">In this example we have an @English @Secured HelloService, but we required an @English @Console @Secured one.</text:span></text:p>
              <text:p><text:span text:style-name="T2">The @Console qualifier is not present on the bean, so CDI will not consider it an appropriate candidate.</text:span></text:p>
              <text:p><text:span text:style-name="T2">So you have to be careful that you always pick the appropriate qualified implementation.</text:span></text:p>
              <text:p><text:span text:style-name="T2"/></text:p>
            </draw:text-box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25" draw:layer="layout" svg:width="25.199cm" svg:height="13.859cm" svg:x="1.4cm" svg:y="4.914cm" presentation:class="outline" presentation:user-transformed="true">
          <draw:text-box>
            <text:p text:style-name="P8"><text:span text:style-name="T102">org.jboss.weld.exceptions.DeploymentException</text:span><text:span text:style-name="T103">: WELD-001408: Unsatisfied dependencies for type HelloService with qualifiers @Secured @English @Console</text:span></text:p>
            <text:p text:style-name="P8"><text:span text:style-name="T104"><text:s text:c="2"/></text:span><text:span text:style-name="T104">at injection point [BackedAnnotatedField] @Inject @English @Console @Secured private GreeterClient.hello</text:span></text:p>
            <text:p text:style-name="P8"><text:span text:style-name="T104"><text:s text:c="2"/></text:span><text:span text:style-name="T104">at GreeterClient.hello(</text:span><text:span text:style-name="T102">GreeterClient.java:0</text:span><text:span text:style-name="T104">)</text:span></text:p>
            <text:p text:style-name="P8"><text:span text:style-name="T104">WELD-001475: The following beans match by type, but none have matching qualifiers:</text:span></text:p>
            <text:p text:style-name="P8"><text:span text:style-name="T104"><text:s text:c="2"/></text:span><text:span text:style-name="T104">- Managed Bean [class HungarianHelloService] with qualifiers [@Secured @Hungarian @Any],</text:span></text:p>
            <text:p text:style-name="P8"><text:span text:style-name="T104"><text:s text:c="2"/></text:span><text:span text:style-name="T104">- Managed Bean [class EnglishHelloService] with qualifiers [@Secured @English @Any]</text:span></text:p>
            <text:p text:style-name="P8"><text:span text:style-name="T10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 slightly cryptic but straightforward error.</text:p>
              <text:p>The beans match by type since they implement HelloService, but not by the required qualifiers.</text:p>
              <text:p/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ammatic lookup<text:line-break/>or lazy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74">display</text:span><text:span text:style-name="T66">(</text:span><text:span text:style-name="T69">hello</text:span><text:span text:style-name="T66">.</text:span><text:span text:style-name="T74">get</text:span><text:span text:style-name="T66">().</text:span><text:span text:style-name="T74">hello</text:span><text:span text:style-name="T66">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We can defer CDI injection until runtime with Instance.</text:p>
              <text:p>By default CDI constructs the entire bean graph that is necessary to fulfill an action. For example to start an application, fulfill a request, or start a session.</text:p>
              <text:p>When the construction of the bean graph fails, CDI will not start your application or your request.</text:p>
              <text:p>We have already seen two examples for this, when we had zero or two implementations of an interface.</text:p>
              <text:p>If we use Instance&lt;T&gt; we defer this decision until runtime, the get call is what queries CDI for an appropriate bean.</text:p>
              <text:p>It is up to you to programmatically test this, CDI can not check your code during compile or startup time for such definition errors.</text:p>
            </draw:text-box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check of bean existence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65">if</text:span><text:span text:style-name="T66">( </text:span><text:span text:style-name="T69">hello</text:span><text:span text:style-name="T66">.isResolvable() ){</text:span></text:p>
            <text:p text:style-name="P8"><text:span text:style-name="T66"><text:s text:c="12"/></text:span><text:span text:style-name="T74">display</text:span><text:span text:style-name="T66">(</text:span><text:span text:style-name="T69">hello</text:span><text:span text:style-name="T66">.</text:span><text:span text:style-name="T74">get</text:span><text:span text:style-name="T66">().</text:span><text:span text:style-name="T74">hello</text:span><text:span text:style-name="T66">());</text:span></text:p>
            <text:p text:style-name="P8"><text:span text:style-name="T66"><text:s text:c="8"/></text:span><text:span text:style-name="T66">}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ankfully CDI offers tools to check for the existence of appropriate dependencies.</text:p>
              <text:p>The isResolvable method will return true if there is one and only one implementation.</text:p>
              <text:p>If there is no such implementation you could implement some other logic for example.</text:p>
              <text:p/>
            </draw:text-box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is iterable</text:p>
          </draw:text-box>
        </draw:frame>
        <draw:frame presentation:style-name="pr24" draw:text-style-name="P20" draw:layer="layout" svg:width="25.199cm" svg:height="13.989cm" svg:x="1.4cm" svg:y="4.849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services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65">for</text:span><text:span text:style-name="T66">( </text:span><text:span text:style-name="T86">HelloService</text:span><text:span text:style-name="T66"> </text:span><text:span text:style-name="T72">service</text:span><text:span text:style-name="T66"> : </text:span><text:span text:style-name="T69">services</text:span><text:span text:style-name="T66"> ){</text:span></text:p>
            <text:p text:style-name="P8"><text:span text:style-name="T66"><text:s text:c="12"/></text:span><text:span text:style-name="T74">display</text:span><text:span text:style-name="T66">(</text:span><text:span text:style-name="T73">service</text:span><text:span text:style-name="T66">.</text:span><text:span text:style-name="T74">hello</text:span><text:span text:style-name="T66">());</text:span></text:p>
            <text:p text:style-name="P8"><text:span text:style-name="T66"><text:s text:c="8"/></text:span><text:span text:style-name="T66">}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stance can iterate through all implementations.</text:p>
              <text:p>We need to add @Any otherwise it does not work.</text:p>
              <text:p>We can have zero, one, two or more implementations.</text:p>
              <text:p>The logic will be the same, we just iterate over them.</text:p>
              <text:p/>
            </draw:text-box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offers streams</text:p>
          </draw:text-box>
        </draw:frame>
        <draw:frame presentation:style-name="pr16" draw:text-style-name="P26" draw:layer="layout" svg:width="25.199cm" svg:height="12.18cm" svg:x="1.4cm" svg:y="4.914cm" presentation:class="outline" presentation:user-transformed="true">
          <draw:text-box>
            <text:p text:style-name="P8"><text:span text:style-name="T106">public</text:span><text:span text:style-name="T107"> </text:span><text:span text:style-name="T106">class</text:span><text:span text:style-name="T107"> </text:span><text:span text:style-name="T108">ActionCollector</text:span><text:span text:style-name="T107"> {</text:span></text:p>
            <text:p text:style-name="P8"><text:span text:style-name="T109"/></text:p>
            <text:p text:style-name="P8"><text:span text:style-name="T107"><text:s text:c="4"/></text:span><text:span text:style-name="T110">@Inject</text:span></text:p>
            <text:p text:style-name="P8"><text:span text:style-name="T107"><text:s text:c="4"/></text:span><text:span text:style-name="T106">private</text:span><text:span text:style-name="T107"> </text:span><text:span text:style-name="T111">Instance</text:span><text:span text:style-name="T107">&lt;</text:span><text:span text:style-name="T111">Action</text:span><text:span text:style-name="T107">&gt; </text:span><text:span text:style-name="T112">actions</text:span><text:span text:style-name="T107">;</text:span></text:p>
            <text:p text:style-name="P8"><text:span text:style-name="T109"/></text:p>
            <text:p text:style-name="P8"><text:span text:style-name="T107"><text:s text:c="4"/></text:span><text:span text:style-name="T106">public</text:span><text:span text:style-name="T107"> </text:span><text:span text:style-name="T111">List</text:span><text:span text:style-name="T107">&lt;</text:span><text:span text:style-name="T111">Action</text:span><text:span text:style-name="T107">&gt; </text:span><text:span text:style-name="T113">possibleActions</text:span><text:span text:style-name="T107">(</text:span><text:span text:style-name="T108">Record</text:span><text:span text:style-name="T107"> </text:span><text:span text:style-name="T114">record</text:span><text:span text:style-name="T107">) {</text:span></text:p>
            <text:p text:style-name="P8"><text:span text:style-name="T107"><text:s text:c="8"/></text:span><text:span text:style-name="T106">return</text:span><text:span text:style-name="T107"> </text:span><text:span text:style-name="T112">actions</text:span></text:p>
            <text:p text:style-name="P8"><text:span text:style-name="T107"><text:s text:c="12"/></text:span><text:span text:style-name="T107">.stream()</text:span></text:p>
            <text:p text:style-name="P8"><text:span text:style-name="T107"><text:s text:c="12"/></text:span><text:span text:style-name="T107">.</text:span><text:span text:style-name="T115">filter</text:span><text:span text:style-name="T107">(</text:span><text:span text:style-name="T114">action</text:span><text:span text:style-name="T107"> -&gt; </text:span><text:span text:style-name="T116">action</text:span><text:span text:style-name="T107">.</text:span><text:span text:style-name="T115">isApplicable</text:span><text:span text:style-name="T107">(</text:span><text:span text:style-name="T116">record</text:span><text:span text:style-name="T107">))</text:span></text:p>
            <text:p text:style-name="P8"><text:span text:style-name="T107"><text:s text:c="12"/></text:span><text:span text:style-name="T107">.toList();</text:span></text:p>
            <text:p text:style-name="P8"><text:span text:style-name="T107"><text:s text:c="4"/></text:span><text:span text:style-name="T107">}</text:span></text:p>
            <text:p text:style-name="P8"><text:span text:style-name="T109"/></text:p>
            <text:p text:style-name="P8"><text:span text:style-name="T10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 pattern</text:p>
          </draw:text-box>
        </draw:frame>
        <draw:frame presentation:style-name="pr27" draw:text-style-name="P9" draw:layer="layout" svg:width="25.199cm" svg:height="12.95cm" svg:x="1.4cm" svg:y="4.914cm" presentation:class="outline" presentation:user-transformed="true">
          <draw:text-box>
            <text:p text:style-name="P8"><text:span text:style-name="T117">public</text:span><text:span text:style-name="T13"> </text:span><text:span text:style-name="T117">class</text:span><text:span text:style-name="T13"> </text:span><text:span text:style-name="T118">UserProducer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20">@Inject</text:span></text:p>
            <text:p text:style-name="P8"><text:span text:style-name="T13"><text:s text:c="4"/></text:span><text:span text:style-name="T117">private</text:span><text:span text:style-name="T13"> </text:span><text:span text:style-name="T121">Instance</text:span><text:span text:style-name="T13">&lt;</text:span><text:span text:style-name="T121">UserMapper</text:span><text:span text:style-name="T13">&gt; </text:span><text:span text:style-name="T122">mappers</text:span><text:span text:style-name="T13">;</text:span></text:p>
            <text:p text:style-name="P8"><text:span text:style-name="T119"/></text:p>
            <text:p text:style-name="P8"><text:span text:style-name="T13"><text:s text:c="4"/></text:span><text:span text:style-name="T120">@Inject</text:span></text:p>
            <text:p text:style-name="P8"><text:span text:style-name="T13"><text:s text:c="4"/></text:span><text:span text:style-name="T117">private</text:span><text:span text:style-name="T13"> </text:span><text:span text:style-name="T118">UserSubject</text:span><text:span text:style-name="T13"> </text:span><text:span text:style-name="T122">subject</text:span><text:span text:style-name="T13">;</text:span></text:p>
            <text:p text:style-name="P8"><text:span text:style-name="T119"/></text:p>
            <text:p text:style-name="P8"><text:span text:style-name="T13"><text:s text:c="4"/></text:span><text:span text:style-name="T120">@Produces</text:span></text:p>
            <text:p text:style-name="P8"><text:span text:style-name="T13"><text:s text:c="4"/></text:span><text:span text:style-name="T120">@RequestScoped</text:span></text:p>
            <text:p text:style-name="P8"><text:span text:style-name="T13"><text:s text:c="4"/></text:span><text:span text:style-name="T117">public</text:span><text:span text:style-name="T13"> </text:span><text:span text:style-name="T118">User</text:span><text:span text:style-name="T13"> </text:span><text:span text:style-name="T123">user</text:span><text:span text:style-name="T13">() {</text:span></text:p>
            <text:p text:style-name="P8"><text:span text:style-name="T13"><text:s text:c="8"/></text:span><text:span text:style-name="T117">if</text:span><text:span text:style-name="T13"> (!</text:span><text:span text:style-name="T122">subject</text:span><text:span text:style-name="T13">.authenticated()) {</text:span></text:p>
            <text:p text:style-name="P8"><text:span text:style-name="T13"><text:s text:c="12"/></text:span><text:span text:style-name="T117">throw</text:span><text:span text:style-name="T13"> </text:span><text:span text:style-name="T117">new</text:span><text:span text:style-name="T13"> </text:span><text:span text:style-name="T118">ForbiddenException</text:span><text:span text:style-name="T13">(</text:span><text:span text:style-name="T124">"Authentication required."</text:span><text:span text:style-name="T13">);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17">for</text:span><text:span text:style-name="T13"> (</text:span><text:span text:style-name="T121">UserMapper</text:span><text:span text:style-name="T13"> </text:span><text:span text:style-name="T125">mapper</text:span><text:span text:style-name="T13"> : </text:span><text:span text:style-name="T122">mappers</text:span><text:span text:style-name="T13">) {</text:span></text:p>
            <text:p text:style-name="P8"><text:span text:style-name="T13"><text:s text:c="12"/></text:span><text:span text:style-name="T117">if</text:span><text:span text:style-name="T13"> (</text:span><text:span text:style-name="T126">mapper</text:span><text:span text:style-name="T13">.</text:span><text:span text:style-name="T127">isApplicable</text:span><text:span text:style-name="T13">(</text:span><text:span text:style-name="T122">subject</text:span><text:span text:style-name="T13">)) {</text:span></text:p>
            <text:p text:style-name="P8"><text:span text:style-name="T13"><text:s text:c="16"/></text:span><text:span text:style-name="T117">return</text:span><text:span text:style-name="T13"> </text:span><text:span text:style-name="T126">mapper</text:span><text:span text:style-name="T13">.</text:span><text:span text:style-name="T127">apply</text:span><text:span text:style-name="T13">(</text:span><text:span text:style-name="T122">subject</text:span><text:span text:style-name="T13">);</text:span></text:p>
            <text:p text:style-name="P8"><text:span text:style-name="T13"><text:s text:c="12"/></text:span><text:span text:style-name="T13">}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17">throw</text:span><text:span text:style-name="T13"> </text:span><text:span text:style-name="T117">new</text:span><text:span text:style-name="T13"> </text:span><text:span text:style-name="T118">ForbiddenException</text:span><text:span text:style-name="T13">(</text:span><text:span text:style-name="T124">"Unknown user "</text:span><text:span text:style-name="T13"> + </text:span><text:span text:style-name="T122">subject</text:span><text:span text:style-name="T13">.accessId());</text:span></text:p>
            <text:p text:style-name="P8"><text:span text:style-name="T13"><text:s text:c="4"/></text:span><text:span text:style-name="T13">}</text:span></text:p>
            <text:p text:style-name="P8"><text:span text:style-name="T11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can use qualifi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6"><text:span text:style-name="T71"><text:s text:c="4"/></text:span><text:span text:style-name="T70">@English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74">display</text:span><text:span text:style-name="T66">(</text:span><text:span text:style-name="T69">hello</text:span><text:span text:style-name="T66">.</text:span><text:span text:style-name="T74">get</text:span><text:span text:style-name="T66">().</text:span><text:span text:style-name="T74">hello</text:span><text:span text:style-name="T66">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selection of qualifier</text:p>
          </draw:text-box>
        </draw:frame>
        <draw:frame presentation:style-name="pr5" draw:text-style-name="P27" draw:layer="layout" svg:width="25.199cm" svg:height="13.859cm" svg:x="1.4cm" svg:y="4.913cm" presentation:class="outline" presentation:user-transformed="true">
          <draw:text-box>
            <text:p text:style-name="P8"><text:span text:style-name="T128">public</text:span><text:span text:style-name="T129"> </text:span><text:span text:style-name="T128">class</text:span><text:span text:style-name="T129"> </text:span><text:span text:style-name="T130">GreeterClient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Any</text:span></text:p>
            <text:p text:style-name="P8"><text:span text:style-name="T129"><text:s text:c="4"/></text:span><text:span text:style-name="T132">@Inject</text:span></text:p>
            <text:p text:style-name="P8"><text:span text:style-name="T129"><text:s text:c="4"/></text:span><text:span text:style-name="T128">private</text:span><text:span text:style-name="T129"> </text:span><text:span text:style-name="T133">Instance</text:span><text:span text:style-name="T129">&lt;</text:span><text:span text:style-name="T133">HelloService</text:span><text:span text:style-name="T129">&gt; </text:span><text:span text:style-name="T134">services</text:span><text:span text:style-name="T129">;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hello</text:span><text:span text:style-name="T129"> () {</text:span></text:p>
            <text:p text:style-name="P8"><text:span text:style-name="T129"><text:s text:c="8"/></text:span><text:span text:style-name="T133">Annotation</text:span><text:span text:style-name="T129"> </text:span><text:span text:style-name="T136">qualifier</text:span><text:span text:style-name="T129"> = </text:span><text:span text:style-name="T128">new</text:span><text:span text:style-name="T129"> </text:span><text:span text:style-name="T137">AnnotationLiteral</text:span><text:span text:style-name="T129">&lt;</text:span><text:span text:style-name="T132">English</text:span><text:span text:style-name="T129">&gt;() {};</text:span></text:p>
            <text:p text:style-name="P8"><text:span text:style-name="T129"><text:s text:c="8"/></text:span><text:span text:style-name="T133">HelloService</text:span><text:span text:style-name="T129"> </text:span><text:span text:style-name="T136">service</text:span><text:span text:style-name="T129"> = </text:span><text:span text:style-name="T134">services</text:span><text:span text:style-name="T129">.</text:span><text:span text:style-name="T138">select</text:span><text:span text:style-name="T129">(</text:span><text:span text:style-name="T139">qualifier</text:span><text:span text:style-name="T129">).</text:span><text:span text:style-name="T138">get</text:span><text:span text:style-name="T129">();</text:span></text:p>
            <text:p text:style-name="P8"><text:span text:style-name="T129"><text:s text:c="8"/></text:span><text:span text:style-name="T138">display</text:span><text:span text:style-name="T129">(</text:span><text:span text:style-name="T139">service</text:span><text:span text:style-name="T129">.</text:span><text:span text:style-name="T138">hello</text:span><text:span text:style-name="T129">());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@Any annotation allows us to select qualifiers runtime.</text:p>
              <text:p>In this example we select the @English qualifier.</text:p>
              <text:p>We create a new AnnotationLiteral instance to do so.</text:p>
              <text:p/>
            </draw:text-box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annotation literals</text:p>
          </draw:text-box>
        </draw:frame>
        <draw:frame presentation:style-name="pr29" draw:text-style-name="P9" draw:layer="layout" svg:width="25.199cm" svg:height="12.387cm" svg:x="1.4cm" svg:y="4.914cm" presentation:class="outline" presentation:user-transformed="true">
          <draw:text-box>
            <text:p text:style-name="P8"><text:span text:style-name="T13"><text:s text:c="12"/></text:span><text:span text:style-name="T120">Any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Default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New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Specializes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Veto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Nonbinding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REQUEST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CONVERSATION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SESSION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APPLICATION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REQUEST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CONVERSATION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SESSION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APPLICATION</text:span><text:span text:style-name="T13">,</text:span></text:p>
            <text:p text:style-name="P8"><text:span text:style-name="T13"><text:s text:c="12"/></text:span><text:span text:style-name="T120">Request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Session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Application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Dependent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Conversation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Alternative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Ty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Typed</text:span><text:span text:style-name="T13">.</text:span><text:span text:style-name="T118">Literal</text:span><text:span text:style-name="T13">.</text:span><text:span text:style-name="T127">of</text:span><text:span text:style-name="T13">(</text:span><text:span text:style-name="T117">new</text:span><text:span text:style-name="T13"> </text:span><text:span text:style-name="T118">Class</text:span><text:span text:style-name="T13">[]{</text:span><text:span text:style-name="T121">HelloService</text:span><text:span text:style-name="T13">.</text:span><text:span text:style-name="T117">class</text:span><text:span text:style-name="T13">}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2">There are some built-in annotation literals, so we do not have to create new instances all the time.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 implements Instance</text:p>
          </draw:text-box>
        </draw:frame>
        <draw:frame presentation:style-name="pr16" draw:text-style-name="P30" draw:layer="layout" svg:width="25.199cm" svg:height="12.18cm" svg:x="1.4cm" svg:y="4.914cm" presentation:class="outline" presentation:user-transformed="true">
          <draw:text-box>
            <text:p text:style-name="P28"><text:span text:style-name="T141">public</text:span><text:span text:style-name="T142"> </text:span><text:span text:style-name="T141">class</text:span><text:span text:style-name="T142"> </text:span><text:span text:style-name="T143">SelectExample</text:span><text:span text:style-name="T142"> {</text:span></text:p>
            <text:p text:style-name="P28"><text:span text:style-name="T144"/></text:p>
            <text:p text:style-name="P28"><text:span text:style-name="T142"><text:s text:c="4"/></text:span><text:span text:style-name="T141">public</text:span><text:span text:style-name="T142"> </text:span><text:span text:style-name="T141">void</text:span><text:span text:style-name="T142"> </text:span><text:span text:style-name="T145">select</text:span><text:span text:style-name="T142">() {</text:span></text:p>
            <text:p text:style-name="P28"><text:span text:style-name="T142"><text:s text:c="8"/></text:span><text:span text:style-name="T146">CDI</text:span></text:p>
            <text:p text:style-name="P29"><text:span text:style-name="T144"><text:s text:c="8"/></text:span><text:span text:style-name="T144">.</text:span><text:span text:style-name="T147">current</text:span><text:span text:style-name="T144">()</text:span></text:p>
            <text:p text:style-name="P28"><text:span text:style-name="T142"><text:s text:c="8"/></text:span><text:span text:style-name="T142">.</text:span><text:span text:style-name="T147">select</text:span><text:span text:style-name="T142">(</text:span><text:span text:style-name="T148">HelloService</text:span><text:span text:style-name="T142">.</text:span><text:span text:style-name="T141">class</text:span><text:span text:style-name="T142">, </text:span><text:span text:style-name="T141">new</text:span><text:span text:style-name="T142"> </text:span><text:span text:style-name="T146">AnnotationLiteral</text:span><text:span text:style-name="T142">&lt;</text:span><text:span text:style-name="T149">English</text:span><text:span text:style-name="T142">&gt;() {})</text:span></text:p>
            <text:p text:style-name="P29"><text:span text:style-name="T144"><text:s text:c="8"/></text:span><text:span text:style-name="T144">.</text:span><text:span text:style-name="T147">get</text:span><text:span text:style-name="T144">()</text:span></text:p>
            <text:p text:style-name="P29"><text:span text:style-name="T144"><text:s text:c="8"/></text:span><text:span text:style-name="T144">.</text:span><text:span text:style-name="T147">hello</text:span><text:span text:style-name="T144">();</text:span></text:p>
            <text:p text:style-name="P29"><text:span text:style-name="T144"><text:s text:c="4"/></text:span><text:span text:style-name="T144">}</text:span></text:p>
            <text:p text:style-name="P28"><text:span text:style-name="T144"/></text:p>
            <text:p text:style-name="P29"><text:span text:style-name="T14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 implements Instance</text:p>
          </draw:text-box>
        </draw:frame>
        <draw:frame presentation:style-name="pr16" draw:text-style-name="P10" draw:layer="layout" svg:width="25.199cm" svg:height="12.18cm" svg:x="1.4cm" svg:y="4.91cm" presentation:class="outline" presentation:user-transformed="true">
          <draw:text-box>
            <text:p text:style-name="P31"><text:span text:style-name="T150">public</text:span><text:span text:style-name="T151"> </text:span><text:span text:style-name="T150">class</text:span><text:span text:style-name="T151"> </text:span><text:span text:style-name="T152">SelectExample</text:span><text:span text:style-name="T151"> {</text:span></text:p>
            <text:p text:style-name="P31"><text:span text:style-name="T153"/></text:p>
            <text:p text:style-name="P31"><text:span text:style-name="T151"><text:s text:c="4"/></text:span><text:span text:style-name="T150">public</text:span><text:span text:style-name="T151"> </text:span><text:span text:style-name="T150">static</text:span><text:span text:style-name="T151"> </text:span><text:span text:style-name="T150">void</text:span><text:span text:style-name="T151"> </text:span><text:span text:style-name="T154">main</text:span><text:span text:style-name="T151"> (</text:span><text:span text:style-name="T152">String</text:span><text:span text:style-name="T151">[] </text:span><text:span text:style-name="T155">args</text:span><text:span text:style-name="T151">) {</text:span></text:p>
            <text:p text:style-name="P31"><text:span text:style-name="T151"><text:s text:c="8"/></text:span><text:span text:style-name="T156">SeContainerInitializer</text:span><text:span text:style-name="T151"> </text:span><text:span text:style-name="T155">initializer</text:span><text:span text:style-name="T151"> = </text:span><text:span text:style-name="T156">SeContainerInitializer</text:span><text:span text:style-name="T151">.</text:span><text:span text:style-name="T157">newInstance</text:span><text:span text:style-name="T151">();</text:span></text:p>
            <text:p text:style-name="P31"><text:span text:style-name="T151"><text:s text:c="8"/></text:span><text:span text:style-name="T150">try</text:span><text:span text:style-name="T151">( </text:span><text:span text:style-name="T158">SeContainer</text:span><text:span text:style-name="T151"> </text:span><text:span text:style-name="T155">container</text:span><text:span text:style-name="T151"> = </text:span><text:span text:style-name="T159">initializer</text:span><text:span text:style-name="T151">.</text:span><text:span text:style-name="T157">initialize</text:span><text:span text:style-name="T151">() ){</text:span></text:p>
            <text:p text:style-name="P31"><text:span text:style-name="T151"><text:s text:c="12"/></text:span><text:span text:style-name="T159">container</text:span></text:p>
            <text:p text:style-name="P31"><text:span text:style-name="T151"><text:s text:c="12"/></text:span><text:span text:style-name="T151">.</text:span><text:span text:style-name="T157">select</text:span><text:span text:style-name="T151">(</text:span><text:span text:style-name="T158">HelloService</text:span><text:span text:style-name="T151">.</text:span><text:span text:style-name="T150">class</text:span><text:span text:style-name="T151">, </text:span><text:span text:style-name="T150">new</text:span><text:span text:style-name="T151"> </text:span><text:span text:style-name="T156">AnnotationLiteral</text:span><text:span text:style-name="T151">&lt;</text:span><text:span text:style-name="T160">English</text:span><text:span text:style-name="T151">&gt;() {})</text:span></text:p>
            <text:p text:style-name="P32"><text:span text:style-name="T153"><text:s text:c="12"/></text:span><text:span text:style-name="T153">.</text:span><text:span text:style-name="T157">get</text:span><text:span text:style-name="T153">()</text:span></text:p>
            <text:p text:style-name="P32"><text:span text:style-name="T153"><text:s text:c="12"/></text:span><text:span text:style-name="T153">.</text:span><text:span text:style-name="T157">hello</text:span><text:span text:style-name="T153">();</text:span></text:p>
            <text:p text:style-name="P32"><text:span text:style-name="T153"><text:s text:c="8"/></text:span><text:span text:style-name="T153">}</text:span></text:p>
            <text:p text:style-name="P32"><text:span text:style-name="T153"><text:s text:c="4"/></text:span><text:span text:style-name="T153">}</text:span></text:p>
            <text:p text:style-name="P31"><text:span text:style-name="T153"/></text:p>
            <text:p text:style-name="P32"><text:span text:style-name="T15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Producers can return objects to be injected</text:p>
              </text:list-item>
              <text:list-item>
                <text:p text:style-name="P33">Objects can be beans but not necessarily so</text:p>
              </text:list-item>
              <text:list-item>
                <text:p text:style-name="P33"><text:span text:style-name="T161">Producers can use the new keyword</text:span></text:p>
              </text:list-item>
              <text:list-item>
                <text:p text:style-name="P33"><text:span text:style-name="T161">Objects will be under half CDI control</text:span></text:p>
              </text:list-item>
              <text:list-item>
                <text:p text:style-name="P33"><text:span text:style-name="T161">Useful for working with legacy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fields</text:p>
          </draw:text-box>
        </draw:frame>
        <draw:frame presentation:style-name="pr5" draw:text-style-name="P16" draw:layer="layout" svg:width="25.199cm" svg:height="13.859cm" svg:x="1.4cm" svg:y="5.443cm" presentation:class="outline" presentation:user-transformed="true">
          <draw:text-box>
            <text:p text:style-name="P8"><text:span text:style-name="T32">public</text:span><text:span text:style-name="T36"> </text:span><text:span text:style-name="T32">class</text:span><text:span text:style-name="T36"> </text:span><text:span text:style-name="T34">DatabaseProducer</text:span><text:span text:style-name="T36"> {</text:span></text:p>
            <text:p text:style-name="P8"><text:span text:style-name="T162"/></text:p>
            <text:p text:style-name="P8"><text:span text:style-name="T36"><text:s text:c="4"/></text:span><text:span text:style-name="T92">@Produces</text:span></text:p>
            <text:p text:style-name="P8"><text:span text:style-name="T36"><text:s text:c="4"/></text:span><text:span text:style-name="T32">private</text:span><text:span text:style-name="T36"> </text:span><text:span text:style-name="T34">Database</text:span><text:span text:style-name="T36"> </text:span><text:span text:style-name="T34">database</text:span><text:span text:style-name="T36"> =</text:span></text:p>
            <text:p text:style-name="P8"><text:span text:style-name="T36"><text:s text:c="8"/></text:span><text:span text:style-name="T32">new</text:span><text:span text:style-name="T36"> </text:span><text:span text:style-name="T34">Database</text:span><text:span text:style-name="T36">(</text:span><text:span text:style-name="T163">"http://database"</text:span><text:span text:style-name="T36">, </text:span><text:span text:style-name="T163">"user"</text:span><text:span text:style-name="T36">, </text:span><text:span text:style-name="T163">"pass"</text:span><text:span text:style-name="T36">); </text:span></text:p>
            <text:p text:style-name="P8"><text:span text:style-name="T162"/></text:p>
            <text:p text:style-name="P8"><text:span text:style-name="T36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Database</text:span><text:span text:style-name="T77"> </text:span><text:span text:style-name="T82">database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method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8"><text:span text:style-name="T76">public</text:span><text:span text:style-name="T80"> </text:span><text:span text:style-name="T76">class</text:span><text:span text:style-name="T80"> </text:span><text:span text:style-name="T78">DatabaseProducer</text:span><text:span text:style-name="T80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create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database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Database</text:span><text:span text:style-name="T77"> </text:span><text:span text:style-name="T82">database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qualifiers</text:p>
          </draw:text-box>
        </draw:frame>
        <draw:frame presentation:style-name="pr30" draw:layer="layout" svg:width="25.199cm" svg:height="14.111cm" svg:x="1.4cm" svg:y="4.914cm" presentation:class="outline" presentation:user-transformed="true">
          <draw:text-box>
            <text:p text:style-name="P8"><text:span text:style-name="T76">public</text:span><text:span text:style-name="T80"> </text:span><text:span text:style-name="T76">class</text:span><text:span text:style-name="T80"> </text:span><text:span text:style-name="T78">DatabaseProducer</text:span><text:span text:style-name="T80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80"><text:s text:c="4"/></text:span><text:span text:style-name="T75">@Users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create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users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80"><text:s text:c="4"/></text:span><text:span text:style-name="T75">@Users</text:span></text:p>
            <text:p text:style-name="P8"><text:span text:style-name="T77"><text:s text:c="4"/></text:span><text:span text:style-name="T76">private</text:span><text:span text:style-name="T77"> </text:span><text:span text:style-name="T78">Database</text:span><text:span text:style-name="T77"> </text:span><text:span text:style-name="T82">users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scope</text:p>
          </draw:text-box>
        </draw:frame>
        <draw:frame presentation:style-name="pr5" draw:text-style-name="P21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Database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80"><text:s text:c="4"/></text:span><text:span text:style-name="T75">@ApplicationScoped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create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database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  <text:p text:style-name="P8"><text:span text:style-name="T7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DI will do the appropriate bean lifecycle callbacks.</text:p>
            </draw:text-box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clean up</text:p>
          </draw:text-box>
        </draw:frame>
        <draw:frame presentation:style-name="pr5" draw:text-style-name="P16" draw:layer="layout" svg:width="25.199cm" svg:height="13.859cm" svg:x="1.4cm" svg:y="5.709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Database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open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database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closeDatabase</text:span><text:span text:style-name="T77"> (</text:span><text:span text:style-name="T75">@Disposes</text:span><text:span text:style-name="T77"> </text:span><text:span text:style-name="T78">Database</text:span><text:span text:style-name="T77"> </text:span><text:span text:style-name="T164">database</text:span><text:span text:style-name="T77">) {</text:span></text:p>
            <text:p text:style-name="P8"><text:span text:style-name="T77"><text:s text:c="8"/></text:span><text:span text:style-name="T165">database</text:span><text:span text:style-name="T77">.close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Dispose methods accept the same type as we have created, including the qualifiers we have declared.</text:p>
              <text:p text:style-name="P5"/>
            </draw:text-box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ection point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, constructor, method, params metadata</text:p>
              </text:list-item>
            </text:list>
            <text:p text:style-name="P8"><text:span text:style-name="T76">public</text:span><text:span text:style-name="T77"> </text:span><text:span text:style-name="T76">class</text:span><text:span text:style-name="T77"> </text:span><text:span text:style-name="T78">Log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</text:span><text:span text:style-name="T78">Logger</text:span><text:span text:style-name="T77"> </text:span><text:span text:style-name="T80">produceLog</text:span><text:span text:style-name="T77"> (</text:span><text:span text:style-name="T81">InjectionPoint</text:span><text:span text:style-name="T77"> </text:span><text:span text:style-name="T164">injectionPoint</text:span><text:span text:style-name="T77">) {</text:span></text:p>
            <text:p text:style-name="P8"><text:span text:style-name="T77"><text:s text:c="8"/></text:span><text:span text:style-name="T81">Member</text:span><text:span text:style-name="T77"> </text:span><text:span text:style-name="T164">member</text:span><text:span text:style-name="T77"> = </text:span><text:span text:style-name="T165">injectionPoint</text:span><text:span text:style-name="T77">.</text:span><text:span text:style-name="T166">getMember</text:span><text:span text:style-name="T77">();</text:span></text:p>
            <text:p text:style-name="P8"><text:span text:style-name="T77"><text:s text:c="8"/></text:span><text:span text:style-name="T78">Class</text:span><text:span text:style-name="T77">&lt;?&gt; </text:span><text:span text:style-name="T164">clazz</text:span><text:span text:style-name="T77"> = </text:span><text:span text:style-name="T165">member</text:span><text:span text:style-name="T77">.</text:span><text:span text:style-name="T166">getDeclaringClass</text:span><text:span text:style-name="T77">();</text:span></text:p>
            <text:p text:style-name="P8"><text:span text:style-name="T77"><text:s text:c="8"/></text:span><text:span text:style-name="T76">return</text:span><text:span text:style-name="T77"> </text:span><text:span text:style-name="T78">Logger</text:span><text:span text:style-name="T77">.</text:span><text:span text:style-name="T166">getLogger</text:span><text:span text:style-name="T77">(</text:span><text:span text:style-name="T165">clazz</text:span><text:span text:style-name="T77">.getName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ducers receive additional metadata in the form of InjectionPoint classes.</text:p>
              <text:p>When CDI injects dependencies from a producer, it will already know the injection point, and can pass them.</text:p>
              <text:p>We see the member, the declaring class, and other metadata, see the CDI specification.</text:p>
              <text:p>In this example we inject a logger based on the declaring class of the member.</text:p>
            </draw:text-box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. points have no type erasure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Map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&lt;</text:span><text:span text:style-name="T78">K</text:span><text:span text:style-name="T77">, </text:span><text:span text:style-name="T78">V</text:span><text:span text:style-name="T77">&gt; </text:span><text:span text:style-name="T81">Map</text:span><text:span text:style-name="T77">&lt;</text:span><text:span text:style-name="T78">K</text:span><text:span text:style-name="T77">, </text:span><text:span text:style-name="T78">V</text:span><text:span text:style-name="T77">&gt; </text:span><text:span text:style-name="T80">produceMap</text:span><text:span text:style-name="T77"> (</text:span><text:span text:style-name="T81">InjectionPoint</text:span><text:span text:style-name="T77"> </text:span><text:span text:style-name="T164">ip</text:span><text:span text:style-name="T77">) {</text:span></text:p>
            <text:p text:style-name="P8"><text:span text:style-name="T77"><text:s text:c="8"/></text:span><text:span text:style-name="T76">if</text:span><text:span text:style-name="T77">( valueIsNumber(</text:span><text:span text:style-name="T165">ip</text:span><text:span text:style-name="T77">.</text:span><text:span text:style-name="T166">getType</text:span><text:span text:style-name="T77">()) ){</text:span></text:p>
            <text:p text:style-name="P8"><text:span text:style-name="T77"><text:s text:c="12"/></text:span><text:span text:style-name="T76">return</text:span><text:span text:style-name="T77"> </text:span><text:span text:style-name="T76">new</text:span><text:span text:style-name="T77"> </text:span><text:span text:style-name="T78">TreeMap</text:span><text:span text:style-name="T77">&lt;&gt;();</text:span></text:p>
            <text:p text:style-name="P8"><text:span text:style-name="T77"><text:s text:c="8"/></text:span><text:span text:style-name="T77">}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HashMap</text:span><text:span text:style-name="T77">&lt;&gt;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jection points do not have type erasure either.</text:p>
              <text:p>In this example we can separate cases based on type.</text:p>
              <text:p>For numbers we create a TreeMap, everything else gets a generic HashMap instance.</text:p>
              <text:p/>
            </draw:text-box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annotations</text:p>
          </draw:text-box>
        </draw:frame>
        <draw:frame presentation:style-name="pr18" draw:layer="layout" svg:width="25.199cm" svg:height="13.622cm" svg:x="1.4cm" svg:y="4.914cm" presentation:class="outline" presentation:user-transformed="true">
          <draw:text-box>
            <text:list text:style-name="L3">
              <text:list-item>
                <text:p>@Any</text:p>
              </text:list-item>
              <text:list-item>
                <text:p>@Default</text:p>
              </text:list-item>
              <text:list-item>
                <text:p>@Alternative</text:p>
              </text:list-item>
              <text:list-item>
                <text:p>@Specializes</text:p>
              </text:list-item>
              <text:list-item>
                <text:p>@Named</text:p>
              </text:list-item>
              <text:list-item>
                <text:p>@New</text:p>
              </text:list-item>
              <text:list-item>
                <text:p>@Vetoed</text:p>
              </text:list-item>
              <text:list-item>
                <text:p>@Typ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ny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Present on all beans except @New</text:p>
              </text:list-item>
              <text:list-item>
                <text:p text:style-name="P33">Instance&lt;T&gt; can be annotated with @Any</text:p>
              </text:list-item>
              <text:list-item>
                <text:p text:style-name="P33">Allows us to select qualifiers dynamic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fault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esent on all beans except @Named</text:p>
              </text:list-item>
              <text:list-item>
                <text:p>Default qualifier on injection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lternative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Alternatives are disabled by default</text:p>
              </text:list-item>
              <text:list-item>
                <text:p text:style-name="P33">They can be enabled in beans.xml</text:p>
              </text:list-item>
              <text:list-item>
                <text:p text:style-name="P33">Or with SeContainerInitializer.selectAlternatives</text:p>
              </text:list-item>
              <text:list-item>
                <text:p text:style-name="P33">Or with various testing frameworks</text:p>
              </text:list-item>
              <text:list-item>
                <text:p text:style-name="P33">They are excellent to tag mocks for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prevent ambiguity</text:p>
          </draw:text-box>
        </draw:frame>
        <draw:frame presentation:style-name="pr16" draw:text-style-name="P34" draw:layer="layout" svg:width="25.199cm" svg:height="12.18cm" svg:x="1.4cm" svg:y="4.914cm" presentation:class="outline" presentation:user-transformed="true">
          <draw:text-box>
            <text:p text:style-name="P8"><text:span text:style-name="T92">@Alternative</text:span></text:p>
            <text:p text:style-name="P8"><text:span text:style-name="T32">public</text:span><text:span text:style-name="T33"> </text:span><text:span text:style-name="T32">class</text:span><text:span text:style-name="T33"> </text:span><text:span text:style-name="T34">User</text:span><text:span text:style-name="T33"> {</text:span></text:p>
            <text:p text:style-name="P8"><text:span text:style-name="T33"><text:s text:c="4"/></text:span><text:span text:style-name="T167">// ...</text:span></text:p>
            <text:p text:style-name="P8"><text:span text:style-name="T33">}</text:span></text:p>
            <text:p text:style-name="P8"><text:span text:style-name="T33"/></text:p>
            <text:p text:style-name="P8"><text:span text:style-name="T32">public</text:span><text:span text:style-name="T33"> </text:span><text:span text:style-name="T32">class</text:span><text:span text:style-name="T33"> </text:span><text:span text:style-name="T34">UserProducer</text:span><text:span text:style-name="T33"> {</text:span></text:p>
            <text:p text:style-name="P8"><text:span text:style-name="T33"/></text:p>
            <text:p text:style-name="P8"><text:span text:style-name="T33"><text:s text:c="4"/></text:span><text:span text:style-name="T92">@Produces</text:span></text:p>
            <text:p text:style-name="P8"><text:span text:style-name="T33"><text:s text:c="4"/></text:span><text:span text:style-name="T92">@RequestScoped</text:span></text:p>
            <text:p text:style-name="P8"><text:span text:style-name="T33"><text:s text:c="4"/></text:span><text:span text:style-name="T32">public</text:span><text:span text:style-name="T33"> </text:span><text:span text:style-name="T34">User</text:span><text:span text:style-name="T33"> </text:span><text:span text:style-name="T36">user</text:span><text:span text:style-name="T33">() {</text:span></text:p>
            <text:p text:style-name="P8"><text:span text:style-name="T33"><text:s text:c="8"/></text:span><text:span text:style-name="T167">// ...</text:span></text:p>
            <text:p text:style-name="P8"><text:span text:style-name="T33"><text:s text:c="4"/></text:span><text:span text:style-name="T33">}</text:span></text:p>
            <text:p text:style-name="P8"><text:span text:style-name="T33"/></text:p>
            <text:p text:style-name="P8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be used for testing</text:p>
          </draw:text-box>
        </draw:frame>
        <draw:frame presentation:style-name="pr16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60">@Alternative</text:span></text:p>
            <text:p text:style-name="P8"><text:span text:style-name="T150">public</text:span><text:span text:style-name="T151"> </text:span><text:span text:style-name="T150">class</text:span><text:span text:style-name="T151"> </text:span><text:span text:style-name="T152">ActionTestBase_DatabaseCreator</text:span><text:span text:style-name="T151"> </text:span><text:span text:style-name="T150">extends</text:span><text:span text:style-name="T151"> </text:span><text:span text:style-name="T152">DatabaseCreator</text:span><text:span text:style-name="T151"> {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50">protected</text:span><text:span text:style-name="T151"> </text:span><text:span text:style-name="T152">CloudantDatabase</text:span><text:span text:style-name="T151"> </text:span><text:span text:style-name="T154">createCloudant</text:span><text:span text:style-name="T151">(</text:span><text:span text:style-name="T152">String</text:span><text:span text:style-name="T151"> </text:span><text:span text:style-name="T155">db</text:span><text:span text:style-name="T151">) {</text:span></text:p>
            <text:p text:style-name="P8"><text:span text:style-name="T151"><text:s text:c="8"/></text:span><text:span text:style-name="T150">return</text:span><text:span text:style-name="T151"> </text:span><text:span text:style-name="T152">Mockito</text:span><text:span text:style-name="T151">.</text:span><text:span text:style-name="T157">spy</text:span><text:span text:style-name="T151">(</text:span><text:span text:style-name="T150">new</text:span><text:span text:style-name="T151"> </text:span><text:span text:style-name="T152">FakeDatabase</text:span><text:span text:style-name="T151">(</text:span><text:span text:style-name="T168">"https://fakedb:1234"</text:span><text:span text:style-name="T151">, </text:span><text:span text:style-name="T159">db</text:span><text:span text:style-name="T151">, </text:span><text:span text:style-name="T168">"user"</text:span><text:span text:style-name="T151">, </text:span><text:span text:style-name="T168">"pass"</text:span><text:span text:style-name="T151">))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50">protected</text:span><text:span text:style-name="T151"> </text:span><text:span text:style-name="T152">HistoryDatabase</text:span><text:span text:style-name="T151"> </text:span><text:span text:style-name="T154">createHistory</text:span><text:span text:style-name="T151">(</text:span><text:span text:style-name="T152">String</text:span><text:span text:style-name="T151"> </text:span><text:span text:style-name="T155">db</text:span><text:span text:style-name="T151">) {</text:span></text:p>
            <text:p text:style-name="P8"><text:span text:style-name="T151"><text:s text:c="8"/></text:span><text:span text:style-name="T150">return</text:span><text:span text:style-name="T151"> </text:span><text:span text:style-name="T152">Mockito</text:span><text:span text:style-name="T151">.</text:span><text:span text:style-name="T157">spy</text:span><text:span text:style-name="T151">(</text:span><text:span text:style-name="T150">super</text:span><text:span text:style-name="T151">.createHistory(</text:span><text:span text:style-name="T159">db</text:span><text:span text:style-name="T151">))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50">public</text:span><text:span text:style-name="T151"> </text:span><text:span text:style-name="T152">RevisionedDatabase</text:span><text:span text:style-name="T151"> </text:span><text:span text:style-name="T154">createRevisioned</text:span><text:span text:style-name="T151">(</text:span><text:span text:style-name="T152">String</text:span><text:span text:style-name="T151"> </text:span><text:span text:style-name="T155">db</text:span><text:span text:style-name="T151">) {</text:span></text:p>
            <text:p text:style-name="P8"><text:span text:style-name="T151"><text:s text:c="8"/></text:span><text:span text:style-name="T150">return</text:span><text:span text:style-name="T151"> </text:span><text:span text:style-name="T152">Mockito</text:span><text:span text:style-name="T151">.</text:span><text:span text:style-name="T157">spy</text:span><text:span text:style-name="T151">(</text:span><text:span text:style-name="T150">super</text:span><text:span text:style-name="T151">.createRevisioned(</text:span><text:span text:style-name="T159">db</text:span><text:span text:style-name="T151">))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abling alternatives in beans.xml</text:p>
          </draw:text-box>
        </draw:frame>
        <draw:frame presentation:style-name="pr16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119"> </text:span><text:span text:style-name="T12">xmlns</text:span><text:span text:style-name="T13">=</text:span><text:span text:style-name="T14">"https://jakarta.ee/xml/ns/jakartaee"</text:span></text:p>
            <text:p text:style-name="P8"><text:span text:style-name="T119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119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119"><text:s text:c="4"/></text:span><text:span text:style-name="T12">version</text:span><text:span text:style-name="T13">=</text:span><text:span text:style-name="T14">"4.0"</text:span><text:span text:style-name="T119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19"/></text:p>
            <text:p text:style-name="P8"><text:span text:style-name="T13"><text:s text:c="4"/></text:span><text:span text:style-name="T10">&lt;</text:span><text:span text:style-name="T11">alternatives</text:span><text:span text:style-name="T10">&gt;</text:span></text:p>
            <text:p text:style-name="P8"><text:span text:style-name="T13"><text:s text:c="8"/></text:span><text:span text:style-name="T10">&lt;</text:span><text:span text:style-name="T11">class</text:span><text:span text:style-name="T10">&gt;</text:span><text:span text:style-name="T13">com.company.product.FakeDatabase</text:span><text:span text:style-name="T10">&lt;/</text:span><text:span text:style-name="T11">class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Mock</text:span><text:span text:style-name="T10">&lt;/</text:span><text:span text:style-name="T11">stereotype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Staging</text:span><text:span text:style-name="T10">&lt;/</text:span><text:span text:style-name="T11">stereotype</text:span><text:span text:style-name="T10">&gt;</text:span></text:p>
            <text:p text:style-name="P8"><text:span text:style-name="T13"><text:s text:c="4"/></text:span><text:span text:style-name="T10">&lt;/</text:span><text:span text:style-name="T11">alternatives</text:span><text:span text:style-name="T10">&gt;</text:span></text:p>
            <text:p text:style-name="P8"><text:span text:style-name="T119"/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pecialize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ubclasses can replace beans and producers</text:p>
              </text:list-item>
              <text:list-item>
                <text:p>Useful if you do not have control over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bean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8"><text:span text:style-name="T92">@Specializes</text:span></text:p>
            <text:p text:style-name="P8"><text:span text:style-name="T32">public</text:span><text:span text:style-name="T33"> </text:span><text:span text:style-name="T32">class</text:span><text:span text:style-name="T33"> </text:span><text:span text:style-name="T34">MockSmtpEmailService</text:span><text:span text:style-name="T33"> </text:span><text:span text:style-name="T32">extends</text:span><text:span text:style-name="T33"> </text:span><text:span text:style-name="T34">SmtpEmailService</text:span><text:span text:style-name="T33"> {</text:span></text:p>
            <text:p text:style-name="P8"><text:span text:style-name="T169"/></text:p>
            <text:p text:style-name="P8"><text:span text:style-name="T33"><text:s text:c="4"/></text:span><text:span text:style-name="T92">@Override</text:span></text:p>
            <text:p text:style-name="P8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send</text:span><text:span text:style-name="T33">(</text:span><text:span text:style-name="T34">String</text:span><text:span text:style-name="T33"> </text:span><text:span text:style-name="T170">hello</text:span><text:span text:style-name="T33">) {</text:span></text:p>
            <text:p text:style-name="P8"><text:span text:style-name="T33"><text:s text:c="8"/></text:span><text:span text:style-name="T34">System</text:span><text:span text:style-name="T33">.</text:span><text:span text:style-name="T93">out</text:span><text:span text:style-name="T33">.println(</text:span><text:span text:style-name="T171">hello</text:span><text:span text:style-name="T33">);</text:span></text:p>
            <text:p text:style-name="P8"><text:span text:style-name="T33"><text:s text:c="4"/></text:span><text:span text:style-name="T33">}</text:span></text:p>
            <text:p text:style-name="P8"><text:span text:style-name="T169"/></text:p>
            <text:p text:style-name="P8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producer</text:p>
          </draw:text-box>
        </draw:frame>
        <draw:frame presentation:style-name="pr16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60">@</text:span><text:span text:style-name="T151">ApplicationScoped</text:span></text:p>
            <text:p text:style-name="P8"><text:span text:style-name="T150">public</text:span><text:span text:style-name="T151"> </text:span><text:span text:style-name="T150">class</text:span><text:span text:style-name="T151"> </text:span><text:span text:style-name="T152">ObjectMapperConfigProducerOverride</text:span><text:span text:style-name="T151"> </text:span><text:span text:style-name="T150">extends</text:span><text:span text:style-name="T151"> </text:span><text:span text:style-name="T152">ObjectMapperConfigProducer</text:span><text:span text:style-name="T151"> {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60">@</text:span><text:span text:style-name="T151">Produces</text:span></text:p>
            <text:p text:style-name="P8"><text:span text:style-name="T151"><text:s text:c="4"/></text:span><text:span text:style-name="T160">@</text:span><text:span text:style-name="T151">Specializes</text:span></text:p>
            <text:p text:style-name="P8"><text:span text:style-name="T151"><text:s text:c="4"/></text:span><text:span text:style-name="T160">@</text:span><text:span text:style-name="T151">JSON</text:span></text:p>
            <text:p text:style-name="P8"><text:span text:style-name="T151"><text:s text:c="4"/></text:span><text:span text:style-name="T150">public</text:span><text:span text:style-name="T151"> </text:span><text:span text:style-name="T152">ObjectMapperConfig</text:span><text:span text:style-name="T151"> </text:span><text:span text:style-name="T154">produce</text:span><text:span text:style-name="T151">() {</text:span></text:p>
            <text:p text:style-name="P8"><text:span text:style-name="T151"><text:s text:c="8"/></text:span><text:span text:style-name="T152">ObjectMapperConfig</text:span><text:span text:style-name="T151"> </text:span><text:span text:style-name="T155">config</text:span><text:span text:style-name="T151"> = </text:span><text:span text:style-name="T150">super</text:span><text:span text:style-name="T151">.produce();</text:span></text:p>
            <text:p text:style-name="P8"><text:span text:style-name="T151"><text:s text:c="8"/></text:span><text:span text:style-name="T152">Jackson2ObjectMapperFactoryImpl</text:span><text:span text:style-name="T151"> </text:span><text:span text:style-name="T155">factory</text:span><text:span text:style-name="T151"> = (</text:span><text:span text:style-name="T152">Jackson2ObjectMapperFactoryImpl</text:span><text:span text:style-name="T151">) </text:span><text:span text:style-name="T159">config</text:span><text:span text:style-name="T151">.jackson2ObjectMapperFactory();</text:span></text:p>
            <text:p text:style-name="P8"><text:span text:style-name="T151"><text:s text:c="8"/></text:span><text:span text:style-name="T152">ObjectMapper</text:span><text:span text:style-name="T151"> </text:span><text:span text:style-name="T155">mapper</text:span><text:span text:style-name="T151"> = </text:span><text:span text:style-name="T159">factory</text:span><text:span text:style-name="T151">.getObjectMapper();</text:span></text:p>
            <text:p text:style-name="P8"><text:span text:style-name="T151"><text:s text:c="8"/></text:span><text:span text:style-name="T159">mapper</text:span><text:span text:style-name="T151">.configure(SerializationFeature.WRITE_ENUMS_USING_TO_STRING, </text:span><text:span text:style-name="T150">true</text:span><text:span text:style-name="T151">);</text:span></text:p>
            <text:p text:style-name="P8"><text:span text:style-name="T151"><text:s text:c="8"/></text:span><text:span text:style-name="T159">mapper</text:span><text:span text:style-name="T151">.configure(DeserializationFeature.READ_ENUMS_USING_TO_STRING, </text:span><text:span text:style-name="T150">true</text:span><text:span text:style-name="T151">);</text:span></text:p>
            <text:p text:style-name="P8"><text:span text:style-name="T151"><text:s text:c="8"/></text:span><text:span text:style-name="T150">return</text:span><text:span text:style-name="T151"> </text:span><text:span text:style-name="T159">config</text:span><text:span text:style-name="T151">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amed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Names can be assigned to beans</text:p>
              </text:list-item>
              <text:list-item>
                <text:p text:style-name="P33">Necessary to maintain compatibility</text:p>
              </text:list-item>
              <text:list-item>
                <text:p text:style-name="P33">JSF, JSP, EL, JBatch all use names</text:p>
              </text:list-item>
              <text:list-item>
                <text:p text:style-name="P33">Defaults to camelCase name of the bean class, producer method, or producer 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classes</text:p>
          </draw:text-box>
        </draw:frame>
        <draw:frame presentation:style-name="pr27" draw:text-style-name="P9" draw:layer="layout" svg:width="25.199cm" svg:height="12.95cm" svg:x="1.4cm" svg:y="5.476cm" presentation:class="outline" presentation:user-transformed="true">
          <draw:text-box>
            <text:p text:style-name="P8"><text:span text:style-name="T120">@Named</text:span></text:p>
            <text:p text:style-name="P8"><text:span text:style-name="T117">class</text:span><text:span text:style-name="T13"> </text:span><text:span text:style-name="T118">DeductionCsvReader</text:span><text:span text:style-name="T13"> </text:span><text:span text:style-name="T117">extends</text:span><text:span text:style-name="T13"> </text:span><text:span text:style-name="T172">AbstractItemReader</text:span><text:span text:style-name="T13"> {</text:span></text:p>
            <text:p text:style-name="P8"><text:span text:style-name="T13"><text:s text:c="4"/></text:span><text:span text:style-name="T120">@Override</text:span></text:p>
            <text:p text:style-name="P8"><text:span text:style-name="T13"><text:s text:c="4"/></text:span><text:span text:style-name="T117">public</text:span><text:span text:style-name="T13"> </text:span><text:span text:style-name="T118">Object</text:span><text:span text:style-name="T13"> </text:span><text:span text:style-name="T123">readItem</text:span><text:span text:style-name="T13">() {</text:span></text:p>
            <text:p text:style-name="P8"><text:span text:style-name="T13"><text:s text:c="8"/></text:span><text:span text:style-name="T173">// ...</text:span></text:p>
            <text:p text:style-name="P8"><text:span text:style-name="T119"><text:s text:c="4"/></text:span><text:span text:style-name="T119">}</text:span></text:p>
            <text:p text:style-name="P8"><text:span text:style-name="T13">}</text:span></text:p>
            <text:p text:style-name="P8"><text:span text:style-name="T119"/></text:p>
            <text:p text:style-name="P8"><text:span text:style-name="T120">@Named</text:span></text:p>
            <text:p text:style-name="P8"><text:span text:style-name="T117">class</text:span><text:span text:style-name="T13"> </text:span><text:span text:style-name="T118">DeductionCsvTransformer</text:span><text:span text:style-name="T13"> </text:span><text:span text:style-name="T117">implements</text:span><text:span text:style-name="T13"> </text:span><text:span text:style-name="T121">ItemProcessor</text:span><text:span text:style-name="T13"> {</text:span></text:p>
            <text:p text:style-name="P8"><text:span text:style-name="T13"><text:s text:c="4"/></text:span><text:span text:style-name="T120">@Override</text:span></text:p>
            <text:p text:style-name="P8"><text:span text:style-name="T13"><text:s text:c="4"/></text:span><text:span text:style-name="T117">public</text:span><text:span text:style-name="T13"> </text:span><text:span text:style-name="T118">Object</text:span><text:span text:style-name="T13"> </text:span><text:span text:style-name="T123">processItem</text:span><text:span text:style-name="T13">(</text:span><text:span text:style-name="T118">Object</text:span><text:span text:style-name="T13"> </text:span><text:span text:style-name="T125">item</text:span><text:span text:style-name="T13">) {</text:span></text:p>
            <text:p text:style-name="P8"><text:span text:style-name="T13"><text:s text:c="8"/></text:span><text:span text:style-name="T173">/// ...</text:span></text:p>
            <text:p text:style-name="P8"><text:span text:style-name="T119"><text:s text:c="4"/></text:span><text:span text:style-name="T119">}</text:span></text:p>
            <text:p text:style-name="P8"><text:span text:style-name="T13">}</text:span></text:p>
            <text:p text:style-name="P8"><text:span text:style-name="T119"/></text:p>
            <text:p text:style-name="P8"><text:span text:style-name="T120">@Named</text:span></text:p>
            <text:p text:style-name="P8"><text:span text:style-name="T117">class</text:span><text:span text:style-name="T13"> </text:span><text:span text:style-name="T118">DeductionCsvWriter</text:span><text:span text:style-name="T13"> </text:span><text:span text:style-name="T117">extends</text:span><text:span text:style-name="T13"> </text:span><text:span text:style-name="T172">AbstractItemWriter</text:span><text:span text:style-name="T13"> {</text:span></text:p>
            <text:p text:style-name="P8"><text:span text:style-name="T13"><text:s text:c="4"/></text:span><text:span text:style-name="T120">@Override</text:span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writeItems</text:span><text:span text:style-name="T13">(</text:span><text:span text:style-name="T121">List</text:span><text:span text:style-name="T13">&lt;</text:span><text:span text:style-name="T118">Object</text:span><text:span text:style-name="T13">&gt; </text:span><text:span text:style-name="T125">entries</text:span><text:span text:style-name="T13">) {</text:span></text:p>
            <text:p text:style-name="P8"><text:span text:style-name="T13"><text:s text:c="8"/></text:span><text:span text:style-name="T173">// ...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job</text:p>
          </draw:text-box>
        </draw:frame>
        <draw:frame presentation:style-name="pr16" draw:text-style-name="P30" draw:layer="layout" svg:width="25.199cm" svg:height="12.18cm" svg:x="1.4cm" svg:y="4.914cm" presentation:class="outline" presentation:user-transformed="true">
          <draw:text-box>
            <text:p text:style-name="P8"><text:span text:style-name="T174">&lt;</text:span><text:span text:style-name="T175">job</text:span><text:span text:style-name="T176"> </text:span><text:span text:style-name="T177">id</text:span><text:span text:style-name="T142">=</text:span><text:span text:style-name="T178">"deductions"</text:span><text:span text:style-name="T176"> </text:span></text:p>
            <text:p text:style-name="P8"><text:span text:style-name="T176"><text:s text:c="4"/></text:span><text:span text:style-name="T177">xmlns</text:span><text:span text:style-name="T142">=</text:span><text:span text:style-name="T178">"http://xmlns.jcp.org/xml/ns/javaee"</text:span><text:span text:style-name="T176"> </text:span><text:span text:style-name="T177">version</text:span><text:span text:style-name="T142">=</text:span><text:span text:style-name="T178">"1.0"</text:span><text:span text:style-name="T174">&gt;</text:span></text:p>
            <text:p text:style-name="P8"><text:span text:style-name="T142"><text:s text:c="4"/></text:span><text:span text:style-name="T174">&lt;</text:span><text:span text:style-name="T179">step</text:span><text:span text:style-name="T176"> </text:span><text:span text:style-name="T177">id</text:span><text:span text:style-name="T142">=</text:span><text:span text:style-name="T178">"csvToRecords"</text:span><text:span text:style-name="T176"> </text:span><text:span text:style-name="T177">next</text:span><text:span text:style-name="T142">=</text:span><text:span text:style-name="T178">"recordsUpdate"</text:span><text:span text:style-name="T174">&gt;</text:span></text:p>
            <text:p text:style-name="P8"><text:span text:style-name="T142"><text:s text:c="8"/></text:span><text:span text:style-name="T174">&lt;</text:span><text:span text:style-name="T179">chunk</text:span><text:span text:style-name="T176"> </text:span><text:span text:style-name="T177">item-count</text:span><text:span text:style-name="T142">=</text:span><text:span text:style-name="T178">"3"</text:span><text:span text:style-name="T174">&gt;</text:span></text:p>
            <text:p text:style-name="P8"><text:span text:style-name="T142"><text:s text:c="12"/></text:span><text:span text:style-name="T174">&lt;</text:span><text:span text:style-name="T179">reader</text:span><text:span text:style-name="T176"> </text:span><text:span text:style-name="T177">ref</text:span><text:span text:style-name="T142">=</text:span><text:span text:style-name="T178">"deductionCsvReader"</text:span><text:span text:style-name="T174">/&gt;</text:span></text:p>
            <text:p text:style-name="P8"><text:span text:style-name="T142"><text:s text:c="12"/></text:span><text:span text:style-name="T174">&lt;</text:span><text:span text:style-name="T179">processor</text:span><text:span text:style-name="T176"> </text:span><text:span text:style-name="T177">ref</text:span><text:span text:style-name="T142">=</text:span><text:span text:style-name="T178">"deductionCsvTransformer"</text:span><text:span text:style-name="T174">/&gt;</text:span></text:p>
            <text:p text:style-name="P8"><text:span text:style-name="T142"><text:s text:c="12"/></text:span><text:span text:style-name="T174">&lt;</text:span><text:span text:style-name="T179">writer</text:span><text:span text:style-name="T176"> </text:span><text:span text:style-name="T177">ref</text:span><text:span text:style-name="T142">=</text:span><text:span text:style-name="T178">"deductionCsvWriter"</text:span><text:span text:style-name="T174">/&gt;</text:span></text:p>
            <text:p text:style-name="P8"><text:span text:style-name="T142"><text:s text:c="8"/></text:span><text:span text:style-name="T174">&lt;/</text:span><text:span text:style-name="T179">chunk</text:span><text:span text:style-name="T174">&gt;</text:span></text:p>
            <text:p text:style-name="P8"><text:span text:style-name="T142"><text:s text:c="4"/></text:span><text:span text:style-name="T174">&lt;/</text:span><text:span text:style-name="T179">step</text:span><text:span text:style-name="T174">&gt;</text:span></text:p>
            <text:p text:style-name="P8"><text:span text:style-name="T142"><text:s text:c="4"/></text:span><text:span text:style-name="T174">&lt;</text:span><text:span text:style-name="T179">step</text:span><text:span text:style-name="T176"> </text:span><text:span text:style-name="T177">id</text:span><text:span text:style-name="T142">=</text:span><text:span text:style-name="T178">"recordsUpdate"</text:span><text:span text:style-name="T174">&gt;</text:span></text:p>
            <text:p text:style-name="P8"><text:span text:style-name="T142"><text:s text:c="8"/></text:span><text:span text:style-name="T174">&lt;</text:span><text:span text:style-name="T179">chunk</text:span><text:span text:style-name="T176"> </text:span><text:span text:style-name="T177">item-count</text:span><text:span text:style-name="T142">=</text:span><text:span text:style-name="T178">"3"</text:span><text:span text:style-name="T174">&gt;</text:span></text:p>
            <text:p text:style-name="P8"><text:span text:style-name="T142"><text:s text:c="12"/></text:span><text:span text:style-name="T174">&lt;</text:span><text:span text:style-name="T179">reader</text:span><text:span text:style-name="T176"> </text:span><text:span text:style-name="T177">ref</text:span><text:span text:style-name="T142">=</text:span><text:span text:style-name="T178">"deductionEntryReader"</text:span><text:span text:style-name="T174">/&gt;</text:span></text:p>
            <text:p text:style-name="P8"><text:span text:style-name="T142"><text:s text:c="12"/></text:span><text:span text:style-name="T174">&lt;</text:span><text:span text:style-name="T179">processor</text:span><text:span text:style-name="T176"> </text:span><text:span text:style-name="T177">ref</text:span><text:span text:style-name="T142">=</text:span><text:span text:style-name="T178">"deductionEntryTransformer"</text:span><text:span text:style-name="T174">/&gt;</text:span></text:p>
            <text:p text:style-name="P8"><text:span text:style-name="T142"><text:s text:c="12"/></text:span><text:span text:style-name="T174">&lt;</text:span><text:span text:style-name="T179">writer</text:span><text:span text:style-name="T176"> </text:span><text:span text:style-name="T177">ref</text:span><text:span text:style-name="T142">=</text:span><text:span text:style-name="T178">"deductionEntryWriter"</text:span><text:span text:style-name="T174">/&gt;</text:span></text:p>
            <text:p text:style-name="P8"><text:span text:style-name="T142"><text:s text:c="8"/></text:span><text:span text:style-name="T174">&lt;/</text:span><text:span text:style-name="T179">chunk</text:span><text:span text:style-name="T174">&gt;</text:span></text:p>
            <text:p text:style-name="P8"><text:span text:style-name="T142"><text:s text:c="4"/></text:span><text:span text:style-name="T174">&lt;/</text:span><text:span text:style-name="T179">step</text:span><text:span text:style-name="T174">&gt;</text:span></text:p>
            <text:p text:style-name="P8"><text:span text:style-name="T174">&lt;/</text:span><text:span text:style-name="T179">job</text:span><text:span text:style-name="T174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ew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d to obtain a new bean on demand</text:p>
              </text:list-item>
              <text:list-item>
                <text:p>Deprecated so do not use it</text:p>
              </text:list-item>
              <text:list-item>
                <text:p>Do not create your own bean</text:p>
              </text:list-item>
              <text:list-item>
                <text:p>Always query CDI for the appropriate b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Vetoed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Removes a bean from CDI control</text:p>
              </text:list-item>
              <text:list-item>
                <text:p text:style-name="P33">Bean is not discovered and can not be injected</text:p>
              </text:list-item>
              <text:list-item>
                <text:p text:style-name="P33">Can be used as a package annotation</text:p>
              </text:list-item>
              <text:list-item>
                <text:p text:style-name="P33">Useful to hide application or library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Typed</text:p>
          </draw:text-box>
        </draw:frame>
        <draw:frame presentation:style-name="pr1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strict the bean types of a class or producer</text:p>
              </text:list-item>
            </text:list>
            <text:p text:style-name="P8"><text:span text:style-name="T120">@Typed</text:span><text:span text:style-name="T13">(</text:span><text:span text:style-name="T118">Shop</text:span><text:span text:style-name="T13">.</text:span><text:span text:style-name="T117">class</text:span><text:span text:style-name="T13">)</text:span></text:p>
            <text:p text:style-name="P8"><text:span text:style-name="T117">public</text:span><text:span text:style-name="T13"> </text:span><text:span text:style-name="T117">class</text:span><text:span text:style-name="T13"> </text:span><text:span text:style-name="T118">BookShop</text:span><text:span text:style-name="T13"> </text:span><text:span text:style-name="T117">extends</text:span><text:span text:style-name="T13"> </text:span><text:span text:style-name="T118">Business</text:span><text:span text:style-name="T13"> </text:span><text:span text:style-name="T117">implements</text:span><text:span text:style-name="T13"> </text:span><text:span text:style-name="T118">Shop</text:span><text:span text:style-name="T13">&lt;</text:span><text:span text:style-name="T118">Book</text:span><text:span text:style-name="T13">&gt; {</text:span></text:p>
            <text:p text:style-name="P8"><text:span text:style-name="T13"><text:s text:c="4"/></text:span><text:span text:style-name="T13">...</text:span></text:p>
            <text:p text:style-name="P8"><text:span text:style-name="T119">}</text:span></text:p>
            <text:p text:style-name="P8"><text:span text:style-name="T119"/></text:p>
            <text:p text:style-name="P8"><text:span text:style-name="T117">public</text:span><text:span text:style-name="T13"> </text:span><text:span text:style-name="T117">class</text:span><text:span text:style-name="T13"> </text:span><text:span text:style-name="T118">BookShopProducer</text:span><text:span text:style-name="T13"> {</text:span></text:p>
            <text:p text:style-name="P8"><text:span text:style-name="T13"/></text:p>
            <text:p text:style-name="P8"><text:span text:style-name="T13"><text:s text:c="4"/></text:span><text:span text:style-name="T120">@Produces</text:span></text:p>
            <text:p text:style-name="P8"><text:span text:style-name="T13"><text:s text:c="4"/></text:span><text:span text:style-name="T120">@Typed</text:span><text:span text:style-name="T13">({</text:span><text:span text:style-name="T118">Shop</text:span><text:span text:style-name="T13">.</text:span><text:span text:style-name="T117">class</text:span><text:span text:style-name="T13">, </text:span><text:span text:style-name="T118">BookShop</text:span><text:span text:style-name="T13">.</text:span><text:span text:style-name="T117">class</text:span><text:span text:style-name="T13">})</text:span></text:p>
            <text:p text:style-name="P8"><text:span text:style-name="T13"><text:s text:c="4"/></text:span><text:span text:style-name="T117">public</text:span><text:span text:style-name="T13"> </text:span><text:span text:style-name="T118">BookShop</text:span><text:span text:style-name="T13"> </text:span><text:span text:style-name="T123">produce</text:span><text:span text:style-name="T13"> () {...}</text:span></text:p>
            <text:p text:style-name="P8"><text:span text:style-name="T13"><text:s text:c="4"/>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 annotation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@Resource for Java EE resources</text:p>
              </text:list-item>
              <text:list-item>
                <text:p>@PersistenceContext for JPA persistence context</text:p>
              </text:list-item>
              <text:list-item>
                <text:p>@PersistenceUnit for JPA persistence unit</text:p>
              </text:list-item>
              <text:list-item>
                <text:p>@EJB for remote EJB</text:p>
              </text:list-item>
              <text:list-item>
                <text:p>@WebServiceRef for web 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reotype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nnotations that add a set of recurring roles</text:p>
              </text:list-item>
              <text:list-item>
                <text:p>@Model is a built-in stereotype for model lay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Model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23"><text:span text:style-name="T35">@Named</text:span></text:p>
            <text:p text:style-name="P23"><text:span text:style-name="T35">@RequestScoped</text:span></text:p>
            <text:p text:style-name="P23"><text:span text:style-name="T35">@Documented</text:span></text:p>
            <text:p text:style-name="P23"><text:span text:style-name="T35">@Stereotype</text:span></text:p>
            <text:p text:style-name="P14"><text:span text:style-name="T92">@Target</text:span><text:span text:style-name="T33">({ </text:span><text:span text:style-name="T93">TYPE</text:span><text:span text:style-name="T33">, </text:span><text:span text:style-name="T93">METHOD</text:span><text:span text:style-name="T33">, </text:span><text:span text:style-name="T93">FIELD</text:span><text:span text:style-name="T33"> })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Model</text:span><text:span text:style-name="T33"> {</text:span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seudo-scopes are injected directly</text:p>
                <text:list>
                  <text:list-item>
                    <text:p>@Dependent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Normal scopes are injected through proxy</text:p>
                <text:list>
                  <text:list-item>
                    <text:p>@ApplicationScoped</text:p>
                  </text:list-item>
                  <text:list-item>
                    <text:p text:style-name="P35">@RequestScoped</text:p>
                  </text:list-item>
                  <text:list-item>
                    <text:p>@SessionScoped</text:p>
                  </text:list-item>
                  <text:list-item>
                    <text:p>@ConversationScoped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uilt-in scopes are based loosely on the servlet API.</text:span></text:p>
              <text:p><text:span text:style-name="T2">I have not created custom scopes yet, but there was one situation where they would have been useful.</text:span></text:p>
              <text:p><text:span text:style-name="T2"/></text:p>
            </draw:text-box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pendent</text:p>
          </draw:text-box>
        </draw:frame>
        <draw:frame presentation:style-name="pr31" draw:layer="layout" svg:width="25.199cm" svg:height="15.256cm" svg:x="1.4cm" svg:y="4.216cm" presentation:class="outline" presentation:user-transformed="true">
          <draw:text-box>
            <text:list text:style-name="L3">
              <text:list-item>
                <text:p text:style-name="P17">Default scope</text:p>
              </text:list-item>
              <text:list-item>
                <text:p>Bean lifecycle is same where it is injected</text:p>
              </text:list-item>
            </text:list>
            <text:p text:style-name="P8"><text:span text:style-name="T180"/></text:p>
            <text:p text:style-name="P8"><text:span text:style-name="T180">public</text:span><text:span text:style-name="T181"> </text:span><text:span text:style-name="T180">class</text:span><text:span text:style-name="T181"> </text:span><text:span text:style-name="T182">RecordDatabase</text:span><text:span text:style-name="T183"> {</text:span></text:p>
            <text:p text:style-name="P8"><text:span text:style-name="T183"><text:s text:c="4"/></text:span><text:span text:style-name="T183">...</text:span></text:p>
            <text:p text:style-name="P8"><text:span text:style-name="T183">}</text:span></text:p>
            <text:p text:style-name="P8"><text:span text:style-name="T183"/></text:p>
            <text:p text:style-name="P8"><text:span text:style-name="T183">@ApplicationScoped</text:span></text:p>
            <text:p text:style-name="P8"><text:span text:style-name="T180">public</text:span><text:span text:style-name="T183"> </text:span><text:span text:style-name="T180">class</text:span><text:span text:style-name="T183"> </text:span><text:span text:style-name="T182">RecordService</text:span><text:span text:style-name="T183"> {</text:span></text:p>
            <text:p text:style-name="P8"><text:span text:style-name="T183"/></text:p>
            <text:p text:style-name="P8"><text:span text:style-name="T183"><text:s text:c="4"/></text:span><text:span text:style-name="T184">@Inject</text:span></text:p>
            <text:p text:style-name="P8"><text:span text:style-name="T183"><text:s text:c="4"/></text:span><text:span text:style-name="T180">private</text:span><text:span text:style-name="T183"> </text:span><text:span text:style-name="T182">RecordDatabase</text:span><text:span text:style-name="T183"> </text:span><text:span text:style-name="T185">database</text:span><text:span text:style-name="T183">;</text:span></text:p>
            <text:p text:style-name="P8"><text:span text:style-name="T183"/></text:p>
            <text:p text:style-name="P8"><text:span text:style-name="T18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Pseudo scope, injected directly, not proxied.</text:p>
              <text:p>Since it is directly injected, the lifecycle is the same where it is injected.</text:p>
              <text:p>In this example we inject into an application scoped bean, so it will become application scoped.</text:p>
              <text:p>RecordService can refer to the record database with direct field and method access.</text:p>
              <text:p/>
            </draw:text-box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ingleton</text:p>
          </draw:text-box>
        </draw:frame>
        <draw:frame presentation:style-name="pr32" draw:layer="layout" svg:width="25.199cm" svg:height="14.531cm" svg:x="1.4cm" svg:y="4.578cm" presentation:class="outline" presentation:user-transformed="true">
          <draw:text-box>
            <text:list text:style-name="L3">
              <text:list-item>
                <text:p text:style-name="P17">Lives through the entire container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8"><text:span text:style-name="T75"/></text:p>
            <text:p text:style-name="P8"><text:span text:style-name="T75">@Singleton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RandomGenerato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int</text:span><text:span text:style-name="T77"> </text:span><text:span text:style-name="T80">nextInt</text:span><text:span text:style-name="T77"> () {</text:span></text:p>
            <text:p text:style-name="P8"><text:span text:style-name="T79"><text:s text:c="8"/></text:span><text:span text:style-name="T79">...</text:span></text:p>
            <text:p text:style-name="P8"><text:span text:style-name="T77"><text:s text:c="4"/></text:span><text:span text:style-name="T77">}</text:span></text:p>
            <text:p text:style-name="P8"><text:span text:style-name="T77"><text:s text:c="4"/>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Pseudo scope, injected directly, not proxied.</text:span></text:p>
              <text:p><text:span text:style-name="T2">With some certain technologies like EJB you have to use singleton.</text:span></text:p>
              <text:p><text:span text:style-name="T2"/></text:p>
            </draw:text-box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8"><text:span text:style-name="T75"/></text:p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LogDatabas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logEvent</text:span><text:span text:style-name="T77"> (</text:span><text:span text:style-name="T78">String</text:span><text:span text:style-name="T77"> </text:span><text:span text:style-name="T164">event</text:span><text:span text:style-name="T77">) {</text:span></text:p>
            <text:p text:style-name="P8"><text:span text:style-name="T77"><text:s text:c="8"/></text:span><text:span text:style-name="T77">...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33" draw:text-style-name="P3" draw:layer="layout" svg:width="17.271cm" svg:height="0.788cm" svg:x="2.159cm" svg:y="13.271cm" presentation:class="notes" presentation:user-transformed="true">
            <draw:text-box>
              <text:p>Normal scope, proxied.</text:p>
            </draw:text-box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only one request</text:p>
              </text:list-item>
              <text:list-item>
                <text:p>Request can be a variety of things like jobs</text:p>
              </text:list-item>
            </text:list>
            <text:p text:style-name="P8"><text:span text:style-name="T75"/></text:p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AuthCheck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checkAuth</text:span><text:span text:style-name="T77"> (</text:span><text:span text:style-name="T78">String</text:span><text:span text:style-name="T77"> </text:span><text:span text:style-name="T164">user</text:span><text:span text:style-name="T77">) {</text:span></text:p>
            <text:p text:style-name="P8"><text:span text:style-name="T77"><text:s text:c="8"/></text:span><text:span text:style-name="T77">...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Normal scope, proxied.</text:span></text:p>
              <text:p><text:span text:style-name="T2"/></text:p>
            </draw:text-box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8"><text:span text:style-name="T75"/></text:p>
            <text:p text:style-name="P8"><text:span text:style-name="T75">@Sess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ShoppingCart</text:span><text:span text:style-name="T77"> </text:span><text:span text:style-name="T76">implements</text:span><text:span text:style-name="T77"> </text:span><text:span text:style-name="T81">Serializabl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addItem</text:span><text:span text:style-name="T77"> (</text:span><text:span text:style-name="T78">Item</text:span><text:span text:style-name="T77"> </text:span><text:span text:style-name="T164">item</text:span><text:span text:style-name="T77">) {</text:span></text:p>
            <text:p text:style-name="P8"><text:span text:style-name="T77"><text:s text:c="8"/></text:span><text:span text:style-name="T166">doSomething</text:span><text:span text:style-name="T77">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Normal scope, proxied.</text:p>
              <text:p>For compatibility reasons it has to be serializable.</text:p>
              <text:p>Sessions can be activated and passivated, they can be stored in permanent storage.</text:p>
              <text:p>Serialization is poorly implemented in Java.</text:p>
              <text:p/>
            </draw:text-box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7">Lives through one browser window</text:p>
              </text:list-item>
              <text:list-item>
                <text:p>Used for JSF conversation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Normal scope, proxied.</text:p>
              <text:p>JSF specific scope, I might have used it once long ago.</text:p>
              <text:p/>
            </draw:text-box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ope mix and match</text:p>
          </draw:text-box>
        </draw:frame>
        <draw:frame presentation:style-name="pr34" draw:layer="layout" svg:width="25.199cm" svg:height="14.216cm" svg:x="1.4cm" svg:y="6.63cm" presentation:class="outline" presentation:user-transformed="true">
          <draw:text-box>
            <text:list text:style-name="L3">
              <text:list-item>
                <text:p>Different scoped beans can be used together</text:p>
              </text:list-item>
            </text:list>
            <text:p text:style-name="P8"><text:span text:style-name="T75"/></text:p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LoginName</text:span><text:span text:style-name="T77"> </text:span><text:span text:style-name="T82">name</text:span><text:span text:style-name="T77">;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LoginName</text:span><text:span text:style-name="T77"> {</text:span></text:p>
            <text:p text:style-name="P8"><text:span text:style-name="T79"><text:s text:c="4"/></text:span><text:span text:style-name="T79">...</text:span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One of the advantage of proxies is that you can mix and match scopes without any errors.</text:p>
              <text:p>In this example we inject a request scoped bean into an application scoped bean without any errors.</text:p>
              <text:p text:style-name="P5">RecordService is one instance, but LoginName is different for all users.</text:p>
              <text:p text:style-name="P5">Every time RecordService accesses LoginName, CDI will proxy calls to the appropriate instance.</text:p>
              <text:p text:style-name="P5"/>
              <text:p/>
            </draw:text-box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example</text:p>
          </draw:text-box>
        </draw:frame>
        <draw:frame presentation:style-name="pr36" draw:text-style-name="P25" draw:layer="layout" svg:width="25.199cm" svg:height="13.537cm" svg:x="1.4cm" svg:y="5.125cm" presentation:class="outline" presentation:user-transformed="true">
          <draw:text-box>
            <text:p text:style-name="P8"><text:span text:style-name="T186">public</text:span><text:span text:style-name="T187"> </text:span><text:span text:style-name="T186">class</text:span><text:span text:style-name="T187"> </text:span><text:span text:style-name="T188">Service$Proxy$_$$_WeldClientProxy</text:span><text:span text:style-name="T187"> </text:span><text:span text:style-name="T186">extends</text:span><text:span text:style-name="T187"> </text:span><text:span text:style-name="T188">Service</text:span><text:span text:style-name="T187"> </text:span><text:span text:style-name="T186">implements</text:span><text:span text:style-name="T187"> </text:span><text:span text:style-name="T189">Serializable</text:span><text:span text:style-name="T187">, </text:span><text:span text:style-name="T188">WeldConstruct</text:span><text:span text:style-name="T187">, </text:span><text:span text:style-name="T188">WeldClientProxy</text:span><text:span text:style-name="T187">, </text:span><text:span text:style-name="T188">TargetInstanceProxy</text:span><text:span text:style-name="T187">, </text:span><text:span text:style-name="T188">LifecycleMixin</text:span><text:span text:style-name="T187">, </text:span><text:span text:style-name="T188">ProxyObject</text:span><text:span text:style-name="T187"> {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lifecycle_mixin_$$_preDestroy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lifecycle_mixin_$$_postConstruct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8">Object</text:span><text:span text:style-name="T187"> </text:span><text:span text:style-name="T191">getTargetInstance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8">Class</text:span><text:span text:style-name="T187"> </text:span><text:span text:style-name="T191">getTargetClass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92">Metadata</text:span><text:span text:style-name="T187"> </text:span><text:span text:style-name="T191">getMetadata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8">MethodHandler</text:span><text:span text:style-name="T187"> </text:span><text:span text:style-name="T191">getHandler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setHandler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93">@Override</text:span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doStuff</text:span><text:span text:style-name="T187">() {</text:span></text:p>
            <text:p text:style-name="P8"><text:span text:style-name="T187"><text:s text:c="8"/></text:span><text:span text:style-name="T194">// </text:span><text:span text:style-name="T195">Interceptor</text:span><text:span text:style-name="T194"> operations, before calling proceed()</text:span></text:p>
            <text:p text:style-name="P8"><text:span text:style-name="T187"><text:s text:c="8"/></text:span><text:span text:style-name="T188">Service</text:span><text:span text:style-name="T187"> </text:span><text:span text:style-name="T196">instance</text:span><text:span text:style-name="T187"> = (</text:span><text:span text:style-name="T188">Service</text:span><text:span text:style-name="T187">) getTargetInstance();</text:span></text:p>
            <text:p text:style-name="P8"><text:span text:style-name="T187"><text:s text:c="8"/></text:span><text:span text:style-name="T197">instance</text:span><text:span text:style-name="T187">.doStuff();</text:span></text:p>
            <text:p text:style-name="P8"><text:span text:style-name="T187"><text:s text:c="8"/></text:span><text:span text:style-name="T194">// </text:span><text:span text:style-name="T195">Interceptor</text:span><text:span text:style-name="T194"> operations, after calling proceed()</text:span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93">@Override</text:span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setA</text:span><text:span text:style-name="T187">(</text:span><text:span text:style-name="T188">Attribute</text:span><text:span text:style-name="T187"> </text:span><text:span text:style-name="T196">a</text:span><text:span text:style-name="T187">) {...}</text:span></text:p>
            <text:p text:style-name="P8"><text:span text:style-name="T190"/></text:p>
            <text:p text:style-name="P8"><text:span text:style-name="T187"><text:s text:c="4"/></text:span><text:span text:style-name="T193">@Override</text:span></text:p>
            <text:p text:style-name="P8"><text:span text:style-name="T187"><text:s text:c="4"/></text:span><text:span text:style-name="T186">public</text:span><text:span text:style-name="T187"> </text:span><text:span text:style-name="T188">Attribute</text:span><text:span text:style-name="T187"> </text:span><text:span text:style-name="T191">getA</text:span><text:span text:style-name="T187">() {...}</text:span></text:p>
            <text:p text:style-name="P8"><text:span text:style-name="T190"/></text:p>
            <text:p text:style-name="P8"><text:span text:style-name="T1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method calls</text:p>
          </draw:text-box>
        </draw:frame>
        <draw:frame presentation:style-name="pr37" draw:text-style-name="P16" draw:layer="layout" svg:width="25.199cm" svg:height="15.046cm" svg:x="1.4cm" svg:y="4.419cm" presentation:class="outline" presentation:user-transformed="true">
          <draw:text-box>
            <text:list text:style-name="L3">
              <text:list-item>
                <text:p>Proxy method calls to beans with other scope</text:p>
              </text:list-item>
            </text:list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User</text:span><text:span text:style-name="T77"> </text:span><text:span text:style-name="T82">us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82">user</text:span><text:span text:style-name="T77">.getId();</text:span></text:p>
            <text:p text:style-name="P8"><text:span text:style-name="T77"><text:s text:c="8"/></text:span><text:span text:style-name="T82">user</text:span><text:span text:style-name="T77">.getName();</text:span></text:p>
            <text:p text:style-name="P8"><text:span text:style-name="T77"><text:s text:c="8"/></text:span><text:span text:style-name="T82">hello</text:span><text:span text:style-name="T77">.</text:span><text:span text:style-name="T166">hello</text:span><text:span text:style-name="T77">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Method calls work perfectly.</text:p>
              <text:p>If you call methods within a bean with another scope, it will work perfectly.</text:p>
              <text:p/>
            </draw:text-box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class names</text:p>
          </draw:text-box>
        </draw:frame>
        <draw:frame presentation:style-name="pr34" draw:text-style-name="P16" draw:layer="layout" svg:width="25.199cm" svg:height="14.216cm" svg:x="1.4cm" svg:y="4.736cm" presentation:class="outline" presentation:user-transformed="true">
          <draw:text-box>
            <text:list text:style-name="L3">
              <text:list-item>
                <text:p>Class names differ, do not rely on them</text:p>
              </text:list-item>
            </text:list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</text:span><text:span text:style-name="T77"> {</text:span><text:span text:style-name="T79">}</text:span></text:p>
            <text:p text:style-name="P8"><text:span text:style-name="T79"/></text:p>
            <text:p text:style-name="P8"><text:span text:style-name="T184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User</text:span><text:span text:style-name="T77"> </text:span><text:span text:style-name="T82">us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185"><text:s text:c="8"/></text:span><text:span text:style-name="T185">user</text:span><text:span text:style-name="T183">.getClass();</text:span></text:p>
            <text:p text:style-name="P8"><text:span text:style-name="T198"><text:s text:c="8"/></text:span><text:span text:style-name="T198">// org.jboss.weld.proxies.User$</text:span><text:span text:style-name="T199">Proxy</text:span><text:span text:style-name="T200">$_$$_WeldClientProxy</text:span></text:p>
            <text:p text:style-name="P8"><text:span text:style-name="T77"><text:s text:c="4"/></text:span><text:span text:style-name="T77">}</text:span></text:p>
            <text:p text:style-name="P8"><text:span text:style-name="T79"><text:s text:c="4"/>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Java Object final method calls can not be proxied.</text:span></text:p>
              <text:p><text:span text:style-name="T2">The getClass method is notorious for this.</text:span></text:p>
              <text:p><text:span text:style-name="T2">Instead of User it returns the name of the Weld proxy.</text:span></text:p>
              <text:p><text:span text:style-name="T2"/></text:p>
            </draw:text-box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ublic fields</text:p>
          </draw:text-box>
        </draw:frame>
        <draw:frame presentation:style-name="pr5" draw:text-style-name="P36" draw:layer="layout" svg:width="25.199cm" svg:height="13.859cm" svg:x="1.4cm" svg:y="4.914cm" presentation:class="outline" presentation:user-transformed="true">
          <draw:text-box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2">name</text:span><text:span text:style-name="T77">;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201">org.jboss.weld.exceptions.DefinitionException</text:span><text:span text:style-name="T202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xied beans can not have public fields, because only methods can be proxied. CDI will refuse to start.</text:p>
            </draw:text-box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rotected fields</text:p>
          </draw:text-box>
        </draw:frame>
        <draw:frame presentation:style-name="pr22" draw:text-style-name="P16" draw:layer="layout" svg:width="25.199cm" svg:height="14.941cm" svg:x="1.4cm" svg:y="4.363cm" presentation:class="outline" presentation:user-transformed="true">
          <draw:text-box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</text:span><text:span text:style-name="T77"> {</text:span></text:p>
            <text:p text:style-name="P8"><text:span text:style-name="T77"><text:s text:c="4"/></text:span><text:span text:style-name="T76">protected</text:span><text:span text:style-name="T77"> </text:span><text:span text:style-name="T76">int</text:span><text:span text:style-name="T77"> </text:span><text:span text:style-name="T82">id</text:span><text:span text:style-name="T77">;</text:span></text:p>
            <text:p text:style-name="P8"><text:span text:style-name="T77"><text:s text:c="4"/></text:span><text:span text:style-name="T76">protected</text:span><text:span text:style-name="T77"> </text:span><text:span text:style-name="T78">String</text:span><text:span text:style-name="T77"> </text:span><text:span text:style-name="T82">name</text:span><text:span text:style-name="T77">;</text:span></text:p>
            <text:p text:style-name="P8"><text:span text:style-name="T79">}</text:span></text:p>
            <text:p text:style-name="P8"><text:span text:style-name="T77"/></text:p>
            <text:p text:style-name="P8"><text:span text:style-name="T184">@ApplicationScoped</text:span></text:p>
            <text:p text:style-name="P8"><text:span text:style-name="T180">public</text:span><text:span text:style-name="T203"> </text:span><text:span text:style-name="T180">class</text:span><text:span text:style-name="T203"> </text:span><text:span text:style-name="T182">GreeterClient</text:span><text:span text:style-name="T203"> {</text:span></text:p>
            <text:p text:style-name="P8"><text:span text:style-name="T180"/></text:p>
            <text:p text:style-name="P8"><text:span text:style-name="T203"><text:s text:c="4"/></text:span><text:span text:style-name="T184">@Inject</text:span></text:p>
            <text:p text:style-name="P8"><text:span text:style-name="T203"><text:s text:c="4"/></text:span><text:span text:style-name="T180">private</text:span><text:span text:style-name="T203"> </text:span><text:span text:style-name="T182">User</text:span><text:span text:style-name="T203"> </text:span><text:span text:style-name="T182">user</text:span><text:span text:style-name="T203">;</text:span></text:p>
            <text:p text:style-name="P8"><text:span text:style-name="T180"/></text:p>
            <text:p text:style-name="P8"><text:span text:style-name="T203"><text:s text:c="4"/></text:span><text:span text:style-name="T180">public</text:span><text:span text:style-name="T203"> </text:span><text:span text:style-name="T180">void</text:span><text:span text:style-name="T203"> greet () {</text:span></text:p>
            <text:p text:style-name="P8"><text:span text:style-name="T203"><text:s text:c="8"/></text:span><text:span text:style-name="T204">// user.id is 0</text:span></text:p>
            <text:p text:style-name="P8"><text:span text:style-name="T203"><text:s text:c="8"/></text:span><text:span text:style-name="T204">// user.name is null</text:span></text:p>
            <text:p text:style-name="P8"><text:span text:style-name="T180"><text:s text:c="4"/></text:span><text:span text:style-name="T180">}</text:span></text:p>
            <text:p text:style-name="P8"><text:span text:style-name="T180"/></text:p>
            <text:p text:style-name="P8"><text:span text:style-name="T18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fortunately CDI will start in case of protected fields.</text:p>
              <text:p>Proxy fields will have default values null or 0 or 0.0.</text:p>
              <text:p>Your application will be incorrect if it relies on them.</text:p>
              <text:p>Always use getters or setters instead of field access.</text:p>
              <text:p/>
            </draw:text-box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 can not intercept the new keyword</text:p>
              </text:list-item>
            </text:list>
            <text:p text:style-name="P8"><text:span text:style-name="T205"/></text:p>
            <text:p text:style-name="P8"><text:span text:style-name="T205">public</text:span><text:span text:style-name="T206"> </text:span><text:span text:style-name="T205">class</text:span><text:span text:style-name="T206"> </text:span><text:span text:style-name="T207">DatabaseReplicator</text:span><text:span text:style-name="T206"> {</text:span></text:p>
            <text:p text:style-name="P8"><text:span text:style-name="T208"/></text:p>
            <text:p text:style-name="P8"><text:span text:style-name="T206"><text:s text:c="4"/></text:span><text:span text:style-name="T209">@Inject</text:span><text:span text:style-name="T206"> </text:span><text:span text:style-name="T209">@Source</text:span><text:span text:style-name="T206"> </text:span><text:span text:style-name="T205">private</text:span><text:span text:style-name="T206"> </text:span><text:span text:style-name="T207">Database</text:span><text:span text:style-name="T206"> </text:span><text:span text:style-name="T210">source</text:span><text:span text:style-name="T206">;</text:span></text:p>
            <text:p text:style-name="P8"><text:span text:style-name="T206"><text:s text:c="4"/></text:span><text:span text:style-name="T209">@Inject</text:span><text:span text:style-name="T206"> </text:span><text:span text:style-name="T209">@Target</text:span><text:span text:style-name="T206"> </text:span><text:span text:style-name="T205">private</text:span><text:span text:style-name="T206"> </text:span><text:span text:style-name="T207">Database</text:span><text:span text:style-name="T206"> </text:span><text:span text:style-name="T210">target</text:span><text:span text:style-name="T206">;</text:span></text:p>
            <text:p text:style-name="P8"><text:span text:style-name="T208"/></text:p>
            <text:p text:style-name="P8"><text:span text:style-name="T206"><text:s text:c="4"/></text:span><text:span text:style-name="T209">@Log</text:span></text:p>
            <text:p text:style-name="P8"><text:span text:style-name="T206"><text:s text:c="4"/></text:span><text:span text:style-name="T205">public</text:span><text:span text:style-name="T206"> </text:span><text:span text:style-name="T205">void</text:span><text:span text:style-name="T206"> </text:span><text:span text:style-name="T211">replicate</text:span><text:span text:style-name="T206"> () {</text:span></text:p>
            <text:p text:style-name="P8"><text:span text:style-name="T206"><text:s text:c="8"/></text:span><text:span text:style-name="T206">...</text:span></text:p>
            <text:p text:style-name="P8"><text:span text:style-name="T206"><text:s text:c="4"/></text:span><text:span text:style-name="T206">}</text:span></text:p>
            <text:p text:style-name="P8"><text:span text:style-name="T208"/></text:p>
            <text:p text:style-name="P8"><text:span text:style-name="T206">}</text:span></text:p>
            <text:p text:style-name="P8"><text:span text:style-name="T212"/></text:p>
            <text:p text:style-name="P8"><text:span text:style-name="T212">new</text:span><text:span text:style-name="T213"> </text:span><text:span text:style-name="T214">DatabaseReplicator</text:span><text:span text:style-name="T215">().replicate(); <text:s/></text:span><text:span text:style-name="T216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7" draw:text-style-name="P3" draw:layer="layout" svg:width="17.271cm" svg:height="8.658cm" svg:x="2.159cm" svg:y="13.271cm" presentation:class="notes" presentation:user-transformed="true">
            <draw:text-box>
              <text:p>CDI can not intercept the new keyword.</text:p>
              <text:p>If you create an object with the new keyword, CDI will not be able to inject dependencies, run decorators or interceptors, or manage bean context and lifecycle.</text:p>
              <text:p>Spring AOP can use AspectJ which does compile time magic to insert dependencies even with new calls.</text:p>
              <text:p>CDI does not work that way, and there is no workaround because CDI has to handle lifecycle.</text:p>
              <text:p>Only use the new keyword for data classes, for business logic use beans or producers.</text:p>
              <text:p/>
            </draw:text-box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proxyable bean type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proxyable bean types can not be injected as normal scope dependencies. They can only be injected as pseudo scope dependent or singleton dependencies.</text:p>
              <text:p/>
            </draw:text-box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ts can be used to send messages</text:p>
              </text:list-item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In fact events should not be beans</text:p>
              </text:list-item>
              <text:list-item>
                <text:p>There could be context and lifecycle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Events do not depend on the scope. Whatever is currently running can fire and receive events.</text:span></text:p>
              <text:p><text:span text:style-name="T2">The message does not have to be a bean, it can be a data class. The example Record is such data class.</text:span></text:p>
              <text:p><text:span text:style-name="T2">Events should not be beans because it is tricky, context issues can arise, and bean lifecycle callbacks can interfere with the event callbacks.</text:span></text:p>
              <text:p><text:span text:style-name="T2"/></text:p>
            </draw:text-box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example</text:p>
          </draw:text-box>
        </draw:frame>
        <draw:frame presentation:style-name="pr22" draw:text-style-name="P16" draw:layer="layout" svg:width="25.199cm" svg:height="14.941cm" svg:x="1.4cm" svg:y="4.929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RecordDatabas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Event</text:span><text:span text:style-name="T77">&lt;</text:span><text:span text:style-name="T78">Record</text:span><text:span text:style-name="T77">&gt; </text:span><text:span text:style-name="T82">recordAdded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addRecord</text:span><text:span text:style-name="T77"> (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82">recordAdded</text:span><text:span text:style-name="T77">.</text:span><text:span text:style-name="T166">fire</text:span><text:span text:style-name="T77">(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Logg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listenRecord</text:span><text:span text:style-name="T77"> (</text:span><text:span text:style-name="T75">@Observes</text:span><text:span text:style-name="T77"> 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Received: "</text:span><text:span text:style-name="T77"> + 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 same underlying system that drives dependency injection can also be used to send events.</text:p>
              <text:p>In this example we fire a Record event, and in another bean we listen to such an event.</text:p>
              <text:p>For example if we add a record on the UI, we can also notify all observers that a record has been added.</text:p>
              <text:p/>
            </draw:text-box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sync events</text:p>
          </draw:text-box>
        </draw:frame>
        <draw:frame presentation:style-name="pr22" draw:text-style-name="P16" draw:layer="layout" svg:width="25.199cm" svg:height="14.941cm" svg:x="1.4cm" svg:y="4.929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RecordDatabas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Event</text:span><text:span text:style-name="T77">&lt;</text:span><text:span text:style-name="T78">Record</text:span><text:span text:style-name="T77">&gt; </text:span><text:span text:style-name="T82">recordAdded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addRecord</text:span><text:span text:style-name="T77"> (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82">recordAdded</text:span><text:span text:style-name="T77">.</text:span><text:span text:style-name="T166">fireAsync</text:span><text:span text:style-name="T77">(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Logg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listenRecord</text:span><text:span text:style-name="T77"> (</text:span><text:span text:style-name="T75">@ObservesAsync</text:span><text:span text:style-name="T77"> 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Received: "</text:span><text:span text:style-name="T77"> + 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events</text:p>
          </draw:text-box>
        </draw:frame>
        <draw:frame presentation:style-name="pr38" draw:text-style-name="P16" draw:layer="layout" svg:width="25.199cm" svg:height="13.434cm" svg:x="1.4cm" svg:y="4.914cm" presentation:class="outline" presentation:user-transformed="true">
          <draw:text-box>
            <text:p text:style-name="P8"><text:span text:style-name="T32">public</text:span><text:span text:style-name="T36"> </text:span><text:span text:style-name="T32">class</text:span><text:span text:style-name="T33"> </text:span><text:span text:style-name="T34">RecordDatabase</text:span><text:span text:style-name="T33"> {</text:span></text:p>
            <text:p text:style-name="P8"><text:span text:style-name="T169"/></text:p>
            <text:p text:style-name="P8"><text:span text:style-name="T33"><text:s text:c="4"/></text:span><text:span text:style-name="T92">@Inject</text:span></text:p>
            <text:p text:style-name="P8"><text:span text:style-name="T33"><text:s text:c="4"/></text:span><text:span text:style-name="T92">@Added</text:span></text:p>
            <text:p text:style-name="P8"><text:span text:style-name="T33"><text:s text:c="4"/></text:span><text:span text:style-name="T32">private</text:span><text:span text:style-name="T33"> </text:span><text:span text:style-name="T217">Event</text:span><text:span text:style-name="T33">&lt;</text:span><text:span text:style-name="T34">Record</text:span><text:span text:style-name="T33">&gt; </text:span><text:span text:style-name="T218">recordAdded</text:span><text:span text:style-name="T33">;</text:span></text:p>
            <text:p text:style-name="P8"><text:span text:style-name="T169"/></text:p>
            <text:p text:style-name="P8"><text:span text:style-name="T33"><text:s text:c="4"/></text:span><text:span text:style-name="T92">@Inject</text:span></text:p>
            <text:p text:style-name="P8"><text:span text:style-name="T33"><text:s text:c="4"/></text:span><text:span text:style-name="T92">@Deleted</text:span></text:p>
            <text:p text:style-name="P8"><text:span text:style-name="T33"><text:s text:c="4"/></text:span><text:span text:style-name="T32">private</text:span><text:span text:style-name="T33"> </text:span><text:span text:style-name="T217">Event</text:span><text:span text:style-name="T33">&lt;</text:span><text:span text:style-name="T34">Record</text:span><text:span text:style-name="T33">&gt; </text:span><text:span text:style-name="T218">recordDeleted</text:span><text:span text:style-name="T33">;</text:span></text:p>
            <text:p text:style-name="P8"><text:span text:style-name="T169"/></text:p>
            <text:p text:style-name="P8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addRecord</text:span><text:span text:style-name="T33">(</text:span><text:span text:style-name="T34">Record</text:span><text:span text:style-name="T33"> </text:span><text:span text:style-name="T170">record</text:span><text:span text:style-name="T33">) {</text:span></text:p>
            <text:p text:style-name="P8"><text:span text:style-name="T33"><text:s text:c="8"/></text:span><text:span text:style-name="T218">recordAdded</text:span><text:span text:style-name="T33">.</text:span><text:span text:style-name="T38">fire</text:span><text:span text:style-name="T33">(</text:span><text:span text:style-name="T171">record</text:span><text:span text:style-name="T33">);</text:span></text:p>
            <text:p text:style-name="P8"><text:span text:style-name="T33"><text:s text:c="4"/></text:span><text:span text:style-name="T33">}</text:span></text:p>
            <text:p text:style-name="P8"><text:span text:style-name="T169"/></text:p>
            <text:p text:style-name="P8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deleteRecord</text:span><text:span text:style-name="T33">(</text:span><text:span text:style-name="T34">Record</text:span><text:span text:style-name="T33"> </text:span><text:span text:style-name="T170">record</text:span><text:span text:style-name="T33">) {</text:span></text:p>
            <text:p text:style-name="P8"><text:span text:style-name="T33"><text:s text:c="8"/></text:span><text:span text:style-name="T218">recordDeleted</text:span><text:span text:style-name="T33">.</text:span><text:span text:style-name="T38">fire</text:span><text:span text:style-name="T33">(</text:span><text:span text:style-name="T171">record</text:span><text:span text:style-name="T33">);</text:span></text:p>
            <text:p text:style-name="P8"><text:span text:style-name="T33"><text:s text:c="4"/></text:span><text:span text:style-name="T33">}</text:span></text:p>
            <text:p text:style-name="P8"><text:span text:style-name="T169"/></text:p>
            <text:p text:style-name="P8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observers</text:p>
          </draw:text-box>
        </draw:frame>
        <draw:frame presentation:style-name="pr16" draw:text-style-name="P37" draw:layer="layout" svg:width="25.199cm" svg:height="12.18cm" svg:x="1.4cm" svg:y="4.914cm" presentation:class="outline" presentation:user-transformed="true">
          <draw:text-box>
            <text:p text:style-name="P8"><text:span text:style-name="T219">public</text:span><text:span text:style-name="T220"> </text:span><text:span text:style-name="T219">class</text:span><text:span text:style-name="T220"> </text:span><text:span text:style-name="T221">RecordLogger</text:span><text:span text:style-name="T220"> {</text:span></text:p>
            <text:p text:style-name="P8"><text:span text:style-name="T222"/></text:p>
            <text:p text:style-name="P8"><text:span text:style-name="T220"><text:s text:c="4"/></text:span><text:span text:style-name="T219">public</text:span><text:span text:style-name="T220"> </text:span><text:span text:style-name="T219">void</text:span><text:span text:style-name="T220"> </text:span><text:span text:style-name="T223">listenRecord</text:span><text:span text:style-name="T220"> (</text:span><text:span text:style-name="T224">@Observes</text:span><text:span text:style-name="T220"> </text:span><text:span text:style-name="T224">@Added</text:span><text:span text:style-name="T220"> </text:span><text:span text:style-name="T221">Record</text:span><text:span text:style-name="T220"> </text:span><text:span text:style-name="T225">record</text:span><text:span text:style-name="T220">) {</text:span></text:p>
            <text:p text:style-name="P8"><text:span text:style-name="T220"><text:s text:c="8"/></text:span><text:span text:style-name="T221">System</text:span><text:span text:style-name="T220">.</text:span><text:span text:style-name="T226">out</text:span><text:span text:style-name="T220">.println(</text:span><text:span text:style-name="T227">"Received: "</text:span><text:span text:style-name="T220"> + </text:span><text:span text:style-name="T228">record</text:span><text:span text:style-name="T220">);</text:span></text:p>
            <text:p text:style-name="P8"><text:span text:style-name="T220"><text:s text:c="4"/></text:span><text:span text:style-name="T220">}</text:span></text:p>
            <text:p text:style-name="P8"><text:span text:style-name="T220"><text:s text:c="4"/></text:span></text:p>
            <text:p text:style-name="P8"><text:span text:style-name="T220"><text:s text:c="4"/></text:span><text:span text:style-name="T219">public</text:span><text:span text:style-name="T220"> </text:span><text:span text:style-name="T219">void</text:span><text:span text:style-name="T220"> </text:span><text:span text:style-name="T223">delRecord</text:span><text:span text:style-name="T220"> (</text:span><text:span text:style-name="T224">@Observes</text:span><text:span text:style-name="T220"> </text:span><text:span text:style-name="T224">@Deleted</text:span><text:span text:style-name="T220"> </text:span><text:span text:style-name="T221">Record</text:span><text:span text:style-name="T220"> </text:span><text:span text:style-name="T225">record</text:span><text:span text:style-name="T220">) {</text:span></text:p>
            <text:p text:style-name="P8"><text:span text:style-name="T222"><text:s text:c="8"/></text:span><text:span text:style-name="T221">System</text:span><text:span text:style-name="T220">.</text:span><text:span text:style-name="T226">out</text:span><text:span text:style-name="T220">.println(</text:span><text:span text:style-name="T227">"Deleted: "</text:span><text:span text:style-name="T220"> + </text:span><text:span text:style-name="T228">record</text:span><text:span text:style-name="T220">);</text:span></text:p>
            <text:p text:style-name="P8"><text:span text:style-name="T220"><text:s text:c="4"/></text:span><text:span text:style-name="T220">}</text:span></text:p>
            <text:p text:style-name="P8"><text:span text:style-name="T222"/></text:p>
            <text:p text:style-name="P8"><text:span text:style-name="T2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ynamically qualified events</text:p>
          </draw:text-box>
        </draw:frame>
        <draw:frame presentation:style-name="pr39" draw:text-style-name="P27" draw:layer="layout" svg:width="25.199cm" svg:height="14.901cm" svg:x="1.4cm" svg:y="5.755cm" presentation:class="outline" presentation:user-transformed="true">
          <draw:text-box>
            <text:p text:style-name="P8"><text:span text:style-name="T128">public</text:span><text:span text:style-name="T129"> </text:span><text:span text:style-name="T128">class</text:span><text:span text:style-name="T129"> </text:span><text:span text:style-name="T130">RecordDatabase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Inject</text:span></text:p>
            <text:p text:style-name="P8"><text:span text:style-name="T129"><text:s text:c="4"/></text:span><text:span text:style-name="T128">private</text:span><text:span text:style-name="T129"> </text:span><text:span text:style-name="T133">Event</text:span><text:span text:style-name="T129">&lt;</text:span><text:span text:style-name="T130">Record</text:span><text:span text:style-name="T129">&gt; </text:span><text:span text:style-name="T134">recordAdded</text:span><text:span text:style-name="T129">;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addRecord</text:span><text:span text:style-name="T129"> (</text:span><text:span text:style-name="T130">Record</text:span><text:span text:style-name="T129"> </text:span><text:span text:style-name="T136">record</text:span><text:span text:style-name="T129">) {</text:span></text:p>
            <text:p text:style-name="P8"><text:span text:style-name="T129"><text:s text:c="8"/></text:span><text:span text:style-name="T133">Annotation</text:span><text:span text:style-name="T129"> </text:span><text:span text:style-name="T136">annotation</text:span><text:span text:style-name="T129"> = </text:span><text:span text:style-name="T128">new</text:span><text:span text:style-name="T129"> </text:span><text:span text:style-name="T137">AnnotationLiteral</text:span><text:span text:style-name="T129">&lt;</text:span><text:span text:style-name="T132">Added</text:span><text:span text:style-name="T129">&gt;() {};</text:span></text:p>
            <text:p text:style-name="P8"><text:span text:style-name="T129"><text:s text:c="8"/></text:span><text:span text:style-name="T134">recordAdded</text:span><text:span text:style-name="T129">.</text:span><text:span text:style-name="T138">select</text:span><text:span text:style-name="T129">(</text:span><text:span text:style-name="T139">annotation</text:span><text:span text:style-name="T129">).</text:span><text:span text:style-name="T138">fire</text:span><text:span text:style-name="T129">(</text:span><text:span text:style-name="T139">record</text:span><text:span text:style-name="T129">);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  <text:p text:style-name="P8"><text:span text:style-name="T129"/></text:p>
            <text:p text:style-name="P8"><text:span text:style-name="T128">public</text:span><text:span text:style-name="T129"> </text:span><text:span text:style-name="T128">class</text:span><text:span text:style-name="T129"> </text:span><text:span text:style-name="T130">RecordLogge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objectEvent</text:span><text:span text:style-name="T129"> (</text:span><text:span text:style-name="T132">@Observes</text:span><text:span text:style-name="T129"> </text:span><text:span text:style-name="T130">Object</text:span><text:span text:style-name="T129"> </text:span><text:span text:style-name="T136">object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Event</text:span><text:span text:style-name="T129"> (</text:span><text:span text:style-name="T132">@Observes</text:span><text:span text:style-name="T129"> </text:span><text:span text:style-name="T130">Record</text:span><text:span text:style-name="T129"> </text:span><text:span text:style-name="T136">record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Added</text:span><text:span text:style-name="T129"> (</text:span><text:span text:style-name="T132">@Observes</text:span><text:span text:style-name="T129"> </text:span><text:span text:style-name="T132">@Added</text:span><text:span text:style-name="T129"> </text:span><text:span text:style-name="T130">Record</text:span><text:span text:style-name="T129"> </text:span><text:span text:style-name="T136">record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Deleted</text:span><text:span text:style-name="T129"> (</text:span><text:span text:style-name="T132">@Observes</text:span><text:span text:style-name="T129"> </text:span><text:span text:style-name="T132">@Deleted</text:span><text:span text:style-name="T129"> </text:span><text:span text:style-name="T130">Record</text:span><text:span text:style-name="T129"> </text:span><text:span text:style-name="T136">record</text:span><text:span text:style-name="T129">) {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have no type erasure</text:p>
          </draw:text-box>
        </draw:frame>
        <draw:frame presentation:style-name="pr5" draw:text-style-name="P27" draw:layer="layout" svg:width="25.199cm" svg:height="13.859cm" svg:x="1.4cm" svg:y="4.914cm" presentation:class="outline" presentation:user-transformed="true">
          <draw:text-box>
            <text:p text:style-name="P8"><text:span text:style-name="T128">public</text:span><text:span text:style-name="T129"> </text:span><text:span text:style-name="T128">class</text:span><text:span text:style-name="T129"> </text:span><text:span text:style-name="T130">RecordLogge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String</text:span><text:span text:style-name="T129"> (</text:span><text:span text:style-name="T132">@Observes</text:span><text:span text:style-name="T129"> </text:span><text:span text:style-name="T130">Record</text:span><text:span text:style-name="T129">&lt;</text:span><text:span text:style-name="T130">String</text:span><text:span text:style-name="T129">&gt; </text:span><text:span text:style-name="T136">record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Number</text:span><text:span text:style-name="T129"> (</text:span><text:span text:style-name="T132">@Observes</text:span><text:span text:style-name="T129"> </text:span><text:span text:style-name="T130">Record</text:span><text:span text:style-name="T129">&lt;</text:span><text:span text:style-name="T137">Number</text:span><text:span text:style-name="T129">&gt; </text:span><text:span text:style-name="T136">record</text:span><text:span text:style-name="T129">) {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Events have no type erasure either.</text:p>
              <text:p>Record&lt;String&gt; is different from Record&lt;Number&gt;.</text:p>
              <text:p/>
              <text:p/>
            </draw:text-box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er priority</text:p>
          </draw:text-box>
        </draw:frame>
        <draw:frame presentation:style-name="pr16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17">public</text:span><text:span text:style-name="T13"> </text:span><text:span text:style-name="T117">class</text:span><text:span text:style-name="T13"> </text:span><text:span text:style-name="T118">RecordLogger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log</text:span><text:span text:style-name="T13">(</text:span><text:span text:style-name="T120">@Observes</text:span><text:span text:style-name="T13"> </text:span><text:span text:style-name="T120">@Priority</text:span><text:span text:style-name="T13">(</text:span><text:span text:style-name="T140">APPLICATION</text:span><text:span text:style-name="T13">) </text:span><text:span text:style-name="T118">Record</text:span><text:span text:style-name="T13"> </text:span><text:span text:style-name="T125">record</text:span><text:span text:style-name="T13">) {}</text:span></text:p>
            <text:p text:style-name="P8"><text:span text:style-name="T119"/></text:p>
            <text:p text:style-name="P8"><text:span text:style-name="T13">}</text:span></text:p>
            <text:p text:style-name="P8"><text:span text:style-name="T119"/></text:p>
            <text:p text:style-name="P8"><text:span text:style-name="T117">public</text:span><text:span text:style-name="T123"> </text:span><text:span text:style-name="T117">class</text:span><text:span text:style-name="T13"> </text:span><text:span text:style-name="T118">RecordTimestamper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timestamp</text:span><text:span text:style-name="T13">(</text:span><text:span text:style-name="T120">@Observes</text:span><text:span text:style-name="T13"> </text:span><text:span text:style-name="T120">@Priority</text:span><text:span text:style-name="T13">(</text:span><text:span text:style-name="T140">APPLICATION</text:span><text:span text:style-name="T13"> + </text:span><text:span text:style-name="T140">1</text:span><text:span text:style-name="T13">) </text:span><text:span text:style-name="T118">Record</text:span><text:span text:style-name="T13"> </text:span><text:span text:style-name="T125">record</text:span><text:span text:style-name="T13">) {}</text:span></text:p>
            <text:p text:style-name="P8"><text:span text:style-name="T11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e built-in event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6"><text:span text:style-name="T229"/></text:p>
            <text:p text:style-name="P6"><text:span text:style-name="T75">@Observes</text:span><text:span text:style-name="T80"> </text:span><text:span text:style-name="T75">@Initialized</text:span><text:span text:style-name="T80">(</text:span><text:span text:style-name="T75">ApplicationScoped</text:span><text:span text:style-name="T80">.</text:span><text:span text:style-name="T76">class</text:span><text:span text:style-name="T80">) </text:span><text:span text:style-name="T81">Object</text:span></text:p>
            <text:p text:style-name="P6"><text:span text:style-name="T184">@Observes</text:span><text:span text:style-name="T203"> </text:span><text:span text:style-name="T184">@BeforeDestroyed</text:span><text:span text:style-name="T203">(</text:span><text:span text:style-name="T184">ApplicationScoped</text:span><text:span text:style-name="T203">.</text:span><text:span text:style-name="T180">class</text:span><text:span text:style-name="T183">) </text:span><text:span text:style-name="T230">Object</text:span></text:p>
            <text:p text:style-name="P6"><text:span text:style-name="T184">@Observes</text:span><text:span text:style-name="T203"> </text:span><text:span text:style-name="T184">@Destroyed</text:span><text:span text:style-name="T203">(</text:span><text:span text:style-name="T184">ApplicationScoped</text:span><text:span text:style-name="T203">.</text:span><text:span text:style-name="T180">class</text:span><text:span text:style-name="T183">) </text:span><text:span text:style-name="T230">Object</text:span></text:p>
            <text:p text:style-name="P6"><text:span text:style-name="T230"/></text:p>
            <text:p text:style-name="P8"><text:span text:style-name="T75">@Observes</text:span><text:span text:style-name="T77"> </text:span><text:span text:style-name="T75">@Initialized</text:span><text:span text:style-name="T77">(</text:span><text:span text:style-name="T75">RequestScoped</text:span><text:span text:style-name="T77">.</text:span><text:span text:style-name="T76">class</text:span><text:span text:style-name="T77">) </text:span><text:span text:style-name="T81">ServletRequest</text:span></text:p>
            <text:p text:style-name="P6"><text:span text:style-name="T184">@Observes</text:span><text:span text:style-name="T203"> </text:span><text:span text:style-name="T184">@BeforeDestroyed</text:span><text:span text:style-name="T203">(</text:span><text:span text:style-name="T184">RequestScoped</text:span><text:span text:style-name="T203">.</text:span><text:span text:style-name="T180">class</text:span><text:span text:style-name="T183">) </text:span><text:span text:style-name="T81">ServletRequest</text:span></text:p>
            <text:p text:style-name="P8"><text:span text:style-name="T184">@Observes</text:span><text:span text:style-name="T181"> </text:span><text:span text:style-name="T184">@Destroyed</text:span><text:span text:style-name="T181">(</text:span><text:span text:style-name="T184">RequestScoped</text:span><text:span text:style-name="T181">.</text:span><text:span text:style-name="T180">class</text:span><text:span text:style-name="T183">) </text:span><text:span text:style-name="T81">ServletRequest</text:span></text:p>
            <text:p text:style-name="P8"><text:span text:style-name="T81"/></text:p>
            <text:p text:style-name="P8"><text:span text:style-name="T184">@Observes</text:span><text:span text:style-name="T181"> </text:span><text:span text:style-name="T184">@Initialized</text:span><text:span text:style-name="T181">(</text:span><text:span text:style-name="T184">SessionScoped</text:span><text:span text:style-name="T181">.</text:span><text:span text:style-name="T180">class</text:span><text:span text:style-name="T183">) </text:span><text:span text:style-name="T81">HttpSession</text:span></text:p>
            <text:p text:style-name="P6"><text:span text:style-name="T231">@Observes</text:span><text:span text:style-name="T232"> </text:span><text:span text:style-name="T231">@BeforeDestroyed</text:span><text:span text:style-name="T232">(</text:span><text:span text:style-name="T231">SessionScoped</text:span><text:span text:style-name="T232">.</text:span><text:span text:style-name="T233">class</text:span><text:span text:style-name="T232">) </text:span><text:span text:style-name="T81">HttpSession</text:span></text:p>
            <text:p text:style-name="P8"><text:span text:style-name="T75">@Observes</text:span><text:span text:style-name="T77"> </text:span><text:span text:style-name="T75">@Destroyed</text:span><text:span text:style-name="T77">(</text:span><text:span text:style-name="T75">SessionScoped</text:span><text:span text:style-name="T77">.</text:span><text:span text:style-name="T76">class</text:span><text:span text:style-name="T77">) </text:span><text:span text:style-name="T81">HttpSe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8" draw:text-style-name="P3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Decorator</text:span></text:p>
            <text:p text:style-name="P8"><text:span text:style-name="T75">@Priority</text:span><text:span text:style-name="T77">(</text:span><text:span text:style-name="T75">Interceptor</text:span><text:span text:style-name="T77">.</text:span><text:span text:style-name="T78">Priority</text:span><text:span text:style-name="T77">.</text:span><text:span text:style-name="T83">APPLICATION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HelloDecorator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5">@Delegate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Decorated "</text:span><text:span text:style-name="T77"> + </text:span><text:span text:style-name="T82">hello</text:span><text:span text:style-name="T77">.</text:span><text:span text:style-name="T166">hello</text:span><text:span text:style-name="T77">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Decorators are applied to all matching delegates.</text:p>
              <text:p>Useful if you want some business logic that is the same for all implementations.</text:p>
              <text:p>Persistence, logging, or similar cross cutting concerns.</text:p>
              <text:p/>
            </draw:text-box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 chaining via annotation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Decorator</text:span></text:p>
            <text:p text:style-name="P8"><text:span text:style-name="T184">@Priority</text:span><text:span text:style-name="T181">(</text:span><text:span text:style-name="T184">Interceptor</text:span><text:span text:style-name="T181">.</text:span><text:span text:style-name="T182">Priority</text:span><text:span text:style-name="T183">.</text:span><text:span text:style-name="T234">APPLICATION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oodbyeDecorator</text:span><text:span text:style-name="T77"> </text:span><text:span text:style-name="T76">implements</text:span><text:span text:style-name="T77"> </text:span><text:span text:style-name="T81">HelloService</text:span><text:span text:style-name="T77"> {}</text:span></text:p>
            <text:p text:style-name="P8"><text:span text:style-name="T79"/></text:p>
            <text:p text:style-name="P6"><text:span text:style-name="T75">@Decorator</text:span></text:p>
            <text:p text:style-name="P8"><text:span text:style-name="T235">@Priority</text:span><text:span text:style-name="T95">(</text:span><text:span text:style-name="T235">Interceptor</text:span><text:span text:style-name="T95">.</text:span><text:span text:style-name="T96">Priority</text:span><text:span text:style-name="T99">.</text:span><text:span text:style-name="T236">APPLICATION</text:span><text:span text:style-name="T99"> + </text:span><text:span text:style-name="T236">1</text:span><text:span text:style-name="T99">)</text:span></text:p>
            <text:p text:style-name="P6"><text:span text:style-name="T76">public</text:span><text:span text:style-name="T77"> </text:span><text:span text:style-name="T76">class</text:span><text:span text:style-name="T77"> </text:span><text:span text:style-name="T78">HelloDecorator</text:span><text:span text:style-name="T77"> </text:span><text:span text:style-name="T76">implements</text:span><text:span text:style-name="T77"> </text:span><text:span text:style-name="T81">HelloService</text:span><text:span text:style-name="T77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 text:style-name="P5"><text:span text:style-name="T2">Order is important, since they can wrap each other.</text:span></text:p>
              <text:p text:style-name="P5"><text:span text:style-name="T2">Highest priority is the innermost.</text:span></text:p>
            </draw:text-box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orator chaining via beans.xml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8"><text:span text:style-name="T237">&lt;</text:span><text:span text:style-name="T238">beans</text:span><text:span text:style-name="T169"> </text:span><text:span text:style-name="T239">xmlns</text:span><text:span text:style-name="T33">=</text:span><text:span text:style-name="T240">"https://jakarta.ee/xml/ns/jakartaee"</text:span></text:p>
            <text:p text:style-name="P8"><text:span text:style-name="T169"><text:s text:c="4"/></text:span><text:span text:style-name="T239">xmlns:xsi</text:span><text:span text:style-name="T33">=</text:span><text:span text:style-name="T240">"http://www.w3.org/2001/XMLSchema-instance"</text:span></text:p>
            <text:p text:style-name="P8"><text:span text:style-name="T169"><text:s text:c="4"/></text:span><text:span text:style-name="T239">xsi:schemaLocation</text:span><text:span text:style-name="T33">=</text:span><text:span text:style-name="T240">"https://jakarta.ee/xml/ns/jakartaee https://jakarta.ee/xml/ns/jakartaee/beans_4_0.xsd"</text:span></text:p>
            <text:p text:style-name="P8"><text:span text:style-name="T169"><text:s text:c="4"/></text:span><text:span text:style-name="T239">version</text:span><text:span text:style-name="T33">=</text:span><text:span text:style-name="T240">"4.0"</text:span><text:span text:style-name="T169"> </text:span><text:span text:style-name="T239">bean-discovery-mode</text:span><text:span text:style-name="T33">=</text:span><text:span text:style-name="T240">"all"</text:span><text:span text:style-name="T237">&gt;</text:span></text:p>
            <text:p text:style-name="P8"><text:span text:style-name="T169"/></text:p>
            <text:p text:style-name="P8"><text:span text:style-name="T33"><text:s text:c="4"/></text:span><text:span text:style-name="T237">&lt;</text:span><text:span text:style-name="T238">decorators</text:span><text:span text:style-name="T237">&gt;</text:span></text:p>
            <text:p text:style-name="P8"><text:span text:style-name="T33"><text:s text:c="8"/></text:span><text:span text:style-name="T237">&lt;</text:span><text:span text:style-name="T238">class</text:span><text:span text:style-name="T237">&gt;</text:span><text:span text:style-name="T33">com.company.product.HelloDecorator</text:span><text:span text:style-name="T237">&lt;/</text:span><text:span text:style-name="T238">class</text:span><text:span text:style-name="T237">&gt;</text:span></text:p>
            <text:p text:style-name="P8"><text:span text:style-name="T33"><text:s text:c="8"/></text:span><text:span text:style-name="T237">&lt;</text:span><text:span text:style-name="T238">class</text:span><text:span text:style-name="T237">&gt;</text:span><text:span text:style-name="T33">com.company.product.GoodbyeDecorator</text:span><text:span text:style-name="T237">&lt;/</text:span><text:span text:style-name="T238">class</text:span><text:span text:style-name="T237">&gt;</text:span></text:p>
            <text:p text:style-name="P8"><text:span text:style-name="T33"><text:s text:c="4"/></text:span><text:span text:style-name="T237">&lt;/</text:span><text:span text:style-name="T238">decorators</text:span><text:span text:style-name="T237">&gt;</text:span></text:p>
            <text:p text:style-name="P8"><text:span text:style-name="T169"/></text:p>
            <text:p text:style-name="P8"><text:span text:style-name="T237">&lt;/</text:span><text:span text:style-name="T238">beans</text:span><text:span text:style-name="T237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Beans.xml declaration is the old legacy method.</text:p>
              <text:p text:style-name="P5">Use priority annotations instead.</text:p>
            </draw:text-box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method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80"> </text:span><text:span text:style-name="T76">class</text:span><text:span text:style-name="T80"> </text:span><text:span text:style-name="T78">GreeterClient</text:span><text:span text:style-name="T80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181"><text:s text:c="4"/></text:span><text:span text:style-name="T180">public</text:span><text:span text:style-name="T181"> </text:span><text:span text:style-name="T182">GreeterClient</text:span><text:span text:style-name="T183"> () {}</text:span></text:p>
            <text:p text:style-name="P8"><text:span text:style-name="T77"/></text:p>
            <text:p text:style-name="P8"><text:span text:style-name="T75"><text:s text:c="4"/></text:span><text:span text:style-name="T75">@Log</text:span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166">display</text:span><text:span text:style-name="T77">(</text:span><text:span text:style-name="T82">hello</text:span><text:span text:style-name="T77">.</text:span><text:span text:style-name="T166">hello</text:span><text:span text:style-name="T77">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38" draw:layer="layout" svg:width="17.271cm" svg:height="12.572cm" svg:x="2.159cm" svg:y="13.271cm" presentation:class="notes" presentation:user-transformed="true">
            <draw:text-box>
              <text:p text:style-name="P5"><text:span text:style-name="T2">Interceptors can wrap custom logic around methods.</text:span></text:p>
              <text:p text:style-name="P5"><text:span text:style-name="T2"/></text:p>
            </draw:text-box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constructor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5"><text:s text:c="4"/></text:span><text:span text:style-name="T75">@Log</text:span></text:p>
            <text:p text:style-name="P8"><text:span text:style-name="T181"><text:s text:c="4"/></text:span><text:span text:style-name="T180">public</text:span><text:span text:style-name="T181"> </text:span><text:span text:style-name="T182">GreeterClient</text:span><text:span text:style-name="T183"> () {}</text:span></text:p>
            <text:p text:style-name="P8"><text:span text:style-name="T77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166">display</text:span><text:span text:style-name="T77">(</text:span><text:span text:style-name="T82">hello</text:span><text:span text:style-name="T77">.</text:span><text:span text:style-name="T166">hello</text:span><text:span text:style-name="T77">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terceptors can also wrap logic around constructors.</text:p>
              <text:p>They impose some limitations regarding exceptions.</text:p>
            </draw:text-box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binding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InterceptorBinding</text:span></text:p>
            <text:p text:style-name="P8"><text:span text:style-name="T75">@Target</text:span><text:span text:style-name="T77">({</text:span><text:span text:style-name="T83">CONSTRUCTOR</text:span><text:span text:style-name="T77">,</text:span><text:span text:style-name="T83"> METHOD</text:span><text:span text:style-name="T77">, </text:span><text:span text:style-name="T83">TYPE</text:span><text:span text:style-name="T77">})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Log</text:span><text:span text:style-name="T77"> {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terceptor bindings are annotations to bind beans.</text:p>
              <text:p>Need to annotate interceptors with them as well.</text:p>
              <text:p/>
            </draw:text-box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hod interceptor</text:p>
          </draw:text-box>
        </draw:frame>
        <draw:frame presentation:style-name="pr40" draw:text-style-name="P27" draw:layer="layout" svg:width="25.199cm" svg:height="14.156cm" svg:x="1.4cm" svg:y="4.914cm" presentation:class="outline" presentation:user-transformed="true">
          <draw:text-box>
            <text:p text:style-name="P8"><text:span text:style-name="T132">@Interceptor</text:span></text:p>
            <text:p text:style-name="P8"><text:span text:style-name="T132">@Log</text:span></text:p>
            <text:p text:style-name="P8"><text:span text:style-name="T128">public</text:span><text:span text:style-name="T129"> </text:span><text:span text:style-name="T128">class</text:span><text:span text:style-name="T129"> </text:span><text:span text:style-name="T130">LogIntercepto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AroundInvoke</text:span></text:p>
            <text:p text:style-name="P8"><text:span text:style-name="T129"><text:s text:c="4"/></text:span><text:span text:style-name="T128">public</text:span><text:span text:style-name="T129"> </text:span><text:span text:style-name="T130">Object</text:span><text:span text:style-name="T129"> </text:span><text:span text:style-name="T135">log</text:span><text:span text:style-name="T129"> (</text:span><text:span text:style-name="T133">InvocationContext</text:span><text:span text:style-name="T129"> </text:span><text:span text:style-name="T136">ic</text:span><text:span text:style-name="T129">) </text:span><text:span text:style-name="T128">throws</text:span><text:span text:style-name="T129"> </text:span><text:span text:style-name="T130">Exception</text:span><text:span text:style-name="T129"> {</text:span></text:p>
            <text:p text:style-name="P8"><text:span text:style-name="T129"><text:s text:c="8"/></text:span><text:span text:style-name="T130">System</text:span><text:span text:style-name="T129">.</text:span><text:span text:style-name="T241">out</text:span><text:span text:style-name="T129">.println(</text:span><text:span text:style-name="T242">"Start "</text:span><text:span text:style-name="T129"> + </text:span><text:span text:style-name="T139">ic</text:span><text:span text:style-name="T129">.</text:span><text:span text:style-name="T138">getMethod</text:span><text:span text:style-name="T129">().getName());</text:span></text:p>
            <text:p text:style-name="P8"><text:span text:style-name="T129"><text:s text:c="8"/></text:span><text:span text:style-name="T128">try</text:span><text:span text:style-name="T129">{</text:span></text:p>
            <text:p text:style-name="P8"><text:span text:style-name="T129"><text:s text:c="12"/></text:span><text:span text:style-name="T128">return</text:span><text:span text:style-name="T129"> </text:span><text:span text:style-name="T139">ic</text:span><text:span text:style-name="T129">.</text:span><text:span text:style-name="T138">proceed</text:span><text:span text:style-name="T129">();</text:span></text:p>
            <text:p text:style-name="P8"><text:span text:style-name="T129"><text:s text:c="8"/></text:span><text:span text:style-name="T129">}</text:span><text:span text:style-name="T128">catch</text:span><text:span text:style-name="T129">( </text:span><text:span text:style-name="T130">Exception</text:span><text:span text:style-name="T129"> </text:span><text:span text:style-name="T136">e</text:span><text:span text:style-name="T129"> ){</text:span></text:p>
            <text:p text:style-name="P8"><text:span text:style-name="T129"><text:s text:c="12"/></text:span><text:span text:style-name="T130">System</text:span><text:span text:style-name="T129">.</text:span><text:span text:style-name="T241">out</text:span><text:span text:style-name="T129">.println(</text:span><text:span text:style-name="T242">"Exception "</text:span><text:span text:style-name="T129"> + </text:span><text:span text:style-name="T139">e</text:span><text:span text:style-name="T129">);</text:span></text:p>
            <text:p text:style-name="P8"><text:span text:style-name="T129"><text:s text:c="12"/></text:span><text:span text:style-name="T128">throw</text:span><text:span text:style-name="T129"> </text:span><text:span text:style-name="T139">e</text:span><text:span text:style-name="T129">;</text:span></text:p>
            <text:p text:style-name="P8"><text:span text:style-name="T129"><text:s text:c="8"/></text:span><text:span text:style-name="T129">}</text:span><text:span text:style-name="T128">finally</text:span><text:span text:style-name="T129">{</text:span></text:p>
            <text:p text:style-name="P8"><text:span text:style-name="T129"><text:s text:c="12"/></text:span><text:span text:style-name="T130">System</text:span><text:span text:style-name="T129">.</text:span><text:span text:style-name="T241">out</text:span><text:span text:style-name="T129">.println(</text:span><text:span text:style-name="T242">"End "</text:span><text:span text:style-name="T129"> + </text:span><text:span text:style-name="T139">ic</text:span><text:span text:style-name="T129">.</text:span><text:span text:style-name="T138">getMethod</text:span><text:span text:style-name="T129">().getName());</text:span></text:p>
            <text:p text:style-name="P8"><text:span text:style-name="T129"><text:s text:c="8"/></text:span><text:span text:style-name="T129">}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41" draw:text-style-name="P4" draw:layer="layout" svg:width="17.271cm" svg:height="7.084cm" svg:x="2.159cm" svg:y="13.271cm" presentation:class="notes" presentation:user-transformed="true">
            <draw:text-box>
              <text:p>In this example we wrap logging around a method.</text:p>
              <text:p>We have to annotate it with the @Interceptor annotation, and the interceptor binding as well.</text:p>
              <text:p>Method interceptors use @AroundInvoke.</text:p>
              <text:p>InvocationContext contains metadata of the class and method that we have intercepted.</text:p>
              <text:p text:style-name="P5">We log the method start and end, and exceptions.</text:p>
              <text:p>We return Object but CDI will remain typesafe.</text:p>
              <text:p/>
            </draw:text-box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uctor interceptor</text:p>
          </draw:text-box>
        </draw:frame>
        <draw:frame presentation:style-name="pr40" draw:layer="layout" svg:width="25.199cm" svg:height="14.156cm" svg:x="1.4cm" svg:y="4.914cm" presentation:class="outline" presentation:user-transformed="true">
          <draw:text-box>
            <text:p text:style-name="P8"><text:span text:style-name="T132">@Interceptor</text:span></text:p>
            <text:p text:style-name="P8"><text:span text:style-name="T132">@Log</text:span></text:p>
            <text:p text:style-name="P8"><text:span text:style-name="T132">@Priority</text:span><text:span text:style-name="T129">(</text:span><text:span text:style-name="T132">Interceptor</text:span><text:span text:style-name="T129">.</text:span><text:span text:style-name="T130">Priority</text:span><text:span text:style-name="T129">.</text:span><text:span text:style-name="T241">APPLICATION</text:span><text:span text:style-name="T129">)</text:span></text:p>
            <text:p text:style-name="P8"><text:span text:style-name="T128">public</text:span><text:span text:style-name="T129"> </text:span><text:span text:style-name="T128">class</text:span><text:span text:style-name="T129"> </text:span><text:span text:style-name="T130">LogIntercepto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AroundConstruct</text:span></text:p>
            <text:p text:style-name="P8"><text:span text:style-name="T129"><text:s text:c="4"/></text:span><text:span text:style-name="T128">public</text:span><text:span text:style-name="T129"> </text:span><text:span text:style-name="T130">Object</text:span><text:span text:style-name="T129"> </text:span><text:span text:style-name="T135">log</text:span><text:span text:style-name="T129"> (</text:span><text:span text:style-name="T133">InvocationContext</text:span><text:span text:style-name="T129"> </text:span><text:span text:style-name="T136">ic</text:span><text:span text:style-name="T129">) </text:span><text:span text:style-name="T128">throws</text:span><text:span text:style-name="T129"> </text:span><text:span text:style-name="T130">Exception</text:span><text:span text:style-name="T129"> {</text:span></text:p>
            <text:p text:style-name="P8"><text:span text:style-name="T129"><text:s text:c="8"/></text:span><text:span text:style-name="T130">System</text:span><text:span text:style-name="T129">.</text:span><text:span text:style-name="T241">out</text:span><text:span text:style-name="T129">.println(</text:span><text:span text:style-name="T242">"Start "</text:span><text:span text:style-name="T129"> + </text:span><text:span text:style-name="T139">ic</text:span><text:span text:style-name="T129">.</text:span><text:span text:style-name="T138">getConstructor</text:span><text:span text:style-name="T129">().getName());</text:span></text:p>
            <text:p text:style-name="P8"><text:span text:style-name="T129"><text:s text:c="8"/></text:span><text:span text:style-name="T128">try</text:span><text:span text:style-name="T129">{</text:span></text:p>
            <text:p text:style-name="P8"><text:span text:style-name="T129"><text:s text:c="12"/></text:span><text:span text:style-name="T128">return</text:span><text:span text:style-name="T129"> </text:span><text:span text:style-name="T139">ic</text:span><text:span text:style-name="T129">.</text:span><text:span text:style-name="T138">proceed</text:span><text:span text:style-name="T129">();</text:span></text:p>
            <text:p text:style-name="P8"><text:span text:style-name="T129"><text:s text:c="8"/></text:span><text:span text:style-name="T129">}</text:span><text:span text:style-name="T128">catch</text:span><text:span text:style-name="T129">( </text:span><text:span text:style-name="T130">Exception</text:span><text:span text:style-name="T129"> </text:span><text:span text:style-name="T136">e</text:span><text:span text:style-name="T129"> ){</text:span></text:p>
            <text:p text:style-name="P8"><text:span text:style-name="T129"><text:s text:c="12"/></text:span><text:span text:style-name="T130">System</text:span><text:span text:style-name="T129">.</text:span><text:span text:style-name="T241">out</text:span><text:span text:style-name="T129">.println(</text:span><text:span text:style-name="T242">"Exception "</text:span><text:span text:style-name="T129"> + </text:span><text:span text:style-name="T139">e</text:span><text:span text:style-name="T129">);</text:span></text:p>
            <text:p text:style-name="P8"><text:span text:style-name="T129"><text:s text:c="12"/></text:span><text:span text:style-name="T128">throw</text:span><text:span text:style-name="T129"> </text:span><text:span text:style-name="T139">e</text:span><text:span text:style-name="T129">;</text:span></text:p>
            <text:p text:style-name="P8"><text:span text:style-name="T129"><text:s text:c="8"/></text:span><text:span text:style-name="T129">}</text:span><text:span text:style-name="T128">finally</text:span><text:span text:style-name="T129">{</text:span></text:p>
            <text:p text:style-name="P8"><text:span text:style-name="T129"><text:s text:c="12"/></text:span><text:span text:style-name="T130">System</text:span><text:span text:style-name="T129">.</text:span><text:span text:style-name="T241">out</text:span><text:span text:style-name="T129">.println(</text:span><text:span text:style-name="T242">"End "</text:span><text:span text:style-name="T129"> + </text:span><text:span text:style-name="T139">ic</text:span><text:span text:style-name="T129">.</text:span><text:span text:style-name="T138">getConstructor</text:span><text:span text:style-name="T129">().getName());</text:span></text:p>
            <text:p text:style-name="P8"><text:span text:style-name="T129"><text:s text:c="8"/></text:span><text:span text:style-name="T129">}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onstructor interceptors use @AroundConstruct.</text:span></text:p>
              <text:p><text:span text:style-name="T2">InvocationContext contains metadata of the class and constructor we have intercepted.</text:span></text:p>
              <text:p><text:span text:style-name="T2">There might be some limitations on exceptions.</text:span></text:p>
              <text:p><text:span text:style-name="T2"/></text:p>
            </draw:text-box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annotations</text:p>
          </draw:text-box>
        </draw:frame>
        <draw:frame presentation:style-name="pr5" draw:text-style-name="P39" draw:layer="layout" svg:width="25.199cm" svg:height="13.859cm" svg:x="1.4cm" svg:y="4.914cm" presentation:class="outline" presentation:user-transformed="true">
          <draw:text-box>
            <text:p text:style-name="P12"><text:span text:style-name="T75">@Interceptor</text:span><text:span text:style-name="T75"><text:line-break/></text:span><text:span text:style-name="T75">@ExceptionAsResponse</text:span><text:span text:style-name="T75"><text:line-break/></text:span><text:span text:style-name="T75">@Priority</text:span><text:span text:style-name="T80">(</text:span><text:span text:style-name="T75">Interceptor</text:span><text:span text:style-name="T80">.</text:span><text:span text:style-name="T78">Priority</text:span><text:span text:style-name="T80">.</text:span><text:span text:style-name="T91">APPLICATION</text:span><text:span text:style-name="T80">)</text:span><text:span text:style-name="T80"><text:line-break/></text:span><text:span text:style-name="T76">public</text:span><text:span text:style-name="T80"> </text:span><text:span text:style-name="T76">class</text:span><text:span text:style-name="T80"> </text:span><text:span text:style-name="T78">ExceptionAsResponseInterceptor</text:span><text:span text:style-name="T80"> {}</text:span><text:span text:style-name="T80"><text:line-break/></text:span><text:span text:style-name="T80"><text:line-break/></text:span><text:span text:style-name="T75">@Interceptor</text:span><text:span text:style-name="T75"><text:line-break/></text:span><text:span text:style-name="T75">@TraceLog</text:span><text:span text:style-name="T75"><text:line-break/></text:span><text:span text:style-name="T75">@Priority</text:span><text:span text:style-name="T80">(</text:span><text:span text:style-name="T75">Interceptor</text:span><text:span text:style-name="T80">.</text:span><text:span text:style-name="T78">Priority</text:span><text:span text:style-name="T80">.</text:span><text:span text:style-name="T91">APPLICATION</text:span><text:span text:style-name="T80"> + </text:span><text:span text:style-name="T91">1</text:span><text:span text:style-name="T80">)</text:span><text:span text:style-name="T80"><text:line-break/></text:span><text:span text:style-name="T76">public</text:span><text:span text:style-name="T80"> </text:span><text:span text:style-name="T76">class</text:span><text:span text:style-name="T80"> </text:span><text:span text:style-name="T78">TraceLogInterceptor</text:span><text:span text:style-name="T80"> {}</text:span><text:span text:style-name="T80"><text:line-break/></text:span><text:span text:style-name="T80"><text:line-break/></text:span><text:span text:style-name="T75">@Interceptor</text:span><text:span text:style-name="T75"><text:line-break/></text:span><text:span text:style-name="T75">@Retry</text:span><text:span text:style-name="T75"><text:line-break/></text:span><text:span text:style-name="T75">@Priority</text:span><text:span text:style-name="T80">(</text:span><text:span text:style-name="T75">Interceptor</text:span><text:span text:style-name="T80">.</text:span><text:span text:style-name="T78">Priority</text:span><text:span text:style-name="T80">.</text:span><text:span text:style-name="T91">APPLICATION</text:span><text:span text:style-name="T80"> + </text:span><text:span text:style-name="T91">2</text:span><text:span text:style-name="T80">)</text:span><text:span text:style-name="T80"><text:line-break/></text:span><text:span text:style-name="T76">public</text:span><text:span text:style-name="T80"> </text:span><text:span text:style-name="T76">class</text:span><text:span text:style-name="T80"> </text:span><text:span text:style-name="T78">RetryInterceptor</text:span><text:span text:style-name="T80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Order is important, since they can wrap each other.</text:span></text:p>
              <text:p><text:span text:style-name="T2">Highest priority is the innermost.</text:span></text:p>
              <text:p><text:span text:style-name="T2">We want to retry, log, and return response in this order.</text:span></text:p>
              <text:p><text:span text:style-name="T2"/></text:p>
            </draw:text-box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2"><text:span text:style-name="T3">&lt;</text:span><text:span text:style-name="T4">beans</text:span><text:span text:style-name="T5"> </text:span><text:span text:style-name="T6">xmlns</text:span><text:span text:style-name="T7">=</text:span><text:span text:style-name="T8">"</text:span><text:span text:style-name="T8"><text:a xlink:href="http://xmlns.jcp.org/xml/ns/javaee" xlink:type="simple">http://xmlns.jcp.org/xml/ns/javaee</text:a></text:span><text:span text:style-name="T8">" </text:span><text:span text:style-name="T6">xmlns:xsi</text:span><text:span text:style-name="T7">=</text:span><text:span text:style-name="T8">"</text:span><text:span text:style-name="T8"><text:a xlink:href="http://www.w3.org/2001/XMLSchema-instance" xlink:type="simple">http://www.w3.org/2001/XMLSchema-instance</text:a></text:span><text:span text:style-name="T8">" </text:span><text:span text:style-name="T6">xsi:schemaLocation</text:span><text:span text:style-name="T7">=</text:span><text:span text:style-name="T8">"http://xmlns.jcp.org/xml/ns/javaee http://xmlns.jcp.org/xml/ns/javaee/beans_1_1.xsd"</text:span><text:span text:style-name="T5"> </text:span><text:span text:style-name="T6">bean-discovery-mode</text:span><text:span text:style-name="T7">=</text:span><text:span text:style-name="T8">"all"</text:span><text:span text:style-name="T3">&gt;</text:span><text:span text:style-name="T3"><text:line-break/></text:span><text:span text:style-name="T7"> <text:s text:c="3"/></text:span><text:span text:style-name="T3">&lt;</text:span><text:span text:style-name="T4">interceptor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ExceptionAsResponse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TraceLog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Retry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3"/></text:span><text:span text:style-name="T3">&lt;/</text:span><text:span text:style-name="T4">interceptors</text:span><text:span text:style-name="T3">&gt;</text:span><text:span text:style-name="T7"><text:line-break/></text:span><text:span text:style-name="T3">&lt;/</text:span><text:span text:style-name="T4">beans</text:span><text:span text:style-name="T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Beans.xml declaration is the old legacy method.</text:p>
              <text:p>Use priority annotations instead.</text:p>
            </draw:text-box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rtable extension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42" draw:text-style-name="P3" draw:layer="layout" svg:width="17.271cm" svg:height="3.936cm" svg:x="2.159cm" svg:y="13.229cm" presentation:class="notes" presentation:user-transformed="true">
            <draw:text-box>
              <text:p>CDI offers a standard way to create CDI extensions.</text:p>
              <text:p>CDI Extension is complicated, if you want to create an extension you will most likely spend days on it. I highly recommend you check the CDI specification for details. And a lot and a lot of examples on the net.</text:p>
            </draw:text-box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29">Extension</text:span><text:span text:style-name="T22"> {</text:span></text:p>
            <text:p text:style-name="P8"><text:span text:style-name="T15"/></text:p>
            <text:p text:style-name="P8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30">getLogger</text:span><text:span text:style-name="T22">(getClass().getName());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beforeBeanDiscovery (</text:span><text:span text:style-name="T27">@Observes</text:span><text:span text:style-name="T22"> </text:span><text:span text:style-name="T29">BeforeBeanDiscovery</text:span><text:span text:style-name="T22"> </text:span><text:span text:style-name="T25">b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beginning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27">@Observes</text:span><text:span text:style-name="T22"> </text:span><text:span text:style-name="T29">ProcessAnnotatedType</text:span><text:span text:style-name="T22">&lt;</text:span><text:span text:style-name="T17">T</text:span><text:span text:style-name="T22">&gt; </text:span><text:span text:style-name="T25">pat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scanning type: "</text:span><text:span text:style-name="T22"> + </text:span><text:span text:style-name="T25">pat</text:span><text:span text:style-name="T22">.</text:span><text:span text:style-name="T30">getAnnotatedType</text:span><text:span text:style-name="T22">().</text:span><text:span text:style-name="T30">getJavaClass</text:span><text:span text:style-name="T22">().getName());</text:span></text:p>
            <text:p text:style-name="P8"><text:span text:style-name="T15"/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afterBeanDiscovery (</text:span><text:span text:style-name="T27">@Observes</text:span><text:span text:style-name="T22"> </text:span><text:span text:style-name="T29">AfterBeanDiscovery</text:span><text:span text:style-name="T22"> </text:span><text:span text:style-name="T25">a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finished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example sits on the bean discovery process.</text:p>
              <text:p>CDI will scan the classpath for beans, and this extension can log the discovered beans.</text:p>
              <text:p/>
            </draw:text-box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gnore annotated beans</text:p>
          </draw:text-box>
        </draw:frame>
        <draw:frame presentation:style-name="pr5" draw:text-style-name="P27" draw:layer="layout" svg:width="25.199cm" svg:height="13.859cm" svg:x="1.4cm" svg:y="4.914cm" presentation:class="outline" presentation:user-transformed="true">
          <draw:text-box>
            <text:p text:style-name="P8"><text:span text:style-name="T128">class</text:span><text:span text:style-name="T129"> </text:span><text:span text:style-name="T130">MyExtension</text:span><text:span text:style-name="T129"> </text:span><text:span text:style-name="T128">implements</text:span><text:span text:style-name="T129"> </text:span><text:span text:style-name="T133">Extension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29">&lt;</text:span><text:span text:style-name="T130">T</text:span><text:span text:style-name="T129">&gt; </text:span><text:span text:style-name="T128">void</text:span><text:span text:style-name="T129"> </text:span><text:span text:style-name="T135">processAnnotatedType</text:span><text:span text:style-name="T129"> (</text:span><text:span text:style-name="T132">@Observes</text:span><text:span text:style-name="T129"> </text:span><text:span text:style-name="T132">@WithAnnotations</text:span><text:span text:style-name="T129">({</text:span><text:span text:style-name="T132">Ignore</text:span><text:span text:style-name="T129">.</text:span><text:span text:style-name="T128">class</text:span><text:span text:style-name="T129">}) </text:span><text:span text:style-name="T133">ProcessAnnotatedType</text:span><text:span text:style-name="T129">&lt;</text:span><text:span text:style-name="T130">T</text:span><text:span text:style-name="T129">&gt; </text:span><text:span text:style-name="T136">pat</text:span><text:span text:style-name="T129">) {</text:span></text:p>
            <text:p text:style-name="P8"><text:span text:style-name="T129"><text:s text:c="8"/></text:span><text:span text:style-name="T128">if</text:span><text:span text:style-name="T129">( </text:span><text:span text:style-name="T139">pat</text:span><text:span text:style-name="T129">.</text:span><text:span text:style-name="T138">getAnnotatedType</text:span><text:span text:style-name="T129">().</text:span><text:span text:style-name="T138">isAnnotationPresent</text:span><text:span text:style-name="T129">(</text:span><text:span text:style-name="T132">Ignore</text:span><text:span text:style-name="T129">.</text:span><text:span text:style-name="T128">class</text:span><text:span text:style-name="T129">) ){</text:span></text:p>
            <text:p text:style-name="P8"><text:span text:style-name="T129"><text:s text:c="12"/></text:span><text:span text:style-name="T139">pat</text:span><text:span text:style-name="T129">.</text:span><text:span text:style-name="T138">veto</text:span><text:span text:style-name="T129">();</text:span></text:p>
            <text:p text:style-name="P8"><text:span text:style-name="T129"><text:s text:c="8"/></text:span><text:span text:style-name="T129">}</text:span></text:p>
            <text:p text:style-name="P8"><text:span text:style-name="T131"/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can veto beans with our @Ignore annotation.</text:p>
              <text:p/>
            </draw:text-box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arquillian.org/" xlink:type="simple">https://arquillian.org/</text:a></text:p>
              </text:list-item>
              <text:list-item>
                <text:p>JUnit runner for testing CDI application</text:p>
              </text:list-item>
              <text:list-item>
                <text:p>Works by creating custom CDI/Weld deploy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 example</text:p>
          </draw:text-box>
        </draw:frame>
        <draw:frame presentation:style-name="pr18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20">@RunWith</text:span><text:span text:style-name="T13">(</text:span><text:span text:style-name="T118">Arquillian</text:span><text:span text:style-name="T13">.</text:span><text:span text:style-name="T117">class</text:span><text:span text:style-name="T13">)</text:span></text:p>
            <text:p text:style-name="P8"><text:span text:style-name="T117">public</text:span><text:span text:style-name="T13"> </text:span><text:span text:style-name="T117">class</text:span><text:span text:style-name="T13"> </text:span><text:span text:style-name="T118">GreeterTest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20">@Deployment</text:span></text:p>
            <text:p text:style-name="P8"><text:span text:style-name="T13"><text:s text:c="4"/></text:span><text:span text:style-name="T117">public</text:span><text:span text:style-name="T13"> </text:span><text:span text:style-name="T117">static</text:span><text:span text:style-name="T13"> </text:span><text:span text:style-name="T121">JavaArchive</text:span><text:span text:style-name="T13"> </text:span><text:span text:style-name="T123">createDeployment</text:span><text:span text:style-name="T13">() {</text:span></text:p>
            <text:p text:style-name="P8"><text:span text:style-name="T13"><text:s text:c="8"/></text:span><text:span text:style-name="T117">return</text:span><text:span text:style-name="T13"> </text:span><text:span text:style-name="T118">ShrinkWrap</text:span></text:p>
            <text:p text:style-name="P8"><text:span text:style-name="T13"><text:s text:c="12"/></text:span><text:span text:style-name="T13">.</text:span><text:span text:style-name="T127">create</text:span><text:span text:style-name="T13">(</text:span><text:span text:style-name="T121">JavaArchive</text:span><text:span text:style-name="T13">.</text:span><text:span text:style-name="T117">class</text:span><text:span text:style-name="T13">)</text:span></text:p>
            <text:p text:style-name="P8"><text:span text:style-name="T13"><text:s text:c="12"/></text:span><text:span text:style-name="T13">.</text:span><text:span text:style-name="T127">addClasses</text:span><text:span text:style-name="T13">(</text:span><text:span text:style-name="T118">Greeter</text:span><text:span text:style-name="T13">.</text:span><text:span text:style-name="T117">class</text:span><text:span text:style-name="T13">, </text:span><text:span text:style-name="T118">PhraseBuilder</text:span><text:span text:style-name="T13">.</text:span><text:span text:style-name="T117">class</text:span><text:span text:style-name="T13">)</text:span></text:p>
            <text:p text:style-name="P8"><text:span text:style-name="T13"><text:s text:c="12"/></text:span><text:span text:style-name="T13">.</text:span><text:span text:style-name="T127">addAsManifestResource</text:span><text:span text:style-name="T13">(</text:span><text:span text:style-name="T243">EmptyAsset</text:span><text:span text:style-name="T13">.</text:span><text:span text:style-name="T140">INSTANCE</text:span><text:span text:style-name="T13">, </text:span><text:span text:style-name="T124">"beans.xml"</text:span><text:span text:style-name="T13">);</text:span></text:p>
            <text:p text:style-name="P8"><text:span text:style-name="T13"><text:s text:c="4"/></text:span><text:span text:style-name="T13">}</text:span></text:p>
            <text:p text:style-name="P8"><text:span text:style-name="T119"/></text:p>
            <text:p text:style-name="P8"><text:span text:style-name="T13"><text:s text:c="4"/></text:span><text:span text:style-name="T120">@Inject</text:span></text:p>
            <text:p text:style-name="P8"><text:span text:style-name="T13"><text:s text:c="4"/></text:span><text:span text:style-name="T118">Greeter</text:span><text:span text:style-name="T13"> </text:span><text:span text:style-name="T122">greeter</text:span><text:span text:style-name="T13">;</text:span></text:p>
            <text:p text:style-name="P8"><text:span text:style-name="T119"/></text:p>
            <text:p text:style-name="P8"><text:span text:style-name="T13"><text:s text:c="4"/></text:span><text:span text:style-name="T120">@Test</text:span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should_create_greeting</text:span><text:span text:style-name="T13">() {</text:span></text:p>
            <text:p text:style-name="P8"><text:span text:style-name="T13"><text:s text:c="8"/></text:span><text:span text:style-name="T127">assertEquals</text:span><text:span text:style-name="T13">(</text:span><text:span text:style-name="T124">"Hello, Earthling!"</text:span><text:span text:style-name="T13">, </text:span><text:span text:style-name="T122">greeter</text:span><text:span text:style-name="T13">.createGreeting(</text:span><text:span text:style-name="T124">"Earthling"</text:span><text:span text:style-name="T13">));</text:span></text:p>
            <text:p text:style-name="P8"><text:span text:style-name="T13"><text:s text:c="4"/></text:span><text:span text:style-name="T13">}</text:span></text:p>
            <text:p text:style-name="P8"><text:span text:style-name="T11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</text:p>
          </draw:text-box>
        </draw:frame>
        <draw:frame presentation:style-name="pr35" draw:text-style-name="P4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44"><text:a xlink:href="http://bryncooke.github.io/cdi-unit/" xlink:type="simple">http://bryncooke.github.io/cdi-unit/</text:a></text:span></text:p>
              </text:list-item>
              <text:list-item>
                <text:p><text:span text:style-name="T244">JUnit runner for testing CDI applications</text:span></text:p>
              </text:list-item>
              <text:list-item>
                <text:p><text:span text:style-name="T244">Works by creating custom CDI/Weld deploy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43" draw:text-style-name="P3" draw:layer="layout" svg:width="17.271cm" svg:height="11.806cm" svg:x="2.159cm" svg:y="13.271cm" presentation:class="notes" presentation:user-transformed="true">
            <draw:text-box>
              <text:p>CDI-Unit is an open source library.</text:p>
              <text:p>Based on JUnit 4, does not support JUnit 5 yet.</text:p>
              <text:p>Creates CDI deployments for every single test case.</text:p>
              <text:p>Injects CDI dependencies, runs decorators and interceptors, you just have to configure it properly.</text:p>
              <text:p>Uses the reference implementation JBoss Weld.</text:p>
              <text:p>At IBM we used CDI-Unit everywhere in our application for unit testing and integration testing.</text:p>
            </draw:text-box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 supports</text:p>
          </draw:text-box>
        </draw:frame>
        <draw:frame presentation:style-name="pr44" draw:layer="layout" svg:width="25.199cm" svg:height="12.247cm" svg:x="1.4cm" svg:y="4.914cm" presentation:class="outline" presentation:user-transformed="true">
          <draw:text-box>
            <text:list text:style-name="L3">
              <text:list-item>
                <text:p text:style-name="P17"><text:span text:style-name="T244">Mockito via @Mock, @Spy</text:span></text:p>
              </text:list-item>
              <text:list-item>
                <text:p text:style-name="P17"><text:span text:style-name="T244">Custom deployments via @AdditionalClasses, @AdditionalClassPaths, @AdditionalPackages, @IgnoredClasses</text:span></text:p>
              </text:list-item>
              <text:list-item>
                <text:p text:style-name="P17"><text:span text:style-name="T244">Scopes via @InRequestScope, @InSessionScope, @InConversationScope</text:span></text:p>
              </text:list-item>
              <text:list-item>
                <text:p text:style-name="P17"><text:span text:style-name="T244">Alternatives via @EnabledAlternatives, @ProducesAlternative</text:span></text:p>
              </text:list-item>
              <text:list-item>
                <text:p text:style-name="P17"><text:span text:style-name="T244">Java technologies via @SupportEjb, @SupportJaxRs, @SupportDeltaspike* annot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</text:p>
          </draw:text-box>
        </draw:frame>
        <draw:frame presentation:style-name="pr25" draw:text-style-name="P16" draw:layer="layout" svg:width="25.199cm" svg:height="14.111cm" svg:x="1.4cm" svg:y="4.783cm" presentation:class="outline" presentation:user-transformed="true">
          <draw:text-box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Instance</text:span><text:span text:style-name="T77">&lt;</text:span><text:span text:style-name="T78">String</text:span><text:span text:style-name="T77">&gt; </text:span><text:span text:style-name="T82">us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EmailService</text:span><text:span text:style-name="T77"> </text:span><text:span text:style-name="T82">email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82">email</text:span><text:span text:style-name="T77">.</text:span><text:span text:style-name="T166">send</text:span><text:span text:style-name="T77">(</text:span><text:span text:style-name="T82">user</text:span><text:span text:style-name="T77">.</text:span><text:span text:style-name="T166">get</text:span><text:span text:style-name="T77">() + </text:span><text:span text:style-name="T84">" said "</text:span><text:span text:style-name="T77"> + </text:span><text:span text:style-name="T82">hello</text:span><text:span text:style-name="T77">.</text:span><text:span text:style-name="T166">hello</text:span><text:span text:style-name="T77">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 have a very standard CDI bean GreeterClient.</text:p>
              <text:p>The greet method sends an email, with the username and the greeting. For example “Frigo said bonjour”, depending on the implementations.</text:p>
              <text:p/>
            </draw:text-box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Test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RunWith</text:span><text:span text:style-name="T77">(</text:span><text:span text:style-name="T78">CdiRunner</text:span><text:span text:style-name="T77">.</text:span><text:span text:style-name="T76">class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Tes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text:span text:style-name="T77"> </text:span><text:span text:style-name="T76">private</text:span><text:span text:style-name="T77"> </text:span><text:span text:style-name="T78">String</text:span><text:span text:style-name="T77"> </text:span><text:span text:style-name="T82">user</text:span><text:span text:style-name="T77"> = </text:span><text:span text:style-name="T84">"Frigo"</text:span><text:span text:style-name="T77">;</text:span></text:p>
            <text:p text:style-name="P8"><text:span text:style-name="T77"><text:s text:c="4"/></text:span><text:span text:style-name="T75">@Produces</text:span><text:span text:style-name="T77"> </text:span><text:span text:style-name="T75">@Mock</text:span><text:span text:style-name="T77"> 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><text:s text:c="4"/></text:span><text:span text:style-name="T75">@Produces</text:span><text:span text:style-name="T77"> </text:span><text:span text:style-name="T75">@Mock</text:span><text:span text:style-name="T77"> </text:span><text:span text:style-name="T76">private</text:span><text:span text:style-name="T77"> </text:span><text:span text:style-name="T81">EmailService</text:span><text:span text:style-name="T77"> </text:span><text:span text:style-name="T82">email</text:span><text:span text:style-name="T77">;</text:span></text:p>
            <text:p text:style-name="P8"><text:span text:style-name="T77"><text:s text:c="4"/></text:span><text:span text:style-name="T75">@Inject</text:span><text:span text:style-name="T77"> </text:span><text:span text:style-name="T76">private</text:span><text:span text:style-name="T77"> </text:span><text:span text:style-name="T78">GreeterClient</text:span><text:span text:style-name="T77"> </text:span><text:span text:style-name="T82">greet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Test</text:span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_test</text:span><text:span text:style-name="T77"> () {</text:span></text:p>
            <text:p text:style-name="P8"><text:span text:style-name="T77"><text:s text:c="8"/></text:span><text:span text:style-name="T78">Mockito</text:span><text:span text:style-name="T77">.</text:span><text:span text:style-name="T166">doReturn</text:span><text:span text:style-name="T77">(</text:span><text:span text:style-name="T84">"Bonjour"</text:span><text:span text:style-name="T77">).</text:span><text:span text:style-name="T166">when</text:span><text:span text:style-name="T77">(</text:span><text:span text:style-name="T82">hello</text:span><text:span text:style-name="T77">).</text:span><text:span text:style-name="T166">hello</text:span><text:span text:style-name="T77">();</text:span></text:p>
            <text:p text:style-name="P8"><text:span text:style-name="T77"><text:s text:c="8"/></text:span><text:span text:style-name="T82">greeter</text:span><text:span text:style-name="T77">.greet();</text:span></text:p>
            <text:p text:style-name="P8"><text:span text:style-name="T77"><text:s text:c="8"/></text:span><text:span text:style-name="T78">Mockito</text:span><text:span text:style-name="T77">.</text:span><text:span text:style-name="T166">verify</text:span><text:span text:style-name="T77">(</text:span><text:span text:style-name="T82">email</text:span><text:span text:style-name="T77">).</text:span><text:span text:style-name="T166">send</text:span><text:span text:style-name="T77">(</text:span><text:span text:style-name="T84">"Frigo said Bonjour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We have a test class for GreeterClient.</text:p>
              <text:p>We tell JUnit to use CDI-Unit for running this test class.</text:p>
              <text:p>We declare some dependencies with producer fields.</text:p>
              <text:p>User is a string and the services are Mockito mocks.</text:p>
              <text:p>GreeterClient is the real implementation under test.</text:p>
              <text:p>In the test we mock HelloService to return “Bonjour”.</text:p>
              <text:p>We invoke the greet method of the GreeterClient.</text:p>
              <text:p>We verify the email was sent with “Frigo said Bonjour”.</text:p>
              <text:p/>
            </draw:text-box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aster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i-Cell-Mobilsoft-Open-Source/roaster" xlink:type="simple">https://github.com/i-Cell-Mobilsoft-Open-Source/roaster</text:a></text:p>
              </text:list-item>
              <text:list-item>
                <text:p>I-Cell Mobilsoft open source product</text:p>
              </text:list-item>
              <text:list-item>
                <text:p>Works by creating custom CDI/Weld deployments</text:p>
              </text:list-item>
              <text:list-item>
                <text:p text:style-name="P17">Based on JUnit5 @EnableWeld annotation</text:p>
              </text:list-item>
              <text:list-item>
                <text:p>Base classes for unit and integration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WeldUnitType</text:p>
          </draw:text-box>
        </draw:frame>
        <draw:frame presentation:style-name="pr45" draw:text-style-name="P41" draw:layer="layout" svg:width="25.199cm" svg:height="12.268cm" svg:x="1.4cm" svg:y="6.205cm" presentation:class="outline" presentation:user-transformed="true">
          <draw:text-box>
            <text:p text:style-name="P8"><text:span text:style-name="T193">@EnableWeld</text:span></text:p>
            <text:p text:style-name="P8"><text:span text:style-name="T186">public</text:span><text:span text:style-name="T187"> </text:span><text:span text:style-name="T186">abstract</text:span><text:span text:style-name="T187"> </text:span><text:span text:style-name="T186">class</text:span><text:span text:style-name="T187"> </text:span><text:span text:style-name="T192">BaseWeldUnitType</text:span><text:span text:style-name="T187"> {</text:span></text:p>
            <text:p text:style-name="P8"><text:span text:style-name="T190"/></text:p>
            <text:p text:style-name="P8"><text:span text:style-name="T187"><text:s text:c="4"/></text:span><text:span text:style-name="T193">@WeldSetup</text:span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245">weldInitiator</text:span><text:span text:style-name="T187"> = initWeld();</text:span></text:p>
            <text:p text:style-name="P8"><text:span text:style-name="T190"/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191">initWeld</text:span><text:span text:style-name="T187">() {</text:span></text:p>
            <text:p text:style-name="P8"><text:span text:style-name="T187"><text:s text:c="8"/></text:span><text:span text:style-name="T193">@SuppressWarnings</text:span><text:span text:style-name="T187">(</text:span><text:span text:style-name="T246">"unchecked"</text:span><text:span text:style-name="T187">)</text:span></text:p>
            <text:p text:style-name="P8"><text:span text:style-name="T187"><text:s text:c="8"/></text:span><text:span text:style-name="T188">Weld</text:span><text:span text:style-name="T187"> </text:span><text:span text:style-name="T196">weld</text:span><text:span text:style-name="T187"> = </text:span><text:span text:style-name="T188">WeldInitiator</text:span><text:span text:style-name="T187">.</text:span><text:span text:style-name="T247">createWeld</text:span><text:span text:style-name="T187">()</text:span><text:span text:style-name="T194">//</text:span></text:p>
            <text:p text:style-name="P8"><text:span text:style-name="T187"><text:s text:c="16"/></text:span><text:span text:style-name="T187">.enableDiscovery() </text:span><text:span text:style-name="T194">//</text:span></text:p>
            <text:p text:style-name="P8"><text:span text:style-name="T187"><text:s text:c="8"/></text:span><text:span text:style-name="T187">;</text:span></text:p>
            <text:p text:style-name="P8"><text:span text:style-name="T187"><text:s text:c="8"/></text:span><text:span text:style-name="T248">configureWeld</text:span><text:span text:style-name="T187">(</text:span><text:span text:style-name="T197">weld</text:span><text:span text:style-name="T187">);</text:span></text:p>
            <text:p text:style-name="P8"><text:span text:style-name="T190"/></text:p>
            <text:p text:style-name="P8"><text:span text:style-name="T187"><text:s text:c="8"/>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 = </text:span><text:span text:style-name="T188">WeldInitiator</text:span><text:span text:style-name="T187">.</text:span><text:span text:style-name="T247">from</text:span><text:span text:style-name="T187">(</text:span><text:span text:style-name="T197">weld</text:span><text:span text:style-name="T187">);</text:span></text:p>
            <text:p text:style-name="P8"><text:span text:style-name="T187"><text:s text:c="8"/></text:span><text:span text:style-name="T197">weldInitiatorBuilder</text:span><text:span text:style-name="T187">.activate(</text:span><text:span text:style-name="T193">RequestScoped</text:span><text:span text:style-name="T187">.</text:span><text:span text:style-name="T186">class</text:span><text:span text:style-name="T187">);</text:span></text:p>
            <text:p text:style-name="P8"><text:span text:style-name="T187"><text:s text:c="8"/></text:span><text:span text:style-name="T187">configureWeldInitiatorBuilder(</text:span><text:span text:style-name="T197">weldInitiatorBuilder</text:span><text:span text:style-name="T187">);</text:span></text:p>
            <text:p text:style-name="P8"><text:span text:style-name="T187"><text:s text:c="8"/></text:span><text:span text:style-name="T186">return</text:span><text:span text:style-name="T187"> </text:span><text:span text:style-name="T197">weldInitiatorBuilder</text:span><text:span text:style-name="T187">.build();</text:span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93">@Deprecated</text:span><text:span text:style-name="T187">(since = </text:span><text:span text:style-name="T246">"0.2.0"</text:span><text:span text:style-name="T187">, forRemoval = </text:span><text:span text:style-name="T186">true</text:span><text:span text:style-name="T187">)</text:span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248">configureWeld</text:span><text:span text:style-name="T187">(</text:span><text:span text:style-name="T188">Weld</text:span><text:span text:style-name="T187"> </text:span><text:span text:style-name="T196">weld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191">configureWeldInitiatorBuilder</text:span><text:span text:style-name="T187">(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ConfigurableWeldIt</text:p>
          </draw:text-box>
        </draw:frame>
        <draw:frame presentation:style-name="pr46" draw:text-style-name="P25" draw:layer="layout" svg:width="25.199cm" svg:height="12.691cm" svg:x="1.4cm" svg:y="6.241cm" presentation:class="outline" presentation:user-transformed="true">
          <draw:text-box>
            <text:p text:style-name="P8"><text:span text:style-name="T193">@EnableWeld</text:span></text:p>
            <text:p text:style-name="P8"><text:span text:style-name="T186">public</text:span><text:span text:style-name="T187"> </text:span><text:span text:style-name="T186">abstract</text:span><text:span text:style-name="T187"> </text:span><text:span text:style-name="T186">class</text:span><text:span text:style-name="T187"> </text:span><text:span text:style-name="T192">BaseConfigurableWeldIT</text:span><text:span text:style-name="T187"> {</text:span></text:p>
            <text:p text:style-name="P8"><text:span text:style-name="T190"/></text:p>
            <text:p text:style-name="P8"><text:span text:style-name="T187"><text:s text:c="4"/></text:span><text:span text:style-name="T193">@WeldSetup</text:span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245">weldInitiator</text:span><text:span text:style-name="T187"> = initWeld();</text:span></text:p>
            <text:p text:style-name="P8"><text:span text:style-name="T190"/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191">initWeld</text:span><text:span text:style-name="T187">() {</text:span></text:p>
            <text:p text:style-name="P8"><text:span text:style-name="T187"><text:s text:c="8"/></text:span><text:span text:style-name="T193">@SuppressWarnings</text:span><text:span text:style-name="T187">(</text:span><text:span text:style-name="T246">"unchecked"</text:span><text:span text:style-name="T187">)</text:span></text:p>
            <text:p text:style-name="P8"><text:span text:style-name="T187"><text:s text:c="8"/></text:span><text:span text:style-name="T188">Weld</text:span><text:span text:style-name="T187"> </text:span><text:span text:style-name="T196">weld</text:span><text:span text:style-name="T187"> = </text:span><text:span text:style-name="T188">WeldInitiator</text:span><text:span text:style-name="T187">.</text:span><text:span text:style-name="T247">createWeld</text:span><text:span text:style-name="T187">()</text:span><text:span text:style-name="T194">//</text:span></text:p>
            <text:p text:style-name="P8"><text:span text:style-name="T187"><text:s text:c="16"/></text:span><text:span text:style-name="T187">.enableDiscovery() </text:span><text:span text:style-name="T194">//</text:span></text:p>
            <text:p text:style-name="P8"><text:span text:style-name="T187"><text:s text:c="16"/></text:span><text:span text:style-name="T187">.addExtensions(</text:span><text:span text:style-name="T188">ConfigExtension</text:span><text:span text:style-name="T187">.</text:span><text:span text:style-name="T186">class</text:span><text:span text:style-name="T187">);</text:span></text:p>
            <text:p text:style-name="P8"><text:span text:style-name="T187"><text:s text:c="8"/></text:span><text:span text:style-name="T187">;</text:span></text:p>
            <text:p text:style-name="P8"><text:span text:style-name="T187"><text:s text:c="8"/></text:span><text:span text:style-name="T248">configureWeld</text:span><text:span text:style-name="T187">(</text:span><text:span text:style-name="T197">weld</text:span><text:span text:style-name="T187">);</text:span></text:p>
            <text:p text:style-name="P8"><text:span text:style-name="T190"/></text:p>
            <text:p text:style-name="P8"><text:span text:style-name="T187"><text:s text:c="8"/>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 = </text:span><text:span text:style-name="T188">WeldInitiator</text:span><text:span text:style-name="T187">.</text:span><text:span text:style-name="T247">from</text:span><text:span text:style-name="T187">(</text:span><text:span text:style-name="T197">weld</text:span><text:span text:style-name="T187">);</text:span></text:p>
            <text:p text:style-name="P8"><text:span text:style-name="T187"><text:s text:c="8"/></text:span><text:span text:style-name="T197">weldInitiatorBuilder</text:span><text:span text:style-name="T187">.activate(</text:span><text:span text:style-name="T193">RequestScoped</text:span><text:span text:style-name="T187">.</text:span><text:span text:style-name="T186">class</text:span><text:span text:style-name="T187">);</text:span></text:p>
            <text:p text:style-name="P8"><text:span text:style-name="T187"><text:s text:c="8"/></text:span><text:span text:style-name="T187">configureWeldInitiatorBuilder(</text:span><text:span text:style-name="T197">weldInitiatorBuilder</text:span><text:span text:style-name="T187">);</text:span></text:p>
            <text:p text:style-name="P8"><text:span text:style-name="T187"><text:s text:c="8"/></text:span><text:span text:style-name="T186">return</text:span><text:span text:style-name="T187"> </text:span><text:span text:style-name="T197">weldInitiatorBuilder</text:span><text:span text:style-name="T187">.build();</text:span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93">@Deprecated</text:span><text:span text:style-name="T187">(since = </text:span><text:span text:style-name="T246">"0.2.0"</text:span><text:span text:style-name="T187">, forRemoval = </text:span><text:span text:style-name="T186">true</text:span><text:span text:style-name="T187">)</text:span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248">configureWeld</text:span><text:span text:style-name="T187">(</text:span><text:span text:style-name="T188">Weld</text:span><text:span text:style-name="T187"> </text:span><text:span text:style-name="T196">weld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191">configureWeldInitiatorBuilder</text:span><text:span text:style-name="T187">(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text-style-name="P4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49"><text:a xlink:href="https://github.com/cdi-spec" xlink:type="simple">https://github.com/cdi-spec</text:a></text:span></text:p>
              </text:list-item>
              <text:list-item>
                <text:p><text:span text:style-name="T249"><text:a xlink:href="https://github.com/weld" xlink:type="simple">https://github.com/weld</text:a></text:span></text:p>
              </text:list-item>
              <text:list-item>
                <text:p><text:span text:style-name="T249"><text:a xlink:href="https://www.baeldung.com/java-ee-cdi" xlink:type="simple">https://www.baeldung.com/java-ee-cdi</text:a></text:span></text:p>
              </text:list-item>
              <text:list-item>
                <text:p><text:span text:style-name="T249"><text:a xlink:href="https://www.javacodegeeks.com/cdi-tutorials" xlink:type="simple">https://www.javacodegeeks.com/cdi-tutorials</text:a></text:span></text:p>
              </text:list-item>
              <text:list-item>
                <text:p><text:span text:style-name="T249"><text:a xlink:href="https://dzone.com/refcardz/contexts-and-depencency" xlink:type="simple">https://dzone.com/refcardz/contexts-and-depencency</text:a></text:span></text:p>
              </text:list-item>
              <text:list-item>
                <text:p><text:span text:style-name="T249"><text:a xlink:href="http://next-presso.com/" xlink:type="simple">http://next-presso.com/</text:a></text:span></text:p>
              </text:list-item>
              <text:list-item>
                <text:p><text:span text:style-name="T249"><text:a xlink:href="https://javaee.github.io/tutorial/cdi-basic.html" xlink:type="simple">https://javaee.github.io/tutorial/cdi-basic.html</text:a></text:span></text:p>
              </text:list-item>
              <text:list-item>
                <text:p><text:span text:style-name="T249">StackOverflow, Google, practice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 want more resources on CDI, I highly recommend the CDI specification, it is always updated, at the moment 4.0 is the newest.</text:p>
              <text:p>You can also check the reference implementation which is on github.</text:p>
              <text:p>Baeldung has a good tutorial on CDI.</text:p>
              <text:p>Java Code Geeks as well.</text:p>
              <text:p>DZone has a reference card on CDI.</text:p>
              <text:p>And there is this next-presso website that I have found.</text:p>
              <text:p>And I have also found a random CDI tutorial on github.</text:p>
              <text:p>And as usual StackOverflow, Google, and lots and lots of practice are your friends.</text:p>
            </draw:text-box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ank you!</text:p>
          </draw:text-box>
        </draw:frame>
        <draw:frame presentation:style-name="pr3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That is the end of my presentation, thank you very much for your attention and patience.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08T21:31:12.54</meta:creation-date>
    <meta:editing-duration>P2DT20H37M28S</meta:editing-duration>
    <meta:editing-cycles>812</meta:editing-cycles>
    <meta:generator>LibreOffice/7.5.2.2$Windows_X86_64 LibreOffice_project/53bb9681a964705cf672590721dbc85eb4d0c3a2</meta:generator>
    <dc:date>2023-04-03T21:44:18.421000000</dc:date>
    <meta:document-statistic meta:object-count="557"/>
  </office:meta>
</office:document-meta>
</file>